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346in"/>
    </style:style>
    <style:style style:name="co2" style:family="table-column">
      <style:table-column-properties fo:break-before="auto" style:column-width="1.4984in"/>
    </style:style>
    <style:style style:name="co3" style:family="table-column">
      <style:table-column-properties fo:break-before="auto" style:column-width="1.7827in"/>
    </style:style>
    <style:style style:name="co4" style:family="table-column">
      <style:table-column-properties fo:break-before="auto" style:column-width="2.3071in"/>
    </style:style>
    <style:style style:name="co5" style:family="table-column">
      <style:table-column-properties fo:break-before="auto" style:column-width="2.6236in"/>
    </style:style>
    <style:style style:name="co6" style:family="table-column">
      <style:table-column-properties fo:break-before="auto" style:column-width="1.1709in"/>
    </style:style>
    <style:style style:name="co7" style:family="table-column">
      <style:table-column-properties fo:break-before="auto" style:column-width="0.8972in"/>
    </style:style>
    <style:style style:name="co8" style:family="table-column">
      <style:table-column-properties fo:break-before="auto" style:column-width="0.7335in"/>
    </style:style>
    <style:style style:name="co9" style:family="table-column">
      <style:table-column-properties fo:break-before="auto" style:column-width="1.0283in"/>
    </style:style>
    <style:style style:name="co10" style:family="table-column">
      <style:table-column-properties fo:break-before="auto" style:column-width="1.5638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Datasheets</text:p>
          </table:table-cell>
          <table:table-cell office:value-type="string">
            <text:p>Digi-Key Part Number</text:p>
          </table:table-cell>
          <table:table-cell/>
          <table:table-cell office:value-type="string">
            <text:p>Manufacturer</text:p>
          </table:table-cell>
          <table:table-cell office:value-type="string">
            <text:p>Description</text:p>
          </table:table-cell>
          <table:table-cell office:value-type="string">
            <text:p>Unit Price (USD)</text:p>
          </table:table-cell>
          <table:table-cell office:value-type="string">
            <text:p>Resistance</text:p>
          </table:table-cell>
          <table:table-cell office:value-type="string">
            <text:p>Tolerance</text:p>
          </table:table-cell>
          <table:table-cell office:value-type="string">
            <text:p>Power (Watts)</text:p>
          </table:table-cell>
          <table:table-cell office:value-type="string">
            <text:p>Operating Temperature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0.0LTR-ND</text:p>
          </table:table-cell>
          <table:table-cell office:value-type="string">
            <text:p>ERJ-2RKF10R0X</text:p>
          </table:table-cell>
          <table:table-cell office:value-type="string">
            <text:p>Panasonic Electronic Components</text:p>
          </table:table-cell>
          <table:table-cell office:value-type="string">
            <text:p>RES SMD 10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0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0.2LTR-ND</text:p>
          </table:table-cell>
          <table:table-cell office:value-type="string">
            <text:p>ERJ-2RKF10R2X</text:p>
          </table:table-cell>
          <table:table-cell office:value-type="string">
            <text:p>Panasonic Electronic Components</text:p>
          </table:table-cell>
          <table:table-cell office:value-type="string">
            <text:p>RES SMD 10.2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0.2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0.5LTR-ND</text:p>
          </table:table-cell>
          <table:table-cell office:value-type="string">
            <text:p>ERJ-2RKF10R5X</text:p>
          </table:table-cell>
          <table:table-cell office:value-type="string">
            <text:p>Panasonic Electronic Components</text:p>
          </table:table-cell>
          <table:table-cell office:value-type="string">
            <text:p>RES SMD 10.5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0.5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0.7LTR-ND</text:p>
          </table:table-cell>
          <table:table-cell office:value-type="string">
            <text:p>ERJ-2RKF10R7X</text:p>
          </table:table-cell>
          <table:table-cell office:value-type="string">
            <text:p>Panasonic Electronic Components</text:p>
          </table:table-cell>
          <table:table-cell office:value-type="string">
            <text:p>RES SMD 10.7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0.7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1.0LTR-ND</text:p>
          </table:table-cell>
          <table:table-cell office:value-type="string">
            <text:p>ERJ-2RKF11R0X</text:p>
          </table:table-cell>
          <table:table-cell office:value-type="string">
            <text:p>Panasonic Electronic Components</text:p>
          </table:table-cell>
          <table:table-cell office:value-type="string">
            <text:p>RES SMD 11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1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1.3LTR-ND</text:p>
          </table:table-cell>
          <table:table-cell office:value-type="string">
            <text:p>ERJ-2RKF11R3X</text:p>
          </table:table-cell>
          <table:table-cell office:value-type="string">
            <text:p>Panasonic Electronic Components</text:p>
          </table:table-cell>
          <table:table-cell office:value-type="string">
            <text:p>RES SMD 11.3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1.3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1.5LTR-ND</text:p>
          </table:table-cell>
          <table:table-cell office:value-type="string">
            <text:p>ERJ-2RKF11R5X</text:p>
          </table:table-cell>
          <table:table-cell office:value-type="string">
            <text:p>Panasonic Electronic Components</text:p>
          </table:table-cell>
          <table:table-cell office:value-type="string">
            <text:p>RES SMD 11.5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1.5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1.8LTR-ND</text:p>
          </table:table-cell>
          <table:table-cell office:value-type="string">
            <text:p>ERJ-2RKF11R8X</text:p>
          </table:table-cell>
          <table:table-cell office:value-type="string">
            <text:p>Panasonic Electronic Components</text:p>
          </table:table-cell>
          <table:table-cell office:value-type="string">
            <text:p>RES SMD 11.8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1.8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2.0LTR-ND</text:p>
          </table:table-cell>
          <table:table-cell office:value-type="string">
            <text:p>ERJ-2RKF12R0X</text:p>
          </table:table-cell>
          <table:table-cell office:value-type="string">
            <text:p>Panasonic Electronic Components</text:p>
          </table:table-cell>
          <table:table-cell office:value-type="string">
            <text:p>RES SMD 12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2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2.1LTR-ND</text:p>
          </table:table-cell>
          <table:table-cell office:value-type="string">
            <text:p>ERJ-2RKF12R1X</text:p>
          </table:table-cell>
          <table:table-cell office:value-type="string">
            <text:p>Panasonic Electronic Components</text:p>
          </table:table-cell>
          <table:table-cell office:value-type="string">
            <text:p>RES SMD 12.1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2.1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2.4LTR-ND</text:p>
          </table:table-cell>
          <table:table-cell office:value-type="string">
            <text:p>ERJ-2RKF12R4X</text:p>
          </table:table-cell>
          <table:table-cell office:value-type="string">
            <text:p>Panasonic Electronic Components</text:p>
          </table:table-cell>
          <table:table-cell office:value-type="string">
            <text:p>RES SMD 12.4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2.4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2.7LTR-ND</text:p>
          </table:table-cell>
          <table:table-cell office:value-type="string">
            <text:p>ERJ-2RKF12R7X</text:p>
          </table:table-cell>
          <table:table-cell office:value-type="string">
            <text:p>Panasonic Electronic Components</text:p>
          </table:table-cell>
          <table:table-cell office:value-type="string">
            <text:p>RES SMD 12.7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2.7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3.0LTR-ND</text:p>
          </table:table-cell>
          <table:table-cell office:value-type="string">
            <text:p>ERJ-2RKF13R0X</text:p>
          </table:table-cell>
          <table:table-cell office:value-type="string">
            <text:p>Panasonic Electronic Components</text:p>
          </table:table-cell>
          <table:table-cell office:value-type="string">
            <text:p>RES SMD 13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3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3.3LTR-ND</text:p>
          </table:table-cell>
          <table:table-cell office:value-type="string">
            <text:p>ERJ-2RKF13R3X</text:p>
          </table:table-cell>
          <table:table-cell office:value-type="string">
            <text:p>Panasonic Electronic Components</text:p>
          </table:table-cell>
          <table:table-cell office:value-type="string">
            <text:p>RES SMD 13.3 OHM 1% 1/10W 0402</text:p>
          </table:table-cell>
          <table:table-cell office:value-type="float" office:value="0.00336">
            <text:p>0.00336</text:p>
          </table:table-cell>
          <table:table-cell office:value-type="string">
            <text:p>13.3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3.7LTR-ND</text:p>
          </table:table-cell>
          <table:table-cell office:value-type="string">
            <text:p>ERJ-2RKF13R7X</text:p>
          </table:table-cell>
          <table:table-cell office:value-type="string">
            <text:p>Panasonic Electronic Components</text:p>
          </table:table-cell>
          <table:table-cell office:value-type="string">
            <text:p>RES SMD 13.7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3.7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4.0LTR-ND</text:p>
          </table:table-cell>
          <table:table-cell office:value-type="string">
            <text:p>ERJ-2RKF14R0X</text:p>
          </table:table-cell>
          <table:table-cell office:value-type="string">
            <text:p>Panasonic Electronic Components</text:p>
          </table:table-cell>
          <table:table-cell office:value-type="string">
            <text:p>RES SMD 14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4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4.3LTR-ND</text:p>
          </table:table-cell>
          <table:table-cell office:value-type="string">
            <text:p>ERJ-2RKF14R3X</text:p>
          </table:table-cell>
          <table:table-cell office:value-type="string">
            <text:p>Panasonic Electronic Components</text:p>
          </table:table-cell>
          <table:table-cell office:value-type="string">
            <text:p>RES SMD 14.3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4.3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4.7LTR-ND</text:p>
          </table:table-cell>
          <table:table-cell office:value-type="string">
            <text:p>ERJ-2RKF14R7X</text:p>
          </table:table-cell>
          <table:table-cell office:value-type="string">
            <text:p>Panasonic Electronic Components</text:p>
          </table:table-cell>
          <table:table-cell office:value-type="string">
            <text:p>RES SMD 14.7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4.7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5.0LTR-ND</text:p>
          </table:table-cell>
          <table:table-cell office:value-type="string">
            <text:p>ERJ-2RKF15R0X</text:p>
          </table:table-cell>
          <table:table-cell office:value-type="string">
            <text:p>Panasonic Electronic Components</text:p>
          </table:table-cell>
          <table:table-cell office:value-type="string">
            <text:p>RES SMD 15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5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5.4LTR-ND</text:p>
          </table:table-cell>
          <table:table-cell office:value-type="string">
            <text:p>ERJ-2RKF15R4X</text:p>
          </table:table-cell>
          <table:table-cell office:value-type="string">
            <text:p>Panasonic Electronic Components</text:p>
          </table:table-cell>
          <table:table-cell office:value-type="string">
            <text:p>RES SMD 15.4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5.4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5.8LTR-ND</text:p>
          </table:table-cell>
          <table:table-cell office:value-type="string">
            <text:p>ERJ-2RKF15R8X</text:p>
          </table:table-cell>
          <table:table-cell office:value-type="string">
            <text:p>Panasonic Electronic Components</text:p>
          </table:table-cell>
          <table:table-cell office:value-type="string">
            <text:p>RES SMD 15.8 OHM 1% 1/10W 0402</text:p>
          </table:table-cell>
          <table:table-cell office:value-type="float" office:value="0.00338">
            <text:p>0.00338</text:p>
          </table:table-cell>
          <table:table-cell office:value-type="string">
            <text:p>15.8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6.0LTR-ND</text:p>
          </table:table-cell>
          <table:table-cell office:value-type="string">
            <text:p>ERJ-2RKF16R0X</text:p>
          </table:table-cell>
          <table:table-cell office:value-type="string">
            <text:p>Panasonic Electronic Components</text:p>
          </table:table-cell>
          <table:table-cell office:value-type="string">
            <text:p>RES SMD 16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6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6.2LTR-ND</text:p>
          </table:table-cell>
          <table:table-cell office:value-type="string">
            <text:p>ERJ-2RKF16R2X</text:p>
          </table:table-cell>
          <table:table-cell office:value-type="string">
            <text:p>Panasonic Electronic Components</text:p>
          </table:table-cell>
          <table:table-cell office:value-type="string">
            <text:p>RES SMD 16.2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6.2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6.5LTR-ND</text:p>
          </table:table-cell>
          <table:table-cell office:value-type="string">
            <text:p>ERJ-2RKF16R5X</text:p>
          </table:table-cell>
          <table:table-cell office:value-type="string">
            <text:p>Panasonic Electronic Components</text:p>
          </table:table-cell>
          <table:table-cell office:value-type="string">
            <text:p>RES SMD 16.5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6.5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6.9LTR-ND</text:p>
          </table:table-cell>
          <table:table-cell office:value-type="string">
            <text:p>ERJ-2RKF16R9X</text:p>
          </table:table-cell>
          <table:table-cell office:value-type="string">
            <text:p>Panasonic Electronic Components</text:p>
          </table:table-cell>
          <table:table-cell office:value-type="string">
            <text:p>RES SMD 16.9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6.9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7.4LTR-ND</text:p>
          </table:table-cell>
          <table:table-cell office:value-type="string">
            <text:p>ERJ-2RKF17R4X</text:p>
          </table:table-cell>
          <table:table-cell office:value-type="string">
            <text:p>Panasonic Electronic Components</text:p>
          </table:table-cell>
          <table:table-cell office:value-type="string">
            <text:p>RES SMD 17.4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7.4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7.8LTR-ND</text:p>
          </table:table-cell>
          <table:table-cell office:value-type="string">
            <text:p>ERJ-2RKF17R8X</text:p>
          </table:table-cell>
          <table:table-cell office:value-type="string">
            <text:p>Panasonic Electronic Components</text:p>
          </table:table-cell>
          <table:table-cell office:value-type="string">
            <text:p>RES SMD 17.8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7.8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8.0LTR-ND</text:p>
          </table:table-cell>
          <table:table-cell office:value-type="string">
            <text:p>ERJ-2RKF18R0X</text:p>
          </table:table-cell>
          <table:table-cell office:value-type="string">
            <text:p>Panasonic Electronic Components</text:p>
          </table:table-cell>
          <table:table-cell office:value-type="string">
            <text:p>RES SMD 18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8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8.2LTR-ND</text:p>
          </table:table-cell>
          <table:table-cell office:value-type="string">
            <text:p>ERJ-2RKF18R2X</text:p>
          </table:table-cell>
          <table:table-cell office:value-type="string">
            <text:p>Panasonic Electronic Components</text:p>
          </table:table-cell>
          <table:table-cell office:value-type="string">
            <text:p>RES SMD 18.2 OHM 1% 1/10W 0402</text:p>
          </table:table-cell>
          <table:table-cell office:value-type="float" office:value="0.00336">
            <text:p>0.00336</text:p>
          </table:table-cell>
          <table:table-cell office:value-type="string">
            <text:p>18.2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8.7LTR-ND</text:p>
          </table:table-cell>
          <table:table-cell office:value-type="string">
            <text:p>ERJ-2RKF18R7X</text:p>
          </table:table-cell>
          <table:table-cell office:value-type="string">
            <text:p>Panasonic Electronic Components</text:p>
          </table:table-cell>
          <table:table-cell office:value-type="string">
            <text:p>RES SMD 18.7 OHM 1% 1/10W 0402</text:p>
          </table:table-cell>
          <table:table-cell office:value-type="float" office:value="0.00336">
            <text:p>0.00336</text:p>
          </table:table-cell>
          <table:table-cell office:value-type="string">
            <text:p>18.7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9.1LTR-ND</text:p>
          </table:table-cell>
          <table:table-cell office:value-type="string">
            <text:p>ERJ-2RKF19R1X</text:p>
          </table:table-cell>
          <table:table-cell office:value-type="string">
            <text:p>Panasonic Electronic Components</text:p>
          </table:table-cell>
          <table:table-cell office:value-type="string">
            <text:p>RES SMD 19.1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9.1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9.6LTR-ND</text:p>
          </table:table-cell>
          <table:table-cell office:value-type="string">
            <text:p>ERJ-2RKF19R6X</text:p>
          </table:table-cell>
          <table:table-cell office:value-type="string">
            <text:p>Panasonic Electronic Components</text:p>
          </table:table-cell>
          <table:table-cell office:value-type="string">
            <text:p>RES SMD 19.6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9.6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0.0LTR-ND</text:p>
          </table:table-cell>
          <table:table-cell office:value-type="string">
            <text:p>ERJ-2RKF20R0X</text:p>
          </table:table-cell>
          <table:table-cell office:value-type="string">
            <text:p>Panasonic Electronic Components</text:p>
          </table:table-cell>
          <table:table-cell office:value-type="string">
            <text:p>RES SMD 20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0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0.5LTR-ND</text:p>
          </table:table-cell>
          <table:table-cell office:value-type="string">
            <text:p>ERJ-2RKF20R5X</text:p>
          </table:table-cell>
          <table:table-cell office:value-type="string">
            <text:p>Panasonic Electronic Components</text:p>
          </table:table-cell>
          <table:table-cell office:value-type="string">
            <text:p>RES SMD 20.5 OHM 1% 1/10W 0402</text:p>
          </table:table-cell>
          <table:table-cell office:value-type="float" office:value="0.00265">
            <text:p>0.00265</text:p>
          </table:table-cell>
          <table:table-cell office:value-type="string">
            <text:p>20.5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1.0LTR-ND</text:p>
          </table:table-cell>
          <table:table-cell office:value-type="string">
            <text:p>ERJ-2RKF21R0X</text:p>
          </table:table-cell>
          <table:table-cell office:value-type="string">
            <text:p>Panasonic Electronic Components</text:p>
          </table:table-cell>
          <table:table-cell office:value-type="string">
            <text:p>RES SMD 21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1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1.5LTR-ND</text:p>
          </table:table-cell>
          <table:table-cell office:value-type="string">
            <text:p>ERJ-2RKF21R5X</text:p>
          </table:table-cell>
          <table:table-cell office:value-type="string">
            <text:p>Panasonic Electronic Components</text:p>
          </table:table-cell>
          <table:table-cell office:value-type="string">
            <text:p>RES SMD 21.5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1.5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2.0LTR-ND</text:p>
          </table:table-cell>
          <table:table-cell office:value-type="string">
            <text:p>ERJ-2RKF22R0X</text:p>
          </table:table-cell>
          <table:table-cell office:value-type="string">
            <text:p>Panasonic Electronic Components</text:p>
          </table:table-cell>
          <table:table-cell office:value-type="string">
            <text:p>RES SMD 22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2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2.1LTR-ND</text:p>
          </table:table-cell>
          <table:table-cell office:value-type="string">
            <text:p>ERJ-2RKF22R1X</text:p>
          </table:table-cell>
          <table:table-cell office:value-type="string">
            <text:p>Panasonic Electronic Components</text:p>
          </table:table-cell>
          <table:table-cell office:value-type="string">
            <text:p>RES SMD 22.1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2.1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2.6LTR-ND</text:p>
          </table:table-cell>
          <table:table-cell office:value-type="string">
            <text:p>ERJ-2RKF22R6X</text:p>
          </table:table-cell>
          <table:table-cell office:value-type="string">
            <text:p>Panasonic Electronic Components</text:p>
          </table:table-cell>
          <table:table-cell office:value-type="string">
            <text:p>RES SMD 22.6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2.6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3.2LTR-ND</text:p>
          </table:table-cell>
          <table:table-cell office:value-type="string">
            <text:p>ERJ-2RKF23R2X</text:p>
          </table:table-cell>
          <table:table-cell office:value-type="string">
            <text:p>Panasonic Electronic Components</text:p>
          </table:table-cell>
          <table:table-cell office:value-type="string">
            <text:p>RES SMD 23.2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3.2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3.7LTR-ND</text:p>
          </table:table-cell>
          <table:table-cell office:value-type="string">
            <text:p>ERJ-2RKF23R7X</text:p>
          </table:table-cell>
          <table:table-cell office:value-type="string">
            <text:p>Panasonic Electronic Components</text:p>
          </table:table-cell>
          <table:table-cell office:value-type="string">
            <text:p>RES SMD 23.7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3.7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4.0LTR-ND</text:p>
          </table:table-cell>
          <table:table-cell office:value-type="string">
            <text:p>ERJ-2RKF24R0X</text:p>
          </table:table-cell>
          <table:table-cell office:value-type="string">
            <text:p>Panasonic Electronic Components</text:p>
          </table:table-cell>
          <table:table-cell office:value-type="string">
            <text:p>RES SMD 24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4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4.3LTR-ND</text:p>
          </table:table-cell>
          <table:table-cell office:value-type="string">
            <text:p>ERJ-2RKF24R3X</text:p>
          </table:table-cell>
          <table:table-cell office:value-type="string">
            <text:p>Panasonic Electronic Components</text:p>
          </table:table-cell>
          <table:table-cell office:value-type="string">
            <text:p>RES SMD 24.3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4.3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4.9LTR-ND</text:p>
          </table:table-cell>
          <table:table-cell office:value-type="string">
            <text:p>ERJ-2RKF24R9X</text:p>
          </table:table-cell>
          <table:table-cell office:value-type="string">
            <text:p>Panasonic Electronic Components</text:p>
          </table:table-cell>
          <table:table-cell office:value-type="string">
            <text:p>RES SMD 24.9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4.9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5.5LTR-ND</text:p>
          </table:table-cell>
          <table:table-cell office:value-type="string">
            <text:p>ERJ-2RKF25R5X</text:p>
          </table:table-cell>
          <table:table-cell office:value-type="string">
            <text:p>Panasonic Electronic Components</text:p>
          </table:table-cell>
          <table:table-cell office:value-type="string">
            <text:p>RES SMD 25.5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5.5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6.1LTR-ND</text:p>
          </table:table-cell>
          <table:table-cell office:value-type="string">
            <text:p>ERJ-2RKF26R1X</text:p>
          </table:table-cell>
          <table:table-cell office:value-type="string">
            <text:p>Panasonic Electronic Components</text:p>
          </table:table-cell>
          <table:table-cell office:value-type="string">
            <text:p>RES SMD 26.1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6.1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6.7LTR-ND</text:p>
          </table:table-cell>
          <table:table-cell office:value-type="string">
            <text:p>ERJ-2RKF26R7X</text:p>
          </table:table-cell>
          <table:table-cell office:value-type="string">
            <text:p>Panasonic Electronic Components</text:p>
          </table:table-cell>
          <table:table-cell office:value-type="string">
            <text:p>RES SMD 26.7 OHM 1% 1/10W 0402</text:p>
          </table:table-cell>
          <table:table-cell office:value-type="float" office:value="0.00347">
            <text:p>0.00347</text:p>
          </table:table-cell>
          <table:table-cell office:value-type="string">
            <text:p>26.7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7.0LTR-ND</text:p>
          </table:table-cell>
          <table:table-cell office:value-type="string">
            <text:p>ERJ-2RKF27R0X</text:p>
          </table:table-cell>
          <table:table-cell office:value-type="string">
            <text:p>Panasonic Electronic Components</text:p>
          </table:table-cell>
          <table:table-cell office:value-type="string">
            <text:p>RES SMD 27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7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7.4LTR-ND</text:p>
          </table:table-cell>
          <table:table-cell office:value-type="string">
            <text:p>ERJ-2RKF27R4X</text:p>
          </table:table-cell>
          <table:table-cell office:value-type="string">
            <text:p>Panasonic Electronic Components</text:p>
          </table:table-cell>
          <table:table-cell office:value-type="string">
            <text:p>RES SMD 27.4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7.4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8.0LTR-ND</text:p>
          </table:table-cell>
          <table:table-cell office:value-type="string">
            <text:p>ERJ-2RKF28R0X</text:p>
          </table:table-cell>
          <table:table-cell office:value-type="string">
            <text:p>Panasonic Electronic Components</text:p>
          </table:table-cell>
          <table:table-cell office:value-type="string">
            <text:p>RES SMD 28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8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8.7LTR-ND</text:p>
          </table:table-cell>
          <table:table-cell office:value-type="string">
            <text:p>ERJ-2RKF28R7X</text:p>
          </table:table-cell>
          <table:table-cell office:value-type="string">
            <text:p>Panasonic Electronic Components</text:p>
          </table:table-cell>
          <table:table-cell office:value-type="string">
            <text:p>RES SMD 28.7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8.7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9.4LTR-ND</text:p>
          </table:table-cell>
          <table:table-cell office:value-type="string">
            <text:p>ERJ-2RKF29R4X</text:p>
          </table:table-cell>
          <table:table-cell office:value-type="string">
            <text:p>Panasonic Electronic Components</text:p>
          </table:table-cell>
          <table:table-cell office:value-type="string">
            <text:p>RES SMD 29.4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9.4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30.0LTR-ND</text:p>
          </table:table-cell>
          <table:table-cell office:value-type="string">
            <text:p>ERJ-2RKF30R0X</text:p>
          </table:table-cell>
          <table:table-cell office:value-type="string">
            <text:p>Panasonic Electronic Components</text:p>
          </table:table-cell>
          <table:table-cell office:value-type="string">
            <text:p>RES SMD 30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0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30.1LTR-ND</text:p>
          </table:table-cell>
          <table:table-cell office:value-type="string">
            <text:p>ERJ-2RKF30R1X</text:p>
          </table:table-cell>
          <table:table-cell office:value-type="string">
            <text:p>Panasonic Electronic Components</text:p>
          </table:table-cell>
          <table:table-cell office:value-type="string">
            <text:p>RES SMD 30.1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0.1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30.9LTR-ND</text:p>
          </table:table-cell>
          <table:table-cell office:value-type="string">
            <text:p>ERJ-2RKF30R9X</text:p>
          </table:table-cell>
          <table:table-cell office:value-type="string">
            <text:p>Panasonic Electronic Components</text:p>
          </table:table-cell>
          <table:table-cell office:value-type="string">
            <text:p>RES SMD 30.9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0.9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31.6LTR-ND</text:p>
          </table:table-cell>
          <table:table-cell office:value-type="string">
            <text:p>ERJ-2RKF31R6X</text:p>
          </table:table-cell>
          <table:table-cell office:value-type="string">
            <text:p>Panasonic Electronic Components</text:p>
          </table:table-cell>
          <table:table-cell office:value-type="string">
            <text:p>RES SMD 31.6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1.6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32.4LTR-ND</text:p>
          </table:table-cell>
          <table:table-cell office:value-type="string">
            <text:p>ERJ-2RKF32R4X</text:p>
          </table:table-cell>
          <table:table-cell office:value-type="string">
            <text:p>Panasonic Electronic Components</text:p>
          </table:table-cell>
          <table:table-cell office:value-type="string">
            <text:p>RES SMD 32.4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2.4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33.0LTR-ND</text:p>
          </table:table-cell>
          <table:table-cell office:value-type="string">
            <text:p>ERJ-2RKF33R0X</text:p>
          </table:table-cell>
          <table:table-cell office:value-type="string">
            <text:p>Panasonic Electronic Components</text:p>
          </table:table-cell>
          <table:table-cell office:value-type="string">
            <text:p>RES SMD 33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3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33.2LTR-ND</text:p>
          </table:table-cell>
          <table:table-cell office:value-type="string">
            <text:p>ERJ-2RKF33R2X</text:p>
          </table:table-cell>
          <table:table-cell office:value-type="string">
            <text:p>Panasonic Electronic Components</text:p>
          </table:table-cell>
          <table:table-cell office:value-type="string">
            <text:p>RES SMD 33.2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3.2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34.0LTR-ND</text:p>
          </table:table-cell>
          <table:table-cell office:value-type="string">
            <text:p>ERJ-2RKF34R0X</text:p>
          </table:table-cell>
          <table:table-cell office:value-type="string">
            <text:p>Panasonic Electronic Components</text:p>
          </table:table-cell>
          <table:table-cell office:value-type="string">
            <text:p>RES SMD 34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4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34.8LTR-ND</text:p>
          </table:table-cell>
          <table:table-cell office:value-type="string">
            <text:p>ERJ-2RKF34R8X</text:p>
          </table:table-cell>
          <table:table-cell office:value-type="string">
            <text:p>Panasonic Electronic Components</text:p>
          </table:table-cell>
          <table:table-cell office:value-type="string">
            <text:p>RES SMD 34.8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4.8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35.7LTR-ND</text:p>
          </table:table-cell>
          <table:table-cell office:value-type="string">
            <text:p>ERJ-2RKF35R7X</text:p>
          </table:table-cell>
          <table:table-cell office:value-type="string">
            <text:p>Panasonic Electronic Components</text:p>
          </table:table-cell>
          <table:table-cell office:value-type="string">
            <text:p>RES SMD 35.7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5.7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36.0LTR-ND</text:p>
          </table:table-cell>
          <table:table-cell office:value-type="string">
            <text:p>ERJ-2RKF36R0X</text:p>
          </table:table-cell>
          <table:table-cell office:value-type="string">
            <text:p>Panasonic Electronic Components</text:p>
          </table:table-cell>
          <table:table-cell office:value-type="string">
            <text:p>RES SMD 36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6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36.5LTR-ND</text:p>
          </table:table-cell>
          <table:table-cell office:value-type="string">
            <text:p>ERJ-2RKF36R5X</text:p>
          </table:table-cell>
          <table:table-cell office:value-type="string">
            <text:p>Panasonic Electronic Components</text:p>
          </table:table-cell>
          <table:table-cell office:value-type="string">
            <text:p>RES SMD 36.5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6.5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37.4LTR-ND</text:p>
          </table:table-cell>
          <table:table-cell office:value-type="string">
            <text:p>ERJ-2RKF37R4X</text:p>
          </table:table-cell>
          <table:table-cell office:value-type="string">
            <text:p>Panasonic Electronic Components</text:p>
          </table:table-cell>
          <table:table-cell office:value-type="string">
            <text:p>RES SMD 37.4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7.4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38.3LTR-ND</text:p>
          </table:table-cell>
          <table:table-cell office:value-type="string">
            <text:p>ERJ-2RKF38R3X</text:p>
          </table:table-cell>
          <table:table-cell office:value-type="string">
            <text:p>Panasonic Electronic Components</text:p>
          </table:table-cell>
          <table:table-cell office:value-type="string">
            <text:p>RES SMD 38.3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8.3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39.0LTR-ND</text:p>
          </table:table-cell>
          <table:table-cell office:value-type="string">
            <text:p>ERJ-2RKF39R0X</text:p>
          </table:table-cell>
          <table:table-cell office:value-type="string">
            <text:p>Panasonic Electronic Components</text:p>
          </table:table-cell>
          <table:table-cell office:value-type="string">
            <text:p>RES SMD 39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9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39.2LTR-ND</text:p>
          </table:table-cell>
          <table:table-cell office:value-type="string">
            <text:p>ERJ-2RKF39R2X</text:p>
          </table:table-cell>
          <table:table-cell office:value-type="string">
            <text:p>Panasonic Electronic Components</text:p>
          </table:table-cell>
          <table:table-cell office:value-type="string">
            <text:p>RES SMD 39.2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9.2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40.2LTR-ND</text:p>
          </table:table-cell>
          <table:table-cell office:value-type="string">
            <text:p>ERJ-2RKF40R2X</text:p>
          </table:table-cell>
          <table:table-cell office:value-type="string">
            <text:p>Panasonic Electronic Components</text:p>
          </table:table-cell>
          <table:table-cell office:value-type="string">
            <text:p>RES SMD 40.2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0.2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41.2LTR-ND</text:p>
          </table:table-cell>
          <table:table-cell office:value-type="string">
            <text:p>ERJ-2RKF41R2X</text:p>
          </table:table-cell>
          <table:table-cell office:value-type="string">
            <text:p>Panasonic Electronic Components</text:p>
          </table:table-cell>
          <table:table-cell office:value-type="string">
            <text:p>RES SMD 41.2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1.2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42.2LTR-ND</text:p>
          </table:table-cell>
          <table:table-cell office:value-type="string">
            <text:p>ERJ-2RKF42R2X</text:p>
          </table:table-cell>
          <table:table-cell office:value-type="string">
            <text:p>Panasonic Electronic Components</text:p>
          </table:table-cell>
          <table:table-cell office:value-type="string">
            <text:p>RES SMD 42.2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2.2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43.0LTR-ND</text:p>
          </table:table-cell>
          <table:table-cell office:value-type="string">
            <text:p>ERJ-2RKF43R0X</text:p>
          </table:table-cell>
          <table:table-cell office:value-type="string">
            <text:p>Panasonic Electronic Components</text:p>
          </table:table-cell>
          <table:table-cell office:value-type="string">
            <text:p>RES SMD 43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3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43.2LTR-ND</text:p>
          </table:table-cell>
          <table:table-cell office:value-type="string">
            <text:p>ERJ-2RKF43R2X</text:p>
          </table:table-cell>
          <table:table-cell office:value-type="string">
            <text:p>Panasonic Electronic Components</text:p>
          </table:table-cell>
          <table:table-cell office:value-type="string">
            <text:p>RES SMD 43.2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3.2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44.2LTR-ND</text:p>
          </table:table-cell>
          <table:table-cell office:value-type="string">
            <text:p>ERJ-2RKF44R2X</text:p>
          </table:table-cell>
          <table:table-cell office:value-type="string">
            <text:p>Panasonic Electronic Components</text:p>
          </table:table-cell>
          <table:table-cell office:value-type="string">
            <text:p>RES SMD 44.2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4.2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45.3LTR-ND</text:p>
          </table:table-cell>
          <table:table-cell office:value-type="string">
            <text:p>ERJ-2RKF45R3X</text:p>
          </table:table-cell>
          <table:table-cell office:value-type="string">
            <text:p>Panasonic Electronic Components</text:p>
          </table:table-cell>
          <table:table-cell office:value-type="string">
            <text:p>RES SMD 45.3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5.3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46.4LTR-ND</text:p>
          </table:table-cell>
          <table:table-cell office:value-type="string">
            <text:p>ERJ-2RKF46R4X</text:p>
          </table:table-cell>
          <table:table-cell office:value-type="string">
            <text:p>Panasonic Electronic Components</text:p>
          </table:table-cell>
          <table:table-cell office:value-type="string">
            <text:p>RES SMD 46.4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6.4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47.0LTR-ND</text:p>
          </table:table-cell>
          <table:table-cell office:value-type="string">
            <text:p>ERJ-2RKF47R0X</text:p>
          </table:table-cell>
          <table:table-cell office:value-type="string">
            <text:p>Panasonic Electronic Components</text:p>
          </table:table-cell>
          <table:table-cell office:value-type="string">
            <text:p>RES SMD 47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7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47.5LTR-ND</text:p>
          </table:table-cell>
          <table:table-cell office:value-type="string">
            <text:p>ERJ-2RKF47R5X</text:p>
          </table:table-cell>
          <table:table-cell office:value-type="string">
            <text:p>Panasonic Electronic Components</text:p>
          </table:table-cell>
          <table:table-cell office:value-type="string">
            <text:p>RES SMD 47.5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7.5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48.7LTR-ND</text:p>
          </table:table-cell>
          <table:table-cell office:value-type="string">
            <text:p>ERJ-2RKF48R7X</text:p>
          </table:table-cell>
          <table:table-cell office:value-type="string">
            <text:p>Panasonic Electronic Components</text:p>
          </table:table-cell>
          <table:table-cell office:value-type="string">
            <text:p>RES SMD 48.7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8.7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49.9LTR-ND</text:p>
          </table:table-cell>
          <table:table-cell office:value-type="string">
            <text:p>ERJ-2RKF49R9X</text:p>
          </table:table-cell>
          <table:table-cell office:value-type="string">
            <text:p>Panasonic Electronic Components</text:p>
          </table:table-cell>
          <table:table-cell office:value-type="string">
            <text:p>RES SMD 49.9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9.9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51.0LTR-ND</text:p>
          </table:table-cell>
          <table:table-cell office:value-type="string">
            <text:p>ERJ-2RKF51R0X</text:p>
          </table:table-cell>
          <table:table-cell office:value-type="string">
            <text:p>Panasonic Electronic Components</text:p>
          </table:table-cell>
          <table:table-cell office:value-type="string">
            <text:p>RES SMD 51 OHM 1% 1/10W 0402</text:p>
          </table:table-cell>
          <table:table-cell office:value-type="float" office:value="0.00448">
            <text:p>0.00448</text:p>
          </table:table-cell>
          <table:table-cell office:value-type="string">
            <text:p>51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51.1LTR-ND</text:p>
          </table:table-cell>
          <table:table-cell office:value-type="string">
            <text:p>ERJ-2RKF51R1X</text:p>
          </table:table-cell>
          <table:table-cell office:value-type="string">
            <text:p>Panasonic Electronic Components</text:p>
          </table:table-cell>
          <table:table-cell office:value-type="string">
            <text:p>RES SMD 51.1 OHM 1% 1/10W 0402</text:p>
          </table:table-cell>
          <table:table-cell office:value-type="float" office:value="0.00448">
            <text:p>0.00448</text:p>
          </table:table-cell>
          <table:table-cell office:value-type="string">
            <text:p>51.1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52.3LTR-ND</text:p>
          </table:table-cell>
          <table:table-cell office:value-type="string">
            <text:p>ERJ-2RKF52R3X</text:p>
          </table:table-cell>
          <table:table-cell office:value-type="string">
            <text:p>Panasonic Electronic Components</text:p>
          </table:table-cell>
          <table:table-cell office:value-type="string">
            <text:p>RES SMD 52.3 OHM 1% 1/10W 0402</text:p>
          </table:table-cell>
          <table:table-cell office:value-type="float" office:value="0.00448">
            <text:p>0.00448</text:p>
          </table:table-cell>
          <table:table-cell office:value-type="string">
            <text:p>52.3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53.6LTR-ND</text:p>
          </table:table-cell>
          <table:table-cell office:value-type="string">
            <text:p>ERJ-2RKF53R6X</text:p>
          </table:table-cell>
          <table:table-cell office:value-type="string">
            <text:p>Panasonic Electronic Components</text:p>
          </table:table-cell>
          <table:table-cell office:value-type="string">
            <text:p>RES SMD 53.6 OHM 1% 1/10W 0402</text:p>
          </table:table-cell>
          <table:table-cell office:value-type="float" office:value="0.00448">
            <text:p>0.00448</text:p>
          </table:table-cell>
          <table:table-cell office:value-type="string">
            <text:p>53.6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54.9LTR-ND</text:p>
          </table:table-cell>
          <table:table-cell office:value-type="string">
            <text:p>ERJ-2RKF54R9X</text:p>
          </table:table-cell>
          <table:table-cell office:value-type="string">
            <text:p>Panasonic Electronic Components</text:p>
          </table:table-cell>
          <table:table-cell office:value-type="string">
            <text:p>RES SMD 54.9 OHM 1% 1/10W 0402</text:p>
          </table:table-cell>
          <table:table-cell office:value-type="float" office:value="0.00448">
            <text:p>0.00448</text:p>
          </table:table-cell>
          <table:table-cell office:value-type="string">
            <text:p>54.9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56.0LTR-ND</text:p>
          </table:table-cell>
          <table:table-cell office:value-type="string">
            <text:p>ERJ-2RKF56R0X</text:p>
          </table:table-cell>
          <table:table-cell office:value-type="string">
            <text:p>Panasonic Electronic Components</text:p>
          </table:table-cell>
          <table:table-cell office:value-type="string">
            <text:p>RES SMD 56 OHM 1% 1/10W 0402</text:p>
          </table:table-cell>
          <table:table-cell office:value-type="float" office:value="0.00448">
            <text:p>0.00448</text:p>
          </table:table-cell>
          <table:table-cell office:value-type="string">
            <text:p>56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56.2LTR-ND</text:p>
          </table:table-cell>
          <table:table-cell office:value-type="string">
            <text:p>ERJ-2RKF56R2X</text:p>
          </table:table-cell>
          <table:table-cell office:value-type="string">
            <text:p>Panasonic Electronic Components</text:p>
          </table:table-cell>
          <table:table-cell office:value-type="string">
            <text:p>RES SMD 56.2 OHM 1% 1/10W 0402</text:p>
          </table:table-cell>
          <table:table-cell office:value-type="float" office:value="0.00448">
            <text:p>0.00448</text:p>
          </table:table-cell>
          <table:table-cell office:value-type="string">
            <text:p>56.2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57.6LTR-ND</text:p>
          </table:table-cell>
          <table:table-cell office:value-type="string">
            <text:p>ERJ-2RKF57R6X</text:p>
          </table:table-cell>
          <table:table-cell office:value-type="string">
            <text:p>Panasonic Electronic Components</text:p>
          </table:table-cell>
          <table:table-cell office:value-type="string">
            <text:p>RES SMD 57.6 OHM 1% 1/10W 0402</text:p>
          </table:table-cell>
          <table:table-cell office:value-type="float" office:value="0.00448">
            <text:p>0.00448</text:p>
          </table:table-cell>
          <table:table-cell office:value-type="string">
            <text:p>57.6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59.0LTR-ND</text:p>
          </table:table-cell>
          <table:table-cell office:value-type="string">
            <text:p>ERJ-2RKF59R0X</text:p>
          </table:table-cell>
          <table:table-cell office:value-type="string">
            <text:p>Panasonic Electronic Components</text:p>
          </table:table-cell>
          <table:table-cell office:value-type="string">
            <text:p>RES SMD 59 OHM 1% 1/10W 0402</text:p>
          </table:table-cell>
          <table:table-cell office:value-type="float" office:value="0.00448">
            <text:p>0.00448</text:p>
          </table:table-cell>
          <table:table-cell office:value-type="string">
            <text:p>59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60.4LTR-ND</text:p>
          </table:table-cell>
          <table:table-cell office:value-type="string">
            <text:p>ERJ-2RKF60R4X</text:p>
          </table:table-cell>
          <table:table-cell office:value-type="string">
            <text:p>Panasonic Electronic Components</text:p>
          </table:table-cell>
          <table:table-cell office:value-type="string">
            <text:p>RES SMD 60.4 OHM 1% 1/10W 0402</text:p>
          </table:table-cell>
          <table:table-cell office:value-type="float" office:value="0.00448">
            <text:p>0.00448</text:p>
          </table:table-cell>
          <table:table-cell office:value-type="string">
            <text:p>60.4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61.9LTR-ND</text:p>
          </table:table-cell>
          <table:table-cell office:value-type="string">
            <text:p>ERJ-2RKF61R9X</text:p>
          </table:table-cell>
          <table:table-cell office:value-type="string">
            <text:p>Panasonic Electronic Components</text:p>
          </table:table-cell>
          <table:table-cell office:value-type="string">
            <text:p>RES SMD 61.9 OHM 1% 1/10W 0402</text:p>
          </table:table-cell>
          <table:table-cell office:value-type="float" office:value="0.00448">
            <text:p>0.00448</text:p>
          </table:table-cell>
          <table:table-cell office:value-type="string">
            <text:p>61.9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62.0LTR-ND</text:p>
          </table:table-cell>
          <table:table-cell office:value-type="string">
            <text:p>ERJ-2RKF62R0X</text:p>
          </table:table-cell>
          <table:table-cell office:value-type="string">
            <text:p>Panasonic Electronic Components</text:p>
          </table:table-cell>
          <table:table-cell office:value-type="string">
            <text:p>RES SMD 62 OHM 1% 1/10W 0402</text:p>
          </table:table-cell>
          <table:table-cell office:value-type="float" office:value="0.00448">
            <text:p>0.00448</text:p>
          </table:table-cell>
          <table:table-cell office:value-type="string">
            <text:p>62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63.4LTR-ND</text:p>
          </table:table-cell>
          <table:table-cell office:value-type="string">
            <text:p>ERJ-2RKF63R4X</text:p>
          </table:table-cell>
          <table:table-cell office:value-type="string">
            <text:p>Panasonic Electronic Components</text:p>
          </table:table-cell>
          <table:table-cell office:value-type="string">
            <text:p>RES SMD 63.4 OHM 1% 1/10W 0402</text:p>
          </table:table-cell>
          <table:table-cell office:value-type="float" office:value="0.00448">
            <text:p>0.00448</text:p>
          </table:table-cell>
          <table:table-cell office:value-type="string">
            <text:p>63.4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64.9LTR-ND</text:p>
          </table:table-cell>
          <table:table-cell office:value-type="string">
            <text:p>ERJ-2RKF64R9X</text:p>
          </table:table-cell>
          <table:table-cell office:value-type="string">
            <text:p>Panasonic Electronic Components</text:p>
          </table:table-cell>
          <table:table-cell office:value-type="string">
            <text:p>RES SMD 64.9 OHM 1% 1/10W 0402</text:p>
          </table:table-cell>
          <table:table-cell office:value-type="float" office:value="0.00448">
            <text:p>0.00448</text:p>
          </table:table-cell>
          <table:table-cell office:value-type="string">
            <text:p>64.9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66.5LTR-ND</text:p>
          </table:table-cell>
          <table:table-cell office:value-type="string">
            <text:p>ERJ-2RKF66R5X</text:p>
          </table:table-cell>
          <table:table-cell office:value-type="string">
            <text:p>Panasonic Electronic Components</text:p>
          </table:table-cell>
          <table:table-cell office:value-type="string">
            <text:p>RES SMD 66.5 OHM 1% 1/10W 0402</text:p>
          </table:table-cell>
          <table:table-cell office:value-type="float" office:value="0.00448">
            <text:p>0.00448</text:p>
          </table:table-cell>
          <table:table-cell office:value-type="string">
            <text:p>66.5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68.0LTR-ND</text:p>
          </table:table-cell>
          <table:table-cell office:value-type="string">
            <text:p>ERJ-2RKF68R0X</text:p>
          </table:table-cell>
          <table:table-cell office:value-type="string">
            <text:p>Panasonic Electronic Components</text:p>
          </table:table-cell>
          <table:table-cell office:value-type="string">
            <text:p>RES SMD 68 OHM 1% 1/10W 0402</text:p>
          </table:table-cell>
          <table:table-cell office:value-type="float" office:value="0.00448">
            <text:p>0.00448</text:p>
          </table:table-cell>
          <table:table-cell office:value-type="string">
            <text:p>68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68.1LTR-ND</text:p>
          </table:table-cell>
          <table:table-cell office:value-type="string">
            <text:p>ERJ-2RKF68R1X</text:p>
          </table:table-cell>
          <table:table-cell office:value-type="string">
            <text:p>Panasonic Electronic Components</text:p>
          </table:table-cell>
          <table:table-cell office:value-type="string">
            <text:p>RES SMD 68.1 OHM 1% 1/10W 0402</text:p>
          </table:table-cell>
          <table:table-cell office:value-type="float" office:value="0.00448">
            <text:p>0.00448</text:p>
          </table:table-cell>
          <table:table-cell office:value-type="string">
            <text:p>68.1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69.8LTR-ND</text:p>
          </table:table-cell>
          <table:table-cell office:value-type="string">
            <text:p>ERJ-2RKF69R8X</text:p>
          </table:table-cell>
          <table:table-cell office:value-type="string">
            <text:p>Panasonic Electronic Components</text:p>
          </table:table-cell>
          <table:table-cell office:value-type="string">
            <text:p>RES SMD 69.8 OHM 1% 1/10W 0402</text:p>
          </table:table-cell>
          <table:table-cell office:value-type="float" office:value="0.00448">
            <text:p>0.00448</text:p>
          </table:table-cell>
          <table:table-cell office:value-type="string">
            <text:p>69.8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71.5LTR-ND</text:p>
          </table:table-cell>
          <table:table-cell office:value-type="string">
            <text:p>ERJ-2RKF71R5X</text:p>
          </table:table-cell>
          <table:table-cell office:value-type="string">
            <text:p>Panasonic Electronic Components</text:p>
          </table:table-cell>
          <table:table-cell office:value-type="string">
            <text:p>RES SMD 71.5 OHM 1% 1/10W 0402</text:p>
          </table:table-cell>
          <table:table-cell office:value-type="float" office:value="0.00448">
            <text:p>0.00448</text:p>
          </table:table-cell>
          <table:table-cell office:value-type="string">
            <text:p>71.5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73.2LTR-ND</text:p>
          </table:table-cell>
          <table:table-cell office:value-type="string">
            <text:p>ERJ-2RKF73R2X</text:p>
          </table:table-cell>
          <table:table-cell office:value-type="string">
            <text:p>Panasonic Electronic Components</text:p>
          </table:table-cell>
          <table:table-cell office:value-type="string">
            <text:p>RES SMD 73.2 OHM 1% 1/10W 0402</text:p>
          </table:table-cell>
          <table:table-cell office:value-type="float" office:value="0.00448">
            <text:p>0.00448</text:p>
          </table:table-cell>
          <table:table-cell office:value-type="string">
            <text:p>73.2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75.0LTR-ND</text:p>
          </table:table-cell>
          <table:table-cell office:value-type="string">
            <text:p>ERJ-2RKF75R0X</text:p>
          </table:table-cell>
          <table:table-cell office:value-type="string">
            <text:p>Panasonic Electronic Components</text:p>
          </table:table-cell>
          <table:table-cell office:value-type="string">
            <text:p>RES SMD 75 OHM 1% 1/10W 0402</text:p>
          </table:table-cell>
          <table:table-cell office:value-type="float" office:value="0.00448">
            <text:p>0.00448</text:p>
          </table:table-cell>
          <table:table-cell office:value-type="string">
            <text:p>75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76.8LTR-ND</text:p>
          </table:table-cell>
          <table:table-cell office:value-type="string">
            <text:p>ERJ-2RKF76R8X</text:p>
          </table:table-cell>
          <table:table-cell office:value-type="string">
            <text:p>Panasonic Electronic Components</text:p>
          </table:table-cell>
          <table:table-cell office:value-type="string">
            <text:p>RES SMD 76.8 OHM 1% 1/10W 0402</text:p>
          </table:table-cell>
          <table:table-cell office:value-type="float" office:value="0.00448">
            <text:p>0.00448</text:p>
          </table:table-cell>
          <table:table-cell office:value-type="string">
            <text:p>76.8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78.7LTR-ND</text:p>
          </table:table-cell>
          <table:table-cell office:value-type="string">
            <text:p>ERJ-2RKF78R7X</text:p>
          </table:table-cell>
          <table:table-cell office:value-type="string">
            <text:p>Panasonic Electronic Components</text:p>
          </table:table-cell>
          <table:table-cell office:value-type="string">
            <text:p>RES SMD 78.7 OHM 1% 1/10W 0402</text:p>
          </table:table-cell>
          <table:table-cell office:value-type="float" office:value="0.00448">
            <text:p>0.00448</text:p>
          </table:table-cell>
          <table:table-cell office:value-type="string">
            <text:p>78.7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80.6LTR-ND</text:p>
          </table:table-cell>
          <table:table-cell office:value-type="string">
            <text:p>ERJ-2RKF80R6X</text:p>
          </table:table-cell>
          <table:table-cell office:value-type="string">
            <text:p>Panasonic Electronic Components</text:p>
          </table:table-cell>
          <table:table-cell office:value-type="string">
            <text:p>RES SMD 80.6 OHM 1% 1/10W 0402</text:p>
          </table:table-cell>
          <table:table-cell office:value-type="float" office:value="0.00448">
            <text:p>0.00448</text:p>
          </table:table-cell>
          <table:table-cell office:value-type="string">
            <text:p>80.6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82.0LTR-ND</text:p>
          </table:table-cell>
          <table:table-cell office:value-type="string">
            <text:p>ERJ-2RKF82R0X</text:p>
          </table:table-cell>
          <table:table-cell office:value-type="string">
            <text:p>Panasonic Electronic Components</text:p>
          </table:table-cell>
          <table:table-cell office:value-type="string">
            <text:p>RES SMD 82 OHM 1% 1/10W 0402</text:p>
          </table:table-cell>
          <table:table-cell office:value-type="float" office:value="0.00448">
            <text:p>0.00448</text:p>
          </table:table-cell>
          <table:table-cell office:value-type="string">
            <text:p>82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82.5LTR-ND</text:p>
          </table:table-cell>
          <table:table-cell office:value-type="string">
            <text:p>ERJ-2RKF82R5X</text:p>
          </table:table-cell>
          <table:table-cell office:value-type="string">
            <text:p>Panasonic Electronic Components</text:p>
          </table:table-cell>
          <table:table-cell office:value-type="string">
            <text:p>RES SMD 82.5 OHM 1% 1/10W 0402</text:p>
          </table:table-cell>
          <table:table-cell office:value-type="float" office:value="0.00448">
            <text:p>0.00448</text:p>
          </table:table-cell>
          <table:table-cell office:value-type="string">
            <text:p>82.5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84.5LTR-ND</text:p>
          </table:table-cell>
          <table:table-cell office:value-type="string">
            <text:p>ERJ-2RKF84R5X</text:p>
          </table:table-cell>
          <table:table-cell office:value-type="string">
            <text:p>Panasonic Electronic Components</text:p>
          </table:table-cell>
          <table:table-cell office:value-type="string">
            <text:p>RES SMD 84.5 OHM 1% 1/10W 0402</text:p>
          </table:table-cell>
          <table:table-cell office:value-type="float" office:value="0.00448">
            <text:p>0.00448</text:p>
          </table:table-cell>
          <table:table-cell office:value-type="string">
            <text:p>84.5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86.6LTR-ND</text:p>
          </table:table-cell>
          <table:table-cell office:value-type="string">
            <text:p>ERJ-2RKF86R6X</text:p>
          </table:table-cell>
          <table:table-cell office:value-type="string">
            <text:p>Panasonic Electronic Components</text:p>
          </table:table-cell>
          <table:table-cell office:value-type="string">
            <text:p>RES SMD 86.6 OHM 1% 1/10W 0402</text:p>
          </table:table-cell>
          <table:table-cell office:value-type="float" office:value="0.00448">
            <text:p>0.00448</text:p>
          </table:table-cell>
          <table:table-cell office:value-type="string">
            <text:p>86.6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88.7LTR-ND</text:p>
          </table:table-cell>
          <table:table-cell office:value-type="string">
            <text:p>ERJ-2RKF88R7X</text:p>
          </table:table-cell>
          <table:table-cell office:value-type="string">
            <text:p>Panasonic Electronic Components</text:p>
          </table:table-cell>
          <table:table-cell office:value-type="string">
            <text:p>RES SMD 88.7 OHM 1% 1/10W 0402</text:p>
          </table:table-cell>
          <table:table-cell office:value-type="float" office:value="0.00448">
            <text:p>0.00448</text:p>
          </table:table-cell>
          <table:table-cell office:value-type="string">
            <text:p>88.7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90.9LTR-ND</text:p>
          </table:table-cell>
          <table:table-cell office:value-type="string">
            <text:p>ERJ-2RKF90R9X</text:p>
          </table:table-cell>
          <table:table-cell office:value-type="string">
            <text:p>Panasonic Electronic Components</text:p>
          </table:table-cell>
          <table:table-cell office:value-type="string">
            <text:p>RES SMD 90.9 OHM 1% 1/10W 0402</text:p>
          </table:table-cell>
          <table:table-cell office:value-type="float" office:value="0.00448">
            <text:p>0.00448</text:p>
          </table:table-cell>
          <table:table-cell office:value-type="string">
            <text:p>90.9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91.0LTR-ND</text:p>
          </table:table-cell>
          <table:table-cell office:value-type="string">
            <text:p>ERJ-2RKF91R0X</text:p>
          </table:table-cell>
          <table:table-cell office:value-type="string">
            <text:p>Panasonic Electronic Components</text:p>
          </table:table-cell>
          <table:table-cell office:value-type="string">
            <text:p>RES SMD 91 OHM 1% 1/10W 0402</text:p>
          </table:table-cell>
          <table:table-cell office:value-type="float" office:value="0.00448">
            <text:p>0.00448</text:p>
          </table:table-cell>
          <table:table-cell office:value-type="string">
            <text:p>91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93.1LTR-ND</text:p>
          </table:table-cell>
          <table:table-cell office:value-type="string">
            <text:p>ERJ-2RKF93R1X</text:p>
          </table:table-cell>
          <table:table-cell office:value-type="string">
            <text:p>Panasonic Electronic Components</text:p>
          </table:table-cell>
          <table:table-cell office:value-type="string">
            <text:p>RES SMD 93.1 OHM 1% 1/10W 0402</text:p>
          </table:table-cell>
          <table:table-cell office:value-type="float" office:value="0.00448">
            <text:p>0.00448</text:p>
          </table:table-cell>
          <table:table-cell office:value-type="string">
            <text:p>93.1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95.3LTR-ND</text:p>
          </table:table-cell>
          <table:table-cell office:value-type="string">
            <text:p>ERJ-2RKF95R3X</text:p>
          </table:table-cell>
          <table:table-cell office:value-type="string">
            <text:p>Panasonic Electronic Components</text:p>
          </table:table-cell>
          <table:table-cell office:value-type="string">
            <text:p>RES SMD 95.3 OHM 1% 1/10W 0402</text:p>
          </table:table-cell>
          <table:table-cell office:value-type="float" office:value="0.00448">
            <text:p>0.00448</text:p>
          </table:table-cell>
          <table:table-cell office:value-type="string">
            <text:p>95.3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97.6LTR-ND</text:p>
          </table:table-cell>
          <table:table-cell office:value-type="string">
            <text:p>ERJ-2RKF97R6X</text:p>
          </table:table-cell>
          <table:table-cell office:value-type="string">
            <text:p>Panasonic Electronic Components</text:p>
          </table:table-cell>
          <table:table-cell office:value-type="string">
            <text:p>RES SMD 97.6 OHM 1% 1/10W 0402</text:p>
          </table:table-cell>
          <table:table-cell office:value-type="float" office:value="0.00448">
            <text:p>0.00448</text:p>
          </table:table-cell>
          <table:table-cell office:value-type="string">
            <text:p>97.6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00LTR-ND</text:p>
          </table:table-cell>
          <table:table-cell office:value-type="string">
            <text:p>ERJ-2RKF1000X</text:p>
          </table:table-cell>
          <table:table-cell office:value-type="string">
            <text:p>Panasonic Electronic Components</text:p>
          </table:table-cell>
          <table:table-cell office:value-type="string">
            <text:p>RES SMD 100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00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02LTR-ND</text:p>
          </table:table-cell>
          <table:table-cell office:value-type="string">
            <text:p>ERJ-2RKF1020X</text:p>
          </table:table-cell>
          <table:table-cell office:value-type="string">
            <text:p>Panasonic Electronic Components</text:p>
          </table:table-cell>
          <table:table-cell office:value-type="string">
            <text:p>RES SMD 102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02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05LTR-ND</text:p>
          </table:table-cell>
          <table:table-cell office:value-type="string">
            <text:p>ERJ-2RKF1050X</text:p>
          </table:table-cell>
          <table:table-cell office:value-type="string">
            <text:p>Panasonic Electronic Components</text:p>
          </table:table-cell>
          <table:table-cell office:value-type="string">
            <text:p>RES SMD 105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05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07LTR-ND</text:p>
          </table:table-cell>
          <table:table-cell office:value-type="string">
            <text:p>ERJ-2RKF1070X</text:p>
          </table:table-cell>
          <table:table-cell office:value-type="string">
            <text:p>Panasonic Electronic Components</text:p>
          </table:table-cell>
          <table:table-cell office:value-type="string">
            <text:p>RES SMD 107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07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10LTR-ND</text:p>
          </table:table-cell>
          <table:table-cell office:value-type="string">
            <text:p>ERJ-2RKF1100X</text:p>
          </table:table-cell>
          <table:table-cell office:value-type="string">
            <text:p>Panasonic Electronic Components</text:p>
          </table:table-cell>
          <table:table-cell office:value-type="string">
            <text:p>RES SMD 110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10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13LTR-ND</text:p>
          </table:table-cell>
          <table:table-cell office:value-type="string">
            <text:p>ERJ-2RKF1130X</text:p>
          </table:table-cell>
          <table:table-cell office:value-type="string">
            <text:p>Panasonic Electronic Components</text:p>
          </table:table-cell>
          <table:table-cell office:value-type="string">
            <text:p>RES SMD 113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13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15LTR-ND</text:p>
          </table:table-cell>
          <table:table-cell office:value-type="string">
            <text:p>ERJ-2RKF1150X</text:p>
          </table:table-cell>
          <table:table-cell office:value-type="string">
            <text:p>Panasonic Electronic Components</text:p>
          </table:table-cell>
          <table:table-cell office:value-type="string">
            <text:p>RES SMD 115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15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18LTR-ND</text:p>
          </table:table-cell>
          <table:table-cell office:value-type="string">
            <text:p>ERJ-2RKF1180X</text:p>
          </table:table-cell>
          <table:table-cell office:value-type="string">
            <text:p>Panasonic Electronic Components</text:p>
          </table:table-cell>
          <table:table-cell office:value-type="string">
            <text:p>RES SMD 118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18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20LTR-ND</text:p>
          </table:table-cell>
          <table:table-cell office:value-type="string">
            <text:p>ERJ-2RKF1200X</text:p>
          </table:table-cell>
          <table:table-cell office:value-type="string">
            <text:p>Panasonic Electronic Components</text:p>
          </table:table-cell>
          <table:table-cell office:value-type="string">
            <text:p>RES SMD 120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20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21LTR-ND</text:p>
          </table:table-cell>
          <table:table-cell office:value-type="string">
            <text:p>ERJ-2RKF1210X</text:p>
          </table:table-cell>
          <table:table-cell office:value-type="string">
            <text:p>Panasonic Electronic Components</text:p>
          </table:table-cell>
          <table:table-cell office:value-type="string">
            <text:p>RES SMD 121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21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24LTR-ND</text:p>
          </table:table-cell>
          <table:table-cell office:value-type="string">
            <text:p>ERJ-2RKF1240X</text:p>
          </table:table-cell>
          <table:table-cell office:value-type="string">
            <text:p>Panasonic Electronic Components</text:p>
          </table:table-cell>
          <table:table-cell office:value-type="string">
            <text:p>RES SMD 124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24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27LTR-ND</text:p>
          </table:table-cell>
          <table:table-cell office:value-type="string">
            <text:p>ERJ-2RKF1270X</text:p>
          </table:table-cell>
          <table:table-cell office:value-type="string">
            <text:p>Panasonic Electronic Components</text:p>
          </table:table-cell>
          <table:table-cell office:value-type="string">
            <text:p>RES SMD 127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27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30LTR-ND</text:p>
          </table:table-cell>
          <table:table-cell office:value-type="string">
            <text:p>ERJ-2RKF1300X</text:p>
          </table:table-cell>
          <table:table-cell office:value-type="string">
            <text:p>Panasonic Electronic Components</text:p>
          </table:table-cell>
          <table:table-cell office:value-type="string">
            <text:p>RES SMD 130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30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33LTR-ND</text:p>
          </table:table-cell>
          <table:table-cell office:value-type="string">
            <text:p>ERJ-2RKF1330X</text:p>
          </table:table-cell>
          <table:table-cell office:value-type="string">
            <text:p>Panasonic Electronic Components</text:p>
          </table:table-cell>
          <table:table-cell office:value-type="string">
            <text:p>RES SMD 133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33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37LTR-ND</text:p>
          </table:table-cell>
          <table:table-cell office:value-type="string">
            <text:p>ERJ-2RKF1370X</text:p>
          </table:table-cell>
          <table:table-cell office:value-type="string">
            <text:p>Panasonic Electronic Components</text:p>
          </table:table-cell>
          <table:table-cell office:value-type="string">
            <text:p>RES SMD 137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37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40LTR-ND</text:p>
          </table:table-cell>
          <table:table-cell office:value-type="string">
            <text:p>ERJ-2RKF1400X</text:p>
          </table:table-cell>
          <table:table-cell office:value-type="string">
            <text:p>Panasonic Electronic Components</text:p>
          </table:table-cell>
          <table:table-cell office:value-type="string">
            <text:p>RES SMD 140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40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43LTR-ND</text:p>
          </table:table-cell>
          <table:table-cell office:value-type="string">
            <text:p>ERJ-2RKF1430X</text:p>
          </table:table-cell>
          <table:table-cell office:value-type="string">
            <text:p>Panasonic Electronic Components</text:p>
          </table:table-cell>
          <table:table-cell office:value-type="string">
            <text:p>RES SMD 143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43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47LTR-ND</text:p>
          </table:table-cell>
          <table:table-cell office:value-type="string">
            <text:p>ERJ-2RKF1470X</text:p>
          </table:table-cell>
          <table:table-cell office:value-type="string">
            <text:p>Panasonic Electronic Components</text:p>
          </table:table-cell>
          <table:table-cell office:value-type="string">
            <text:p>RES SMD 147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47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50LTR-ND</text:p>
          </table:table-cell>
          <table:table-cell office:value-type="string">
            <text:p>ERJ-2RKF1500X</text:p>
          </table:table-cell>
          <table:table-cell office:value-type="string">
            <text:p>Panasonic Electronic Components</text:p>
          </table:table-cell>
          <table:table-cell office:value-type="string">
            <text:p>RES SMD 150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50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54LTR-ND</text:p>
          </table:table-cell>
          <table:table-cell office:value-type="string">
            <text:p>ERJ-2RKF1540X</text:p>
          </table:table-cell>
          <table:table-cell office:value-type="string">
            <text:p>Panasonic Electronic Components</text:p>
          </table:table-cell>
          <table:table-cell office:value-type="string">
            <text:p>RES SMD 154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54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58LTR-ND</text:p>
          </table:table-cell>
          <table:table-cell office:value-type="string">
            <text:p>ERJ-2RKF1580X</text:p>
          </table:table-cell>
          <table:table-cell office:value-type="string">
            <text:p>Panasonic Electronic Components</text:p>
          </table:table-cell>
          <table:table-cell office:value-type="string">
            <text:p>RES SMD 158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58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60LTR-ND</text:p>
          </table:table-cell>
          <table:table-cell office:value-type="string">
            <text:p>ERJ-2RKF1600X</text:p>
          </table:table-cell>
          <table:table-cell office:value-type="string">
            <text:p>Panasonic Electronic Components</text:p>
          </table:table-cell>
          <table:table-cell office:value-type="string">
            <text:p>RES SMD 160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60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62LTR-ND</text:p>
          </table:table-cell>
          <table:table-cell office:value-type="string">
            <text:p>ERJ-2RKF1620X</text:p>
          </table:table-cell>
          <table:table-cell office:value-type="string">
            <text:p>Panasonic Electronic Components</text:p>
          </table:table-cell>
          <table:table-cell office:value-type="string">
            <text:p>RES SMD 162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62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65LTR-ND</text:p>
          </table:table-cell>
          <table:table-cell office:value-type="string">
            <text:p>ERJ-2RKF1650X</text:p>
          </table:table-cell>
          <table:table-cell office:value-type="string">
            <text:p>Panasonic Electronic Components</text:p>
          </table:table-cell>
          <table:table-cell office:value-type="string">
            <text:p>RES SMD 165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65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69LTR-ND</text:p>
          </table:table-cell>
          <table:table-cell office:value-type="string">
            <text:p>ERJ-2RKF1690X</text:p>
          </table:table-cell>
          <table:table-cell office:value-type="string">
            <text:p>Panasonic Electronic Components</text:p>
          </table:table-cell>
          <table:table-cell office:value-type="string">
            <text:p>RES SMD 169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69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74LTR-ND</text:p>
          </table:table-cell>
          <table:table-cell office:value-type="string">
            <text:p>ERJ-2RKF1740X</text:p>
          </table:table-cell>
          <table:table-cell office:value-type="string">
            <text:p>Panasonic Electronic Components</text:p>
          </table:table-cell>
          <table:table-cell office:value-type="string">
            <text:p>RES SMD 174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74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78LTR-ND</text:p>
          </table:table-cell>
          <table:table-cell office:value-type="string">
            <text:p>ERJ-2RKF1780X</text:p>
          </table:table-cell>
          <table:table-cell office:value-type="string">
            <text:p>Panasonic Electronic Components</text:p>
          </table:table-cell>
          <table:table-cell office:value-type="string">
            <text:p>RES SMD 178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78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80LTR-ND</text:p>
          </table:table-cell>
          <table:table-cell office:value-type="string">
            <text:p>ERJ-2RKF1800X</text:p>
          </table:table-cell>
          <table:table-cell office:value-type="string">
            <text:p>Panasonic Electronic Components</text:p>
          </table:table-cell>
          <table:table-cell office:value-type="string">
            <text:p>RES SMD 180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80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82LTR-ND</text:p>
          </table:table-cell>
          <table:table-cell office:value-type="string">
            <text:p>ERJ-2RKF1820X</text:p>
          </table:table-cell>
          <table:table-cell office:value-type="string">
            <text:p>Panasonic Electronic Components</text:p>
          </table:table-cell>
          <table:table-cell office:value-type="string">
            <text:p>RES SMD 182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82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87LTR-ND</text:p>
          </table:table-cell>
          <table:table-cell office:value-type="string">
            <text:p>ERJ-2RKF1870X</text:p>
          </table:table-cell>
          <table:table-cell office:value-type="string">
            <text:p>Panasonic Electronic Components</text:p>
          </table:table-cell>
          <table:table-cell office:value-type="string">
            <text:p>RES SMD 187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87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91LTR-ND</text:p>
          </table:table-cell>
          <table:table-cell office:value-type="string">
            <text:p>ERJ-2RKF1910X</text:p>
          </table:table-cell>
          <table:table-cell office:value-type="string">
            <text:p>Panasonic Electronic Components</text:p>
          </table:table-cell>
          <table:table-cell office:value-type="string">
            <text:p>RES SMD 191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91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96LTR-ND</text:p>
          </table:table-cell>
          <table:table-cell office:value-type="string">
            <text:p>ERJ-2RKF1960X</text:p>
          </table:table-cell>
          <table:table-cell office:value-type="string">
            <text:p>Panasonic Electronic Components</text:p>
          </table:table-cell>
          <table:table-cell office:value-type="string">
            <text:p>RES SMD 196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96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00LTR-ND</text:p>
          </table:table-cell>
          <table:table-cell office:value-type="string">
            <text:p>ERJ-2RKF2000X</text:p>
          </table:table-cell>
          <table:table-cell office:value-type="string">
            <text:p>Panasonic Electronic Components</text:p>
          </table:table-cell>
          <table:table-cell office:value-type="string">
            <text:p>RES SMD 200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00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05LTR-ND</text:p>
          </table:table-cell>
          <table:table-cell office:value-type="string">
            <text:p>ERJ-2RKF2050X</text:p>
          </table:table-cell>
          <table:table-cell office:value-type="string">
            <text:p>Panasonic Electronic Components</text:p>
          </table:table-cell>
          <table:table-cell office:value-type="string">
            <text:p>RES SMD 205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05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10LTR-ND</text:p>
          </table:table-cell>
          <table:table-cell office:value-type="string">
            <text:p>ERJ-2RKF2100X</text:p>
          </table:table-cell>
          <table:table-cell office:value-type="string">
            <text:p>Panasonic Electronic Components</text:p>
          </table:table-cell>
          <table:table-cell office:value-type="string">
            <text:p>RES SMD 210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10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15LTR-ND</text:p>
          </table:table-cell>
          <table:table-cell office:value-type="string">
            <text:p>ERJ-2RKF2150X</text:p>
          </table:table-cell>
          <table:table-cell office:value-type="string">
            <text:p>Panasonic Electronic Components</text:p>
          </table:table-cell>
          <table:table-cell office:value-type="string">
            <text:p>RES SMD 215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15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20LTR-ND</text:p>
          </table:table-cell>
          <table:table-cell office:value-type="string">
            <text:p>ERJ-2RKF2200X</text:p>
          </table:table-cell>
          <table:table-cell office:value-type="string">
            <text:p>Panasonic Electronic Components</text:p>
          </table:table-cell>
          <table:table-cell office:value-type="string">
            <text:p>RES SMD 220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20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21LTR-ND</text:p>
          </table:table-cell>
          <table:table-cell office:value-type="string">
            <text:p>ERJ-2RKF2210X</text:p>
          </table:table-cell>
          <table:table-cell office:value-type="string">
            <text:p>Panasonic Electronic Components</text:p>
          </table:table-cell>
          <table:table-cell office:value-type="string">
            <text:p>RES SMD 221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21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26LTR-ND</text:p>
          </table:table-cell>
          <table:table-cell office:value-type="string">
            <text:p>ERJ-2RKF2260X</text:p>
          </table:table-cell>
          <table:table-cell office:value-type="string">
            <text:p>Panasonic Electronic Components</text:p>
          </table:table-cell>
          <table:table-cell office:value-type="string">
            <text:p>RES SMD 226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26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32LTR-ND</text:p>
          </table:table-cell>
          <table:table-cell office:value-type="string">
            <text:p>ERJ-2RKF2320X</text:p>
          </table:table-cell>
          <table:table-cell office:value-type="string">
            <text:p>Panasonic Electronic Components</text:p>
          </table:table-cell>
          <table:table-cell office:value-type="string">
            <text:p>RES SMD 232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32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37LTR-ND</text:p>
          </table:table-cell>
          <table:table-cell office:value-type="string">
            <text:p>ERJ-2RKF2370X</text:p>
          </table:table-cell>
          <table:table-cell office:value-type="string">
            <text:p>Panasonic Electronic Components</text:p>
          </table:table-cell>
          <table:table-cell office:value-type="string">
            <text:p>RES SMD 237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37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40LTR-ND</text:p>
          </table:table-cell>
          <table:table-cell office:value-type="string">
            <text:p>ERJ-2RKF2400X</text:p>
          </table:table-cell>
          <table:table-cell office:value-type="string">
            <text:p>Panasonic Electronic Components</text:p>
          </table:table-cell>
          <table:table-cell office:value-type="string">
            <text:p>RES SMD 240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40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43LTR-ND</text:p>
          </table:table-cell>
          <table:table-cell office:value-type="string">
            <text:p>ERJ-2RKF2430X</text:p>
          </table:table-cell>
          <table:table-cell office:value-type="string">
            <text:p>Panasonic Electronic Components</text:p>
          </table:table-cell>
          <table:table-cell office:value-type="string">
            <text:p>RES SMD 243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43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49LTR-ND</text:p>
          </table:table-cell>
          <table:table-cell office:value-type="string">
            <text:p>ERJ-2RKF2490X</text:p>
          </table:table-cell>
          <table:table-cell office:value-type="string">
            <text:p>Panasonic Electronic Components</text:p>
          </table:table-cell>
          <table:table-cell office:value-type="string">
            <text:p>RES SMD 249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49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55LTR-ND</text:p>
          </table:table-cell>
          <table:table-cell office:value-type="string">
            <text:p>ERJ-2RKF2550X</text:p>
          </table:table-cell>
          <table:table-cell office:value-type="string">
            <text:p>Panasonic Electronic Components</text:p>
          </table:table-cell>
          <table:table-cell office:value-type="string">
            <text:p>RES SMD 255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55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61LTR-ND</text:p>
          </table:table-cell>
          <table:table-cell office:value-type="string">
            <text:p>ERJ-2RKF2610X</text:p>
          </table:table-cell>
          <table:table-cell office:value-type="string">
            <text:p>Panasonic Electronic Components</text:p>
          </table:table-cell>
          <table:table-cell office:value-type="string">
            <text:p>RES SMD 261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61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67LTR-ND</text:p>
          </table:table-cell>
          <table:table-cell office:value-type="string">
            <text:p>ERJ-2RKF2670X</text:p>
          </table:table-cell>
          <table:table-cell office:value-type="string">
            <text:p>Panasonic Electronic Components</text:p>
          </table:table-cell>
          <table:table-cell office:value-type="string">
            <text:p>RES SMD 267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67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70LTR-ND</text:p>
          </table:table-cell>
          <table:table-cell office:value-type="string">
            <text:p>ERJ-2RKF2700X</text:p>
          </table:table-cell>
          <table:table-cell office:value-type="string">
            <text:p>Panasonic Electronic Components</text:p>
          </table:table-cell>
          <table:table-cell office:value-type="string">
            <text:p>RES SMD 270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70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74LTR-ND</text:p>
          </table:table-cell>
          <table:table-cell office:value-type="string">
            <text:p>ERJ-2RKF2740X</text:p>
          </table:table-cell>
          <table:table-cell office:value-type="string">
            <text:p>Panasonic Electronic Components</text:p>
          </table:table-cell>
          <table:table-cell office:value-type="string">
            <text:p>RES SMD 274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74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80LTR-ND</text:p>
          </table:table-cell>
          <table:table-cell office:value-type="string">
            <text:p>ERJ-2RKF2800X</text:p>
          </table:table-cell>
          <table:table-cell office:value-type="string">
            <text:p>Panasonic Electronic Components</text:p>
          </table:table-cell>
          <table:table-cell office:value-type="string">
            <text:p>RES SMD 280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80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87LTR-ND</text:p>
          </table:table-cell>
          <table:table-cell office:value-type="string">
            <text:p>ERJ-2RKF2870X</text:p>
          </table:table-cell>
          <table:table-cell office:value-type="string">
            <text:p>Panasonic Electronic Components</text:p>
          </table:table-cell>
          <table:table-cell office:value-type="string">
            <text:p>RES SMD 287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87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94LTR-ND</text:p>
          </table:table-cell>
          <table:table-cell office:value-type="string">
            <text:p>ERJ-2RKF2940X</text:p>
          </table:table-cell>
          <table:table-cell office:value-type="string">
            <text:p>Panasonic Electronic Components</text:p>
          </table:table-cell>
          <table:table-cell office:value-type="string">
            <text:p>RES SMD 294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94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300LTR-ND</text:p>
          </table:table-cell>
          <table:table-cell office:value-type="string">
            <text:p>ERJ-2RKF3000X</text:p>
          </table:table-cell>
          <table:table-cell office:value-type="string">
            <text:p>Panasonic Electronic Components</text:p>
          </table:table-cell>
          <table:table-cell office:value-type="string">
            <text:p>RES SMD 300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00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301LTR-ND</text:p>
          </table:table-cell>
          <table:table-cell office:value-type="string">
            <text:p>ERJ-2RKF3010X</text:p>
          </table:table-cell>
          <table:table-cell office:value-type="string">
            <text:p>Panasonic Electronic Components</text:p>
          </table:table-cell>
          <table:table-cell office:value-type="string">
            <text:p>RES SMD 301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01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309LTR-ND</text:p>
          </table:table-cell>
          <table:table-cell office:value-type="string">
            <text:p>ERJ-2RKF3090X</text:p>
          </table:table-cell>
          <table:table-cell office:value-type="string">
            <text:p>Panasonic Electronic Components</text:p>
          </table:table-cell>
          <table:table-cell office:value-type="string">
            <text:p>RES SMD 309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09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316LTR-ND</text:p>
          </table:table-cell>
          <table:table-cell office:value-type="string">
            <text:p>ERJ-2RKF3160X</text:p>
          </table:table-cell>
          <table:table-cell office:value-type="string">
            <text:p>Panasonic Electronic Components</text:p>
          </table:table-cell>
          <table:table-cell office:value-type="string">
            <text:p>RES SMD 316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16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324LTR-ND</text:p>
          </table:table-cell>
          <table:table-cell office:value-type="string">
            <text:p>ERJ-2RKF3240X</text:p>
          </table:table-cell>
          <table:table-cell office:value-type="string">
            <text:p>Panasonic Electronic Components</text:p>
          </table:table-cell>
          <table:table-cell office:value-type="string">
            <text:p>RES SMD 324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24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330LTR-ND</text:p>
          </table:table-cell>
          <table:table-cell office:value-type="string">
            <text:p>ERJ-2RKF3300X</text:p>
          </table:table-cell>
          <table:table-cell office:value-type="string">
            <text:p>Panasonic Electronic Components</text:p>
          </table:table-cell>
          <table:table-cell office:value-type="string">
            <text:p>RES SMD 330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30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332LTR-ND</text:p>
          </table:table-cell>
          <table:table-cell office:value-type="string">
            <text:p>ERJ-2RKF3320X</text:p>
          </table:table-cell>
          <table:table-cell office:value-type="string">
            <text:p>Panasonic Electronic Components</text:p>
          </table:table-cell>
          <table:table-cell office:value-type="string">
            <text:p>RES SMD 332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32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340LTR-ND</text:p>
          </table:table-cell>
          <table:table-cell office:value-type="string">
            <text:p>ERJ-2RKF3400X</text:p>
          </table:table-cell>
          <table:table-cell office:value-type="string">
            <text:p>Panasonic Electronic Components</text:p>
          </table:table-cell>
          <table:table-cell office:value-type="string">
            <text:p>RES SMD 340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40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348LTR-ND</text:p>
          </table:table-cell>
          <table:table-cell office:value-type="string">
            <text:p>ERJ-2RKF3480X</text:p>
          </table:table-cell>
          <table:table-cell office:value-type="string">
            <text:p>Panasonic Electronic Components</text:p>
          </table:table-cell>
          <table:table-cell office:value-type="string">
            <text:p>RES SMD 348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48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357LTR-ND</text:p>
          </table:table-cell>
          <table:table-cell office:value-type="string">
            <text:p>ERJ-2RKF3570X</text:p>
          </table:table-cell>
          <table:table-cell office:value-type="string">
            <text:p>Panasonic Electronic Components</text:p>
          </table:table-cell>
          <table:table-cell office:value-type="string">
            <text:p>RES SMD 357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57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360LTR-ND</text:p>
          </table:table-cell>
          <table:table-cell office:value-type="string">
            <text:p>ERJ-2RKF3600X</text:p>
          </table:table-cell>
          <table:table-cell office:value-type="string">
            <text:p>Panasonic Electronic Components</text:p>
          </table:table-cell>
          <table:table-cell office:value-type="string">
            <text:p>RES SMD 360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60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365LTR-ND</text:p>
          </table:table-cell>
          <table:table-cell office:value-type="string">
            <text:p>ERJ-2RKF3650X</text:p>
          </table:table-cell>
          <table:table-cell office:value-type="string">
            <text:p>Panasonic Electronic Components</text:p>
          </table:table-cell>
          <table:table-cell office:value-type="string">
            <text:p>RES SMD 365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65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374LTR-ND</text:p>
          </table:table-cell>
          <table:table-cell office:value-type="string">
            <text:p>ERJ-2RKF3740X</text:p>
          </table:table-cell>
          <table:table-cell office:value-type="string">
            <text:p>Panasonic Electronic Components</text:p>
          </table:table-cell>
          <table:table-cell office:value-type="string">
            <text:p>RES SMD 374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74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383LTR-ND</text:p>
          </table:table-cell>
          <table:table-cell office:value-type="string">
            <text:p>ERJ-2RKF3830X</text:p>
          </table:table-cell>
          <table:table-cell office:value-type="string">
            <text:p>Panasonic Electronic Components</text:p>
          </table:table-cell>
          <table:table-cell office:value-type="string">
            <text:p>RES SMD 383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83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390LTR-ND</text:p>
          </table:table-cell>
          <table:table-cell office:value-type="string">
            <text:p>ERJ-2RKF3900X</text:p>
          </table:table-cell>
          <table:table-cell office:value-type="string">
            <text:p>Panasonic Electronic Components</text:p>
          </table:table-cell>
          <table:table-cell office:value-type="string">
            <text:p>RES SMD 390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90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392LTR-ND</text:p>
          </table:table-cell>
          <table:table-cell office:value-type="string">
            <text:p>ERJ-2RKF3920X</text:p>
          </table:table-cell>
          <table:table-cell office:value-type="string">
            <text:p>Panasonic Electronic Components</text:p>
          </table:table-cell>
          <table:table-cell office:value-type="string">
            <text:p>RES SMD 392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92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402LTR-ND</text:p>
          </table:table-cell>
          <table:table-cell office:value-type="string">
            <text:p>ERJ-2RKF4020X</text:p>
          </table:table-cell>
          <table:table-cell office:value-type="string">
            <text:p>Panasonic Electronic Components</text:p>
          </table:table-cell>
          <table:table-cell office:value-type="string">
            <text:p>RES SMD 402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02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412LTR-ND</text:p>
          </table:table-cell>
          <table:table-cell office:value-type="string">
            <text:p>ERJ-2RKF4120X</text:p>
          </table:table-cell>
          <table:table-cell office:value-type="string">
            <text:p>Panasonic Electronic Components</text:p>
          </table:table-cell>
          <table:table-cell office:value-type="string">
            <text:p>RES SMD 412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12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422LTR-ND</text:p>
          </table:table-cell>
          <table:table-cell office:value-type="string">
            <text:p>ERJ-2RKF4220X</text:p>
          </table:table-cell>
          <table:table-cell office:value-type="string">
            <text:p>Panasonic Electronic Components</text:p>
          </table:table-cell>
          <table:table-cell office:value-type="string">
            <text:p>RES SMD 422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22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430LTR-ND</text:p>
          </table:table-cell>
          <table:table-cell office:value-type="string">
            <text:p>ERJ-2RKF4300X</text:p>
          </table:table-cell>
          <table:table-cell office:value-type="string">
            <text:p>Panasonic Electronic Components</text:p>
          </table:table-cell>
          <table:table-cell office:value-type="string">
            <text:p>RES SMD 430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30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432LTR-ND</text:p>
          </table:table-cell>
          <table:table-cell office:value-type="string">
            <text:p>ERJ-2RKF4320X</text:p>
          </table:table-cell>
          <table:table-cell office:value-type="string">
            <text:p>Panasonic Electronic Components</text:p>
          </table:table-cell>
          <table:table-cell office:value-type="string">
            <text:p>RES SMD 432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32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442LTR-ND</text:p>
          </table:table-cell>
          <table:table-cell office:value-type="string">
            <text:p>ERJ-2RKF4420X</text:p>
          </table:table-cell>
          <table:table-cell office:value-type="string">
            <text:p>Panasonic Electronic Components</text:p>
          </table:table-cell>
          <table:table-cell office:value-type="string">
            <text:p>RES SMD 442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42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453LTR-ND</text:p>
          </table:table-cell>
          <table:table-cell office:value-type="string">
            <text:p>ERJ-2RKF4530X</text:p>
          </table:table-cell>
          <table:table-cell office:value-type="string">
            <text:p>Panasonic Electronic Components</text:p>
          </table:table-cell>
          <table:table-cell office:value-type="string">
            <text:p>RES SMD 453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53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464LTR-ND</text:p>
          </table:table-cell>
          <table:table-cell office:value-type="string">
            <text:p>ERJ-2RKF4640X</text:p>
          </table:table-cell>
          <table:table-cell office:value-type="string">
            <text:p>Panasonic Electronic Components</text:p>
          </table:table-cell>
          <table:table-cell office:value-type="string">
            <text:p>RES SMD 464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64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470LTR-ND</text:p>
          </table:table-cell>
          <table:table-cell office:value-type="string">
            <text:p>ERJ-2RKF4700X</text:p>
          </table:table-cell>
          <table:table-cell office:value-type="string">
            <text:p>Panasonic Electronic Components</text:p>
          </table:table-cell>
          <table:table-cell office:value-type="string">
            <text:p>RES SMD 470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70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475LTR-ND</text:p>
          </table:table-cell>
          <table:table-cell office:value-type="string">
            <text:p>ERJ-2RKF4750X</text:p>
          </table:table-cell>
          <table:table-cell office:value-type="string">
            <text:p>Panasonic Electronic Components</text:p>
          </table:table-cell>
          <table:table-cell office:value-type="string">
            <text:p>RES SMD 475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75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487LTR-ND</text:p>
          </table:table-cell>
          <table:table-cell office:value-type="string">
            <text:p>ERJ-2RKF4870X</text:p>
          </table:table-cell>
          <table:table-cell office:value-type="string">
            <text:p>Panasonic Electronic Components</text:p>
          </table:table-cell>
          <table:table-cell office:value-type="string">
            <text:p>RES SMD 487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87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499LTR-ND</text:p>
          </table:table-cell>
          <table:table-cell office:value-type="string">
            <text:p>ERJ-2RKF4990X</text:p>
          </table:table-cell>
          <table:table-cell office:value-type="string">
            <text:p>Panasonic Electronic Components</text:p>
          </table:table-cell>
          <table:table-cell office:value-type="string">
            <text:p>RES SMD 499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99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510LTR-ND</text:p>
          </table:table-cell>
          <table:table-cell office:value-type="string">
            <text:p>ERJ-2RKF5100X</text:p>
          </table:table-cell>
          <table:table-cell office:value-type="string">
            <text:p>Panasonic Electronic Components</text:p>
          </table:table-cell>
          <table:table-cell office:value-type="string">
            <text:p>RES SMD 510 OHM 1% 1/10W 0402</text:p>
          </table:table-cell>
          <table:table-cell office:value-type="float" office:value="0.00448">
            <text:p>0.00448</text:p>
          </table:table-cell>
          <table:table-cell office:value-type="string">
            <text:p>510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511LTR-ND</text:p>
          </table:table-cell>
          <table:table-cell office:value-type="string">
            <text:p>ERJ-2RKF5110X</text:p>
          </table:table-cell>
          <table:table-cell office:value-type="string">
            <text:p>Panasonic Electronic Components</text:p>
          </table:table-cell>
          <table:table-cell office:value-type="string">
            <text:p>RES SMD 511 OHM 1% 1/10W 0402</text:p>
          </table:table-cell>
          <table:table-cell office:value-type="float" office:value="0.00448">
            <text:p>0.00448</text:p>
          </table:table-cell>
          <table:table-cell office:value-type="string">
            <text:p>511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523LTR-ND</text:p>
          </table:table-cell>
          <table:table-cell office:value-type="string">
            <text:p>ERJ-2RKF5230X</text:p>
          </table:table-cell>
          <table:table-cell office:value-type="string">
            <text:p>Panasonic Electronic Components</text:p>
          </table:table-cell>
          <table:table-cell office:value-type="string">
            <text:p>RES SMD 523 OHM 1% 1/10W 0402</text:p>
          </table:table-cell>
          <table:table-cell office:value-type="float" office:value="0.00448">
            <text:p>0.00448</text:p>
          </table:table-cell>
          <table:table-cell office:value-type="string">
            <text:p>523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536LTR-ND</text:p>
          </table:table-cell>
          <table:table-cell office:value-type="string">
            <text:p>ERJ-2RKF5360X</text:p>
          </table:table-cell>
          <table:table-cell office:value-type="string">
            <text:p>Panasonic Electronic Components</text:p>
          </table:table-cell>
          <table:table-cell office:value-type="string">
            <text:p>RES SMD 536 OHM 1% 1/10W 0402</text:p>
          </table:table-cell>
          <table:table-cell office:value-type="float" office:value="0.00448">
            <text:p>0.00448</text:p>
          </table:table-cell>
          <table:table-cell office:value-type="string">
            <text:p>536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549LTR-ND</text:p>
          </table:table-cell>
          <table:table-cell office:value-type="string">
            <text:p>ERJ-2RKF5490X</text:p>
          </table:table-cell>
          <table:table-cell office:value-type="string">
            <text:p>Panasonic Electronic Components</text:p>
          </table:table-cell>
          <table:table-cell office:value-type="string">
            <text:p>RES SMD 549 OHM 1% 1/10W 0402</text:p>
          </table:table-cell>
          <table:table-cell office:value-type="float" office:value="0.00448">
            <text:p>0.00448</text:p>
          </table:table-cell>
          <table:table-cell office:value-type="string">
            <text:p>549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560LTR-ND</text:p>
          </table:table-cell>
          <table:table-cell office:value-type="string">
            <text:p>ERJ-2RKF5600X</text:p>
          </table:table-cell>
          <table:table-cell office:value-type="string">
            <text:p>Panasonic Electronic Components</text:p>
          </table:table-cell>
          <table:table-cell office:value-type="string">
            <text:p>RES SMD 560 OHM 1% 1/10W 0402</text:p>
          </table:table-cell>
          <table:table-cell office:value-type="float" office:value="0.00448">
            <text:p>0.00448</text:p>
          </table:table-cell>
          <table:table-cell office:value-type="string">
            <text:p>560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562LTR-ND</text:p>
          </table:table-cell>
          <table:table-cell office:value-type="string">
            <text:p>ERJ-2RKF5620X</text:p>
          </table:table-cell>
          <table:table-cell office:value-type="string">
            <text:p>Panasonic Electronic Components</text:p>
          </table:table-cell>
          <table:table-cell office:value-type="string">
            <text:p>RES SMD 562 OHM 1% 1/10W 0402</text:p>
          </table:table-cell>
          <table:table-cell office:value-type="float" office:value="0.00448">
            <text:p>0.00448</text:p>
          </table:table-cell>
          <table:table-cell office:value-type="string">
            <text:p>562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576LTR-ND</text:p>
          </table:table-cell>
          <table:table-cell office:value-type="string">
            <text:p>ERJ-2RKF5760X</text:p>
          </table:table-cell>
          <table:table-cell office:value-type="string">
            <text:p>Panasonic Electronic Components</text:p>
          </table:table-cell>
          <table:table-cell office:value-type="string">
            <text:p>RES SMD 576 OHM 1% 1/10W 0402</text:p>
          </table:table-cell>
          <table:table-cell office:value-type="float" office:value="0.00448">
            <text:p>0.00448</text:p>
          </table:table-cell>
          <table:table-cell office:value-type="string">
            <text:p>576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590LTR-ND</text:p>
          </table:table-cell>
          <table:table-cell office:value-type="string">
            <text:p>ERJ-2RKF5900X</text:p>
          </table:table-cell>
          <table:table-cell office:value-type="string">
            <text:p>Panasonic Electronic Components</text:p>
          </table:table-cell>
          <table:table-cell office:value-type="string">
            <text:p>RES SMD 590 OHM 1% 1/10W 0402</text:p>
          </table:table-cell>
          <table:table-cell office:value-type="float" office:value="0.00448">
            <text:p>0.00448</text:p>
          </table:table-cell>
          <table:table-cell office:value-type="string">
            <text:p>590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604LTR-ND</text:p>
          </table:table-cell>
          <table:table-cell office:value-type="string">
            <text:p>ERJ-2RKF6040X</text:p>
          </table:table-cell>
          <table:table-cell office:value-type="string">
            <text:p>Panasonic Electronic Components</text:p>
          </table:table-cell>
          <table:table-cell office:value-type="string">
            <text:p>RES SMD 604 OHM 1% 1/10W 0402</text:p>
          </table:table-cell>
          <table:table-cell office:value-type="float" office:value="0.00448">
            <text:p>0.00448</text:p>
          </table:table-cell>
          <table:table-cell office:value-type="string">
            <text:p>604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619LTR-ND</text:p>
          </table:table-cell>
          <table:table-cell office:value-type="string">
            <text:p>ERJ-2RKF6190X</text:p>
          </table:table-cell>
          <table:table-cell office:value-type="string">
            <text:p>Panasonic Electronic Components</text:p>
          </table:table-cell>
          <table:table-cell office:value-type="string">
            <text:p>RES SMD 619 OHM 1% 1/10W 0402</text:p>
          </table:table-cell>
          <table:table-cell office:value-type="float" office:value="0.00448">
            <text:p>0.00448</text:p>
          </table:table-cell>
          <table:table-cell office:value-type="string">
            <text:p>619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620LTR-ND</text:p>
          </table:table-cell>
          <table:table-cell office:value-type="string">
            <text:p>ERJ-2RKF6200X</text:p>
          </table:table-cell>
          <table:table-cell office:value-type="string">
            <text:p>Panasonic Electronic Components</text:p>
          </table:table-cell>
          <table:table-cell office:value-type="string">
            <text:p>RES SMD 620 OHM 1% 1/10W 0402</text:p>
          </table:table-cell>
          <table:table-cell office:value-type="float" office:value="0.00448">
            <text:p>0.00448</text:p>
          </table:table-cell>
          <table:table-cell office:value-type="string">
            <text:p>620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634LTR-ND</text:p>
          </table:table-cell>
          <table:table-cell office:value-type="string">
            <text:p>ERJ-2RKF6340X</text:p>
          </table:table-cell>
          <table:table-cell office:value-type="string">
            <text:p>Panasonic Electronic Components</text:p>
          </table:table-cell>
          <table:table-cell office:value-type="string">
            <text:p>RES SMD 634 OHM 1% 1/10W 0402</text:p>
          </table:table-cell>
          <table:table-cell office:value-type="float" office:value="0.00448">
            <text:p>0.00448</text:p>
          </table:table-cell>
          <table:table-cell office:value-type="string">
            <text:p>634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649LTR-ND</text:p>
          </table:table-cell>
          <table:table-cell office:value-type="string">
            <text:p>ERJ-2RKF6490X</text:p>
          </table:table-cell>
          <table:table-cell office:value-type="string">
            <text:p>Panasonic Electronic Components</text:p>
          </table:table-cell>
          <table:table-cell office:value-type="string">
            <text:p>RES SMD 649 OHM 1% 1/10W 0402</text:p>
          </table:table-cell>
          <table:table-cell office:value-type="float" office:value="0.00448">
            <text:p>0.00448</text:p>
          </table:table-cell>
          <table:table-cell office:value-type="string">
            <text:p>649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665LTR-ND</text:p>
          </table:table-cell>
          <table:table-cell office:value-type="string">
            <text:p>ERJ-2RKF6650X</text:p>
          </table:table-cell>
          <table:table-cell office:value-type="string">
            <text:p>Panasonic Electronic Components</text:p>
          </table:table-cell>
          <table:table-cell office:value-type="string">
            <text:p>RES SMD 665 OHM 1% 1/10W 0402</text:p>
          </table:table-cell>
          <table:table-cell office:value-type="float" office:value="0.00448">
            <text:p>0.00448</text:p>
          </table:table-cell>
          <table:table-cell office:value-type="string">
            <text:p>665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680LTR-ND</text:p>
          </table:table-cell>
          <table:table-cell office:value-type="string">
            <text:p>ERJ-2RKF6800X</text:p>
          </table:table-cell>
          <table:table-cell office:value-type="string">
            <text:p>Panasonic Electronic Components</text:p>
          </table:table-cell>
          <table:table-cell office:value-type="string">
            <text:p>RES SMD 680 OHM 1% 1/10W 0402</text:p>
          </table:table-cell>
          <table:table-cell office:value-type="float" office:value="0.00448">
            <text:p>0.00448</text:p>
          </table:table-cell>
          <table:table-cell office:value-type="string">
            <text:p>680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681LTR-ND</text:p>
          </table:table-cell>
          <table:table-cell office:value-type="string">
            <text:p>ERJ-2RKF6810X</text:p>
          </table:table-cell>
          <table:table-cell office:value-type="string">
            <text:p>Panasonic Electronic Components</text:p>
          </table:table-cell>
          <table:table-cell office:value-type="string">
            <text:p>RES SMD 681 OHM 1% 1/10W 0402</text:p>
          </table:table-cell>
          <table:table-cell office:value-type="float" office:value="0.00448">
            <text:p>0.00448</text:p>
          </table:table-cell>
          <table:table-cell office:value-type="string">
            <text:p>681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698LTR-ND</text:p>
          </table:table-cell>
          <table:table-cell office:value-type="string">
            <text:p>ERJ-2RKF6980X</text:p>
          </table:table-cell>
          <table:table-cell office:value-type="string">
            <text:p>Panasonic Electronic Components</text:p>
          </table:table-cell>
          <table:table-cell office:value-type="string">
            <text:p>RES SMD 698 OHM 1% 1/10W 0402</text:p>
          </table:table-cell>
          <table:table-cell office:value-type="float" office:value="0.00448">
            <text:p>0.00448</text:p>
          </table:table-cell>
          <table:table-cell office:value-type="string">
            <text:p>698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715LTR-ND</text:p>
          </table:table-cell>
          <table:table-cell office:value-type="string">
            <text:p>ERJ-2RKF7150X</text:p>
          </table:table-cell>
          <table:table-cell office:value-type="string">
            <text:p>Panasonic Electronic Components</text:p>
          </table:table-cell>
          <table:table-cell office:value-type="string">
            <text:p>RES SMD 715 OHM 1% 1/10W 0402</text:p>
          </table:table-cell>
          <table:table-cell office:value-type="float" office:value="0.00448">
            <text:p>0.00448</text:p>
          </table:table-cell>
          <table:table-cell office:value-type="string">
            <text:p>715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732LTR-ND</text:p>
          </table:table-cell>
          <table:table-cell office:value-type="string">
            <text:p>ERJ-2RKF7320X</text:p>
          </table:table-cell>
          <table:table-cell office:value-type="string">
            <text:p>Panasonic Electronic Components</text:p>
          </table:table-cell>
          <table:table-cell office:value-type="string">
            <text:p>RES SMD 732 OHM 1% 1/10W 0402</text:p>
          </table:table-cell>
          <table:table-cell office:value-type="float" office:value="0.00448">
            <text:p>0.00448</text:p>
          </table:table-cell>
          <table:table-cell office:value-type="string">
            <text:p>732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750LTR-ND</text:p>
          </table:table-cell>
          <table:table-cell office:value-type="string">
            <text:p>ERJ-2RKF7500X</text:p>
          </table:table-cell>
          <table:table-cell office:value-type="string">
            <text:p>Panasonic Electronic Components</text:p>
          </table:table-cell>
          <table:table-cell office:value-type="string">
            <text:p>RES SMD 750 OHM 1% 1/10W 0402</text:p>
          </table:table-cell>
          <table:table-cell office:value-type="float" office:value="0.00448">
            <text:p>0.00448</text:p>
          </table:table-cell>
          <table:table-cell office:value-type="string">
            <text:p>750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768LTR-ND</text:p>
          </table:table-cell>
          <table:table-cell office:value-type="string">
            <text:p>ERJ-2RKF7680X</text:p>
          </table:table-cell>
          <table:table-cell office:value-type="string">
            <text:p>Panasonic Electronic Components</text:p>
          </table:table-cell>
          <table:table-cell office:value-type="string">
            <text:p>RES SMD 768 OHM 1% 1/10W 0402</text:p>
          </table:table-cell>
          <table:table-cell office:value-type="float" office:value="0.00448">
            <text:p>0.00448</text:p>
          </table:table-cell>
          <table:table-cell office:value-type="string">
            <text:p>768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787LTR-ND</text:p>
          </table:table-cell>
          <table:table-cell office:value-type="string">
            <text:p>ERJ-2RKF7870X</text:p>
          </table:table-cell>
          <table:table-cell office:value-type="string">
            <text:p>Panasonic Electronic Components</text:p>
          </table:table-cell>
          <table:table-cell office:value-type="string">
            <text:p>RES SMD 787 OHM 1% 1/10W 0402</text:p>
          </table:table-cell>
          <table:table-cell office:value-type="float" office:value="0.00448">
            <text:p>0.00448</text:p>
          </table:table-cell>
          <table:table-cell office:value-type="string">
            <text:p>787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806LTR-ND</text:p>
          </table:table-cell>
          <table:table-cell office:value-type="string">
            <text:p>ERJ-2RKF8060X</text:p>
          </table:table-cell>
          <table:table-cell office:value-type="string">
            <text:p>Panasonic Electronic Components</text:p>
          </table:table-cell>
          <table:table-cell office:value-type="string">
            <text:p>RES SMD 806 OHM 1% 1/10W 0402</text:p>
          </table:table-cell>
          <table:table-cell office:value-type="float" office:value="0.00448">
            <text:p>0.00448</text:p>
          </table:table-cell>
          <table:table-cell office:value-type="string">
            <text:p>806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820LTR-ND</text:p>
          </table:table-cell>
          <table:table-cell office:value-type="string">
            <text:p>ERJ-2RKF8200X</text:p>
          </table:table-cell>
          <table:table-cell office:value-type="string">
            <text:p>Panasonic Electronic Components</text:p>
          </table:table-cell>
          <table:table-cell office:value-type="string">
            <text:p>RES SMD 820 OHM 1% 1/10W 0402</text:p>
          </table:table-cell>
          <table:table-cell office:value-type="float" office:value="0.00448">
            <text:p>0.00448</text:p>
          </table:table-cell>
          <table:table-cell office:value-type="string">
            <text:p>820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825LTR-ND</text:p>
          </table:table-cell>
          <table:table-cell office:value-type="string">
            <text:p>ERJ-2RKF8250X</text:p>
          </table:table-cell>
          <table:table-cell office:value-type="string">
            <text:p>Panasonic Electronic Components</text:p>
          </table:table-cell>
          <table:table-cell office:value-type="string">
            <text:p>RES SMD 825 OHM 1% 1/10W 0402</text:p>
          </table:table-cell>
          <table:table-cell office:value-type="float" office:value="0.00448">
            <text:p>0.00448</text:p>
          </table:table-cell>
          <table:table-cell office:value-type="string">
            <text:p>825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845LTR-ND</text:p>
          </table:table-cell>
          <table:table-cell office:value-type="string">
            <text:p>ERJ-2RKF8450X</text:p>
          </table:table-cell>
          <table:table-cell office:value-type="string">
            <text:p>Panasonic Electronic Components</text:p>
          </table:table-cell>
          <table:table-cell office:value-type="string">
            <text:p>RES SMD 845 OHM 1% 1/10W 0402</text:p>
          </table:table-cell>
          <table:table-cell office:value-type="float" office:value="0.00448">
            <text:p>0.00448</text:p>
          </table:table-cell>
          <table:table-cell office:value-type="string">
            <text:p>845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866LTR-ND</text:p>
          </table:table-cell>
          <table:table-cell office:value-type="string">
            <text:p>ERJ-2RKF8660X</text:p>
          </table:table-cell>
          <table:table-cell office:value-type="string">
            <text:p>Panasonic Electronic Components</text:p>
          </table:table-cell>
          <table:table-cell office:value-type="string">
            <text:p>RES SMD 866 OHM 1% 1/10W 0402</text:p>
          </table:table-cell>
          <table:table-cell office:value-type="float" office:value="0.00448">
            <text:p>0.00448</text:p>
          </table:table-cell>
          <table:table-cell office:value-type="string">
            <text:p>866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887LTR-ND</text:p>
          </table:table-cell>
          <table:table-cell office:value-type="string">
            <text:p>ERJ-2RKF8870X</text:p>
          </table:table-cell>
          <table:table-cell office:value-type="string">
            <text:p>Panasonic Electronic Components</text:p>
          </table:table-cell>
          <table:table-cell office:value-type="string">
            <text:p>RES SMD 887 OHM 1% 1/10W 0402</text:p>
          </table:table-cell>
          <table:table-cell office:value-type="float" office:value="0.00448">
            <text:p>0.00448</text:p>
          </table:table-cell>
          <table:table-cell office:value-type="string">
            <text:p>887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909LTR-ND</text:p>
          </table:table-cell>
          <table:table-cell office:value-type="string">
            <text:p>ERJ-2RKF9090X</text:p>
          </table:table-cell>
          <table:table-cell office:value-type="string">
            <text:p>Panasonic Electronic Components</text:p>
          </table:table-cell>
          <table:table-cell office:value-type="string">
            <text:p>RES SMD 909 OHM 1% 1/10W 0402</text:p>
          </table:table-cell>
          <table:table-cell office:value-type="float" office:value="0.00448">
            <text:p>0.00448</text:p>
          </table:table-cell>
          <table:table-cell office:value-type="string">
            <text:p>909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910LTR-ND</text:p>
          </table:table-cell>
          <table:table-cell office:value-type="string">
            <text:p>ERJ-2RKF9100X</text:p>
          </table:table-cell>
          <table:table-cell office:value-type="string">
            <text:p>Panasonic Electronic Components</text:p>
          </table:table-cell>
          <table:table-cell office:value-type="string">
            <text:p>RES SMD 910 OHM 1% 1/10W 0402</text:p>
          </table:table-cell>
          <table:table-cell office:value-type="float" office:value="0.00448">
            <text:p>0.00448</text:p>
          </table:table-cell>
          <table:table-cell office:value-type="string">
            <text:p>910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931LTR-ND</text:p>
          </table:table-cell>
          <table:table-cell office:value-type="string">
            <text:p>ERJ-2RKF9310X</text:p>
          </table:table-cell>
          <table:table-cell office:value-type="string">
            <text:p>Panasonic Electronic Components</text:p>
          </table:table-cell>
          <table:table-cell office:value-type="string">
            <text:p>RES SMD 931 OHM 1% 1/10W 0402</text:p>
          </table:table-cell>
          <table:table-cell office:value-type="float" office:value="0.00448">
            <text:p>0.00448</text:p>
          </table:table-cell>
          <table:table-cell office:value-type="string">
            <text:p>931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953LTR-ND</text:p>
          </table:table-cell>
          <table:table-cell office:value-type="string">
            <text:p>ERJ-2RKF9530X</text:p>
          </table:table-cell>
          <table:table-cell office:value-type="string">
            <text:p>Panasonic Electronic Components</text:p>
          </table:table-cell>
          <table:table-cell office:value-type="string">
            <text:p>RES SMD 953 OHM 1% 1/10W 0402</text:p>
          </table:table-cell>
          <table:table-cell office:value-type="float" office:value="0.00448">
            <text:p>0.00448</text:p>
          </table:table-cell>
          <table:table-cell office:value-type="string">
            <text:p>953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976LTR-ND</text:p>
          </table:table-cell>
          <table:table-cell office:value-type="string">
            <text:p>ERJ-2RKF9760X</text:p>
          </table:table-cell>
          <table:table-cell office:value-type="string">
            <text:p>Panasonic Electronic Components</text:p>
          </table:table-cell>
          <table:table-cell office:value-type="string">
            <text:p>RES SMD 976 OHM 1% 1/10W 0402</text:p>
          </table:table-cell>
          <table:table-cell office:value-type="float" office:value="0.00448">
            <text:p>0.00448</text:p>
          </table:table-cell>
          <table:table-cell office:value-type="string">
            <text:p>976 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.00KLTR-ND</text:p>
          </table:table-cell>
          <table:table-cell office:value-type="string">
            <text:p>ERJ-2RKF1001X</text:p>
          </table:table-cell>
          <table:table-cell office:value-type="string">
            <text:p>Panasonic Electronic Components</text:p>
          </table:table-cell>
          <table:table-cell office:value-type="string">
            <text:p>RES SMD 1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.02KLTR-ND</text:p>
          </table:table-cell>
          <table:table-cell office:value-type="string">
            <text:p>ERJ-2RKF1021X</text:p>
          </table:table-cell>
          <table:table-cell office:value-type="string">
            <text:p>Panasonic Electronic Components</text:p>
          </table:table-cell>
          <table:table-cell office:value-type="string">
            <text:p>RES SMD 1.02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.02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.05KLTR-ND</text:p>
          </table:table-cell>
          <table:table-cell office:value-type="string">
            <text:p>ERJ-2RKF1051X</text:p>
          </table:table-cell>
          <table:table-cell office:value-type="string">
            <text:p>Panasonic Electronic Components</text:p>
          </table:table-cell>
          <table:table-cell office:value-type="string">
            <text:p>RES SMD 1.05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.05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.07KLTR-ND</text:p>
          </table:table-cell>
          <table:table-cell office:value-type="string">
            <text:p>ERJ-2RKF1071X</text:p>
          </table:table-cell>
          <table:table-cell office:value-type="string">
            <text:p>Panasonic Electronic Components</text:p>
          </table:table-cell>
          <table:table-cell office:value-type="string">
            <text:p>RES SMD 1.07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.07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.10KLTR-ND</text:p>
          </table:table-cell>
          <table:table-cell office:value-type="string">
            <text:p>ERJ-2RKF1101X</text:p>
          </table:table-cell>
          <table:table-cell office:value-type="string">
            <text:p>Panasonic Electronic Components</text:p>
          </table:table-cell>
          <table:table-cell office:value-type="string">
            <text:p>RES SMD 1.1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.1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.13KLTR-ND</text:p>
          </table:table-cell>
          <table:table-cell office:value-type="string">
            <text:p>ERJ-2RKF1131X</text:p>
          </table:table-cell>
          <table:table-cell office:value-type="string">
            <text:p>Panasonic Electronic Components</text:p>
          </table:table-cell>
          <table:table-cell office:value-type="string">
            <text:p>RES SMD 1.13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.13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.15KLTR-ND</text:p>
          </table:table-cell>
          <table:table-cell office:value-type="string">
            <text:p>ERJ-2RKF1151X</text:p>
          </table:table-cell>
          <table:table-cell office:value-type="string">
            <text:p>Panasonic Electronic Components</text:p>
          </table:table-cell>
          <table:table-cell office:value-type="string">
            <text:p>RES SMD 1.15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.15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.18KLTR-ND</text:p>
          </table:table-cell>
          <table:table-cell office:value-type="string">
            <text:p>ERJ-2RKF1181X</text:p>
          </table:table-cell>
          <table:table-cell office:value-type="string">
            <text:p>Panasonic Electronic Components</text:p>
          </table:table-cell>
          <table:table-cell office:value-type="string">
            <text:p>RES SMD 1.18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.18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.20KLTR-ND</text:p>
          </table:table-cell>
          <table:table-cell office:value-type="string">
            <text:p>ERJ-2RKF1201X</text:p>
          </table:table-cell>
          <table:table-cell office:value-type="string">
            <text:p>Panasonic Electronic Components</text:p>
          </table:table-cell>
          <table:table-cell office:value-type="string">
            <text:p>RES SMD 1.2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.2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.21KLTR-ND</text:p>
          </table:table-cell>
          <table:table-cell office:value-type="string">
            <text:p>ERJ-2RKF1211X</text:p>
          </table:table-cell>
          <table:table-cell office:value-type="string">
            <text:p>Panasonic Electronic Components</text:p>
          </table:table-cell>
          <table:table-cell office:value-type="string">
            <text:p>RES SMD 1.21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.21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.24KLTR-ND</text:p>
          </table:table-cell>
          <table:table-cell office:value-type="string">
            <text:p>ERJ-2RKF1241X</text:p>
          </table:table-cell>
          <table:table-cell office:value-type="string">
            <text:p>Panasonic Electronic Components</text:p>
          </table:table-cell>
          <table:table-cell office:value-type="string">
            <text:p>RES SMD 1.24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.24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.27KLTR-ND</text:p>
          </table:table-cell>
          <table:table-cell office:value-type="string">
            <text:p>ERJ-2RKF1271X</text:p>
          </table:table-cell>
          <table:table-cell office:value-type="string">
            <text:p>Panasonic Electronic Components</text:p>
          </table:table-cell>
          <table:table-cell office:value-type="string">
            <text:p>RES SMD 1.27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.27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.30KLTR-ND</text:p>
          </table:table-cell>
          <table:table-cell office:value-type="string">
            <text:p>ERJ-2RKF1301X</text:p>
          </table:table-cell>
          <table:table-cell office:value-type="string">
            <text:p>Panasonic Electronic Components</text:p>
          </table:table-cell>
          <table:table-cell office:value-type="string">
            <text:p>RES SMD 1.3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.3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.33KLTR-ND</text:p>
          </table:table-cell>
          <table:table-cell office:value-type="string">
            <text:p>ERJ-2RKF1331X</text:p>
          </table:table-cell>
          <table:table-cell office:value-type="string">
            <text:p>Panasonic Electronic Components</text:p>
          </table:table-cell>
          <table:table-cell office:value-type="string">
            <text:p>RES SMD 1.33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.33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.37KLTR-ND</text:p>
          </table:table-cell>
          <table:table-cell office:value-type="string">
            <text:p>ERJ-2RKF1371X</text:p>
          </table:table-cell>
          <table:table-cell office:value-type="string">
            <text:p>Panasonic Electronic Components</text:p>
          </table:table-cell>
          <table:table-cell office:value-type="string">
            <text:p>RES SMD 1.37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.37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.40KLTR-ND</text:p>
          </table:table-cell>
          <table:table-cell office:value-type="string">
            <text:p>ERJ-2RKF1401X</text:p>
          </table:table-cell>
          <table:table-cell office:value-type="string">
            <text:p>Panasonic Electronic Components</text:p>
          </table:table-cell>
          <table:table-cell office:value-type="string">
            <text:p>RES SMD 1.4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.4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.43KLTR-ND</text:p>
          </table:table-cell>
          <table:table-cell office:value-type="string">
            <text:p>ERJ-2RKF1431X</text:p>
          </table:table-cell>
          <table:table-cell office:value-type="string">
            <text:p>Panasonic Electronic Components</text:p>
          </table:table-cell>
          <table:table-cell office:value-type="string">
            <text:p>RES SMD 1.43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.43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.47KLTR-ND</text:p>
          </table:table-cell>
          <table:table-cell office:value-type="string">
            <text:p>ERJ-2RKF1471X</text:p>
          </table:table-cell>
          <table:table-cell office:value-type="string">
            <text:p>Panasonic Electronic Components</text:p>
          </table:table-cell>
          <table:table-cell office:value-type="string">
            <text:p>RES SMD 1.47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.47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.50KLTR-ND</text:p>
          </table:table-cell>
          <table:table-cell office:value-type="string">
            <text:p>ERJ-2RKF1501X</text:p>
          </table:table-cell>
          <table:table-cell office:value-type="string">
            <text:p>Panasonic Electronic Components</text:p>
          </table:table-cell>
          <table:table-cell office:value-type="string">
            <text:p>RES SMD 1.5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.5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.54KLTR-ND</text:p>
          </table:table-cell>
          <table:table-cell office:value-type="string">
            <text:p>ERJ-2RKF1541X</text:p>
          </table:table-cell>
          <table:table-cell office:value-type="string">
            <text:p>Panasonic Electronic Components</text:p>
          </table:table-cell>
          <table:table-cell office:value-type="string">
            <text:p>RES SMD 1.54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.54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.58KLTR-ND</text:p>
          </table:table-cell>
          <table:table-cell office:value-type="string">
            <text:p>ERJ-2RKF1581X</text:p>
          </table:table-cell>
          <table:table-cell office:value-type="string">
            <text:p>Panasonic Electronic Components</text:p>
          </table:table-cell>
          <table:table-cell office:value-type="string">
            <text:p>RES SMD 1.58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.58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.60KLTR-ND</text:p>
          </table:table-cell>
          <table:table-cell office:value-type="string">
            <text:p>ERJ-2RKF1601X</text:p>
          </table:table-cell>
          <table:table-cell office:value-type="string">
            <text:p>Panasonic Electronic Components</text:p>
          </table:table-cell>
          <table:table-cell office:value-type="string">
            <text:p>RES SMD 1.6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.6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.62KLTR-ND</text:p>
          </table:table-cell>
          <table:table-cell office:value-type="string">
            <text:p>ERJ-2RKF1621X</text:p>
          </table:table-cell>
          <table:table-cell office:value-type="string">
            <text:p>Panasonic Electronic Components</text:p>
          </table:table-cell>
          <table:table-cell office:value-type="string">
            <text:p>RES SMD 1.62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.62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.65KLTR-ND</text:p>
          </table:table-cell>
          <table:table-cell office:value-type="string">
            <text:p>ERJ-2RKF1651X</text:p>
          </table:table-cell>
          <table:table-cell office:value-type="string">
            <text:p>Panasonic Electronic Components</text:p>
          </table:table-cell>
          <table:table-cell office:value-type="string">
            <text:p>RES SMD 1.65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.65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.69KLTR-ND</text:p>
          </table:table-cell>
          <table:table-cell office:value-type="string">
            <text:p>ERJ-2RKF1691X</text:p>
          </table:table-cell>
          <table:table-cell office:value-type="string">
            <text:p>Panasonic Electronic Components</text:p>
          </table:table-cell>
          <table:table-cell office:value-type="string">
            <text:p>RES SMD 1.69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.69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.74KLTR-ND</text:p>
          </table:table-cell>
          <table:table-cell office:value-type="string">
            <text:p>ERJ-2RKF1741X</text:p>
          </table:table-cell>
          <table:table-cell office:value-type="string">
            <text:p>Panasonic Electronic Components</text:p>
          </table:table-cell>
          <table:table-cell office:value-type="string">
            <text:p>RES SMD 1.74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.74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.78KLTR-ND</text:p>
          </table:table-cell>
          <table:table-cell office:value-type="string">
            <text:p>ERJ-2RKF1781X</text:p>
          </table:table-cell>
          <table:table-cell office:value-type="string">
            <text:p>Panasonic Electronic Components</text:p>
          </table:table-cell>
          <table:table-cell office:value-type="string">
            <text:p>RES SMD 1.78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.78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.80KLTR-ND</text:p>
          </table:table-cell>
          <table:table-cell office:value-type="string">
            <text:p>ERJ-2RKF1801X</text:p>
          </table:table-cell>
          <table:table-cell office:value-type="string">
            <text:p>Panasonic Electronic Components</text:p>
          </table:table-cell>
          <table:table-cell office:value-type="string">
            <text:p>RES SMD 1.8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.8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.82KLTR-ND</text:p>
          </table:table-cell>
          <table:table-cell office:value-type="string">
            <text:p>ERJ-2RKF1821X</text:p>
          </table:table-cell>
          <table:table-cell office:value-type="string">
            <text:p>Panasonic Electronic Components</text:p>
          </table:table-cell>
          <table:table-cell office:value-type="string">
            <text:p>RES SMD 1.82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.82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.87KLTR-ND</text:p>
          </table:table-cell>
          <table:table-cell office:value-type="string">
            <text:p>ERJ-2RKF1871X</text:p>
          </table:table-cell>
          <table:table-cell office:value-type="string">
            <text:p>Panasonic Electronic Components</text:p>
          </table:table-cell>
          <table:table-cell office:value-type="string">
            <text:p>RES SMD 1.87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.87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.91KLTR-ND</text:p>
          </table:table-cell>
          <table:table-cell office:value-type="string">
            <text:p>ERJ-2RKF1911X</text:p>
          </table:table-cell>
          <table:table-cell office:value-type="string">
            <text:p>Panasonic Electronic Components</text:p>
          </table:table-cell>
          <table:table-cell office:value-type="string">
            <text:p>RES SMD 1.91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.91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.96KLTR-ND</text:p>
          </table:table-cell>
          <table:table-cell office:value-type="string">
            <text:p>ERJ-2RKF1961X</text:p>
          </table:table-cell>
          <table:table-cell office:value-type="string">
            <text:p>Panasonic Electronic Components</text:p>
          </table:table-cell>
          <table:table-cell office:value-type="string">
            <text:p>RES SMD 1.96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.96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.00KLTR-ND</text:p>
          </table:table-cell>
          <table:table-cell office:value-type="string">
            <text:p>ERJ-2RKF2001X</text:p>
          </table:table-cell>
          <table:table-cell office:value-type="string">
            <text:p>Panasonic Electronic Components</text:p>
          </table:table-cell>
          <table:table-cell office:value-type="string">
            <text:p>RES SMD 2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.05KLTR-ND</text:p>
          </table:table-cell>
          <table:table-cell office:value-type="string">
            <text:p>ERJ-2RKF2051X</text:p>
          </table:table-cell>
          <table:table-cell office:value-type="string">
            <text:p>Panasonic Electronic Components</text:p>
          </table:table-cell>
          <table:table-cell office:value-type="string">
            <text:p>RES SMD 2.05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.05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.10KLTR-ND</text:p>
          </table:table-cell>
          <table:table-cell office:value-type="string">
            <text:p>ERJ-2RKF2101X</text:p>
          </table:table-cell>
          <table:table-cell office:value-type="string">
            <text:p>Panasonic Electronic Components</text:p>
          </table:table-cell>
          <table:table-cell office:value-type="string">
            <text:p>RES SMD 2.1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.1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.15KLTR-ND</text:p>
          </table:table-cell>
          <table:table-cell office:value-type="string">
            <text:p>ERJ-2RKF2151X</text:p>
          </table:table-cell>
          <table:table-cell office:value-type="string">
            <text:p>Panasonic Electronic Components</text:p>
          </table:table-cell>
          <table:table-cell office:value-type="string">
            <text:p>RES SMD 2.15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.15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.20KLTR-ND</text:p>
          </table:table-cell>
          <table:table-cell office:value-type="string">
            <text:p>ERJ-2RKF2201X</text:p>
          </table:table-cell>
          <table:table-cell office:value-type="string">
            <text:p>Panasonic Electronic Components</text:p>
          </table:table-cell>
          <table:table-cell office:value-type="string">
            <text:p>RES SMD 2.2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.2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.21KLTR-ND</text:p>
          </table:table-cell>
          <table:table-cell office:value-type="string">
            <text:p>ERJ-2RKF2211X</text:p>
          </table:table-cell>
          <table:table-cell office:value-type="string">
            <text:p>Panasonic Electronic Components</text:p>
          </table:table-cell>
          <table:table-cell office:value-type="string">
            <text:p>RES SMD 2.21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.21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.26KLTR-ND</text:p>
          </table:table-cell>
          <table:table-cell office:value-type="string">
            <text:p>ERJ-2RKF2261X</text:p>
          </table:table-cell>
          <table:table-cell office:value-type="string">
            <text:p>Panasonic Electronic Components</text:p>
          </table:table-cell>
          <table:table-cell office:value-type="string">
            <text:p>RES SMD 2.26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.26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.32KLTR-ND</text:p>
          </table:table-cell>
          <table:table-cell office:value-type="string">
            <text:p>ERJ-2RKF2321X</text:p>
          </table:table-cell>
          <table:table-cell office:value-type="string">
            <text:p>Panasonic Electronic Components</text:p>
          </table:table-cell>
          <table:table-cell office:value-type="string">
            <text:p>RES SMD 2.32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.32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.37KLTR-ND</text:p>
          </table:table-cell>
          <table:table-cell office:value-type="string">
            <text:p>ERJ-2RKF2371X</text:p>
          </table:table-cell>
          <table:table-cell office:value-type="string">
            <text:p>Panasonic Electronic Components</text:p>
          </table:table-cell>
          <table:table-cell office:value-type="string">
            <text:p>RES SMD 2.37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.37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.40KLTR-ND</text:p>
          </table:table-cell>
          <table:table-cell office:value-type="string">
            <text:p>ERJ-2RKF2401X</text:p>
          </table:table-cell>
          <table:table-cell office:value-type="string">
            <text:p>Panasonic Electronic Components</text:p>
          </table:table-cell>
          <table:table-cell office:value-type="string">
            <text:p>RES SMD 2.4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.4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.43KLTR-ND</text:p>
          </table:table-cell>
          <table:table-cell office:value-type="string">
            <text:p>ERJ-2RKF2431X</text:p>
          </table:table-cell>
          <table:table-cell office:value-type="string">
            <text:p>Panasonic Electronic Components</text:p>
          </table:table-cell>
          <table:table-cell office:value-type="string">
            <text:p>RES SMD 2.43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.43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.49KLTR-ND</text:p>
          </table:table-cell>
          <table:table-cell office:value-type="string">
            <text:p>ERJ-2RKF2491X</text:p>
          </table:table-cell>
          <table:table-cell office:value-type="string">
            <text:p>Panasonic Electronic Components</text:p>
          </table:table-cell>
          <table:table-cell office:value-type="string">
            <text:p>RES SMD 2.49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.49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.55KLTR-ND</text:p>
          </table:table-cell>
          <table:table-cell office:value-type="string">
            <text:p>ERJ-2RKF2551X</text:p>
          </table:table-cell>
          <table:table-cell office:value-type="string">
            <text:p>Panasonic Electronic Components</text:p>
          </table:table-cell>
          <table:table-cell office:value-type="string">
            <text:p>RES SMD 2.55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.55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.61KLTR-ND</text:p>
          </table:table-cell>
          <table:table-cell office:value-type="string">
            <text:p>ERJ-2RKF2611X</text:p>
          </table:table-cell>
          <table:table-cell office:value-type="string">
            <text:p>Panasonic Electronic Components</text:p>
          </table:table-cell>
          <table:table-cell office:value-type="string">
            <text:p>RES SMD 2.61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.61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.67KLTR-ND</text:p>
          </table:table-cell>
          <table:table-cell office:value-type="string">
            <text:p>ERJ-2RKF2671X</text:p>
          </table:table-cell>
          <table:table-cell office:value-type="string">
            <text:p>Panasonic Electronic Components</text:p>
          </table:table-cell>
          <table:table-cell office:value-type="string">
            <text:p>RES SMD 2.67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.67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.70KLTR-ND</text:p>
          </table:table-cell>
          <table:table-cell office:value-type="string">
            <text:p>ERJ-2RKF2701X</text:p>
          </table:table-cell>
          <table:table-cell office:value-type="string">
            <text:p>Panasonic Electronic Components</text:p>
          </table:table-cell>
          <table:table-cell office:value-type="string">
            <text:p>RES SMD 2.7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.7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.74KLTR-ND</text:p>
          </table:table-cell>
          <table:table-cell office:value-type="string">
            <text:p>ERJ-2RKF2741X</text:p>
          </table:table-cell>
          <table:table-cell office:value-type="string">
            <text:p>Panasonic Electronic Components</text:p>
          </table:table-cell>
          <table:table-cell office:value-type="string">
            <text:p>RES SMD 2.74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.74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.80KLTR-ND</text:p>
          </table:table-cell>
          <table:table-cell office:value-type="string">
            <text:p>ERJ-2RKF2801X</text:p>
          </table:table-cell>
          <table:table-cell office:value-type="string">
            <text:p>Panasonic Electronic Components</text:p>
          </table:table-cell>
          <table:table-cell office:value-type="string">
            <text:p>RES SMD 2.8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.8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.87KLTR-ND</text:p>
          </table:table-cell>
          <table:table-cell office:value-type="string">
            <text:p>ERJ-2RKF2871X</text:p>
          </table:table-cell>
          <table:table-cell office:value-type="string">
            <text:p>Panasonic Electronic Components</text:p>
          </table:table-cell>
          <table:table-cell office:value-type="string">
            <text:p>RES SMD 2.87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.87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.94KLTR-ND</text:p>
          </table:table-cell>
          <table:table-cell office:value-type="string">
            <text:p>ERJ-2RKF2941X</text:p>
          </table:table-cell>
          <table:table-cell office:value-type="string">
            <text:p>Panasonic Electronic Components</text:p>
          </table:table-cell>
          <table:table-cell office:value-type="string">
            <text:p>RES SMD 2.94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.94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3.00KLTR-ND</text:p>
          </table:table-cell>
          <table:table-cell office:value-type="string">
            <text:p>ERJ-2RKF3001X</text:p>
          </table:table-cell>
          <table:table-cell office:value-type="string">
            <text:p>Panasonic Electronic Components</text:p>
          </table:table-cell>
          <table:table-cell office:value-type="string">
            <text:p>RES SMD 3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3.01KLTR-ND</text:p>
          </table:table-cell>
          <table:table-cell office:value-type="string">
            <text:p>ERJ-2RKF3011X</text:p>
          </table:table-cell>
          <table:table-cell office:value-type="string">
            <text:p>Panasonic Electronic Components</text:p>
          </table:table-cell>
          <table:table-cell office:value-type="string">
            <text:p>RES SMD 3.01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.01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3.09KLTR-ND</text:p>
          </table:table-cell>
          <table:table-cell office:value-type="string">
            <text:p>ERJ-2RKF3091X</text:p>
          </table:table-cell>
          <table:table-cell office:value-type="string">
            <text:p>Panasonic Electronic Components</text:p>
          </table:table-cell>
          <table:table-cell office:value-type="string">
            <text:p>RES SMD 3.09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.09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3.16KLTR-ND</text:p>
          </table:table-cell>
          <table:table-cell office:value-type="string">
            <text:p>ERJ-2RKF3161X</text:p>
          </table:table-cell>
          <table:table-cell office:value-type="string">
            <text:p>Panasonic Electronic Components</text:p>
          </table:table-cell>
          <table:table-cell office:value-type="string">
            <text:p>RES SMD 3.16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.16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3.24KLTR-ND</text:p>
          </table:table-cell>
          <table:table-cell office:value-type="string">
            <text:p>ERJ-2RKF3241X</text:p>
          </table:table-cell>
          <table:table-cell office:value-type="string">
            <text:p>Panasonic Electronic Components</text:p>
          </table:table-cell>
          <table:table-cell office:value-type="string">
            <text:p>RES SMD 3.24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.24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3.30KLTR-ND</text:p>
          </table:table-cell>
          <table:table-cell office:value-type="string">
            <text:p>ERJ-2RKF3301X</text:p>
          </table:table-cell>
          <table:table-cell office:value-type="string">
            <text:p>Panasonic Electronic Components</text:p>
          </table:table-cell>
          <table:table-cell office:value-type="string">
            <text:p>RES SMD 3.3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.3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3.32KLTR-ND</text:p>
          </table:table-cell>
          <table:table-cell office:value-type="string">
            <text:p>ERJ-2RKF3321X</text:p>
          </table:table-cell>
          <table:table-cell office:value-type="string">
            <text:p>Panasonic Electronic Components</text:p>
          </table:table-cell>
          <table:table-cell office:value-type="string">
            <text:p>RES SMD 3.32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.32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3.40KLTR-ND</text:p>
          </table:table-cell>
          <table:table-cell office:value-type="string">
            <text:p>ERJ-2RKF3401X</text:p>
          </table:table-cell>
          <table:table-cell office:value-type="string">
            <text:p>Panasonic Electronic Components</text:p>
          </table:table-cell>
          <table:table-cell office:value-type="string">
            <text:p>RES SMD 3.4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.4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3.48KLTR-ND</text:p>
          </table:table-cell>
          <table:table-cell office:value-type="string">
            <text:p>ERJ-2RKF3481X</text:p>
          </table:table-cell>
          <table:table-cell office:value-type="string">
            <text:p>Panasonic Electronic Components</text:p>
          </table:table-cell>
          <table:table-cell office:value-type="string">
            <text:p>RES SMD 3.48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.48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3.57KLTR-ND</text:p>
          </table:table-cell>
          <table:table-cell office:value-type="string">
            <text:p>ERJ-2RKF3571X</text:p>
          </table:table-cell>
          <table:table-cell office:value-type="string">
            <text:p>Panasonic Electronic Components</text:p>
          </table:table-cell>
          <table:table-cell office:value-type="string">
            <text:p>RES SMD 3.57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.57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3.60KLTR-ND</text:p>
          </table:table-cell>
          <table:table-cell office:value-type="string">
            <text:p>ERJ-2RKF3601X</text:p>
          </table:table-cell>
          <table:table-cell office:value-type="string">
            <text:p>Panasonic Electronic Components</text:p>
          </table:table-cell>
          <table:table-cell office:value-type="string">
            <text:p>RES SMD 3.6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.6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3.65KLTR-ND</text:p>
          </table:table-cell>
          <table:table-cell office:value-type="string">
            <text:p>ERJ-2RKF3651X</text:p>
          </table:table-cell>
          <table:table-cell office:value-type="string">
            <text:p>Panasonic Electronic Components</text:p>
          </table:table-cell>
          <table:table-cell office:value-type="string">
            <text:p>RES SMD 3.65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.65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3.74KLTR-ND</text:p>
          </table:table-cell>
          <table:table-cell office:value-type="string">
            <text:p>ERJ-2RKF3741X</text:p>
          </table:table-cell>
          <table:table-cell office:value-type="string">
            <text:p>Panasonic Electronic Components</text:p>
          </table:table-cell>
          <table:table-cell office:value-type="string">
            <text:p>RES SMD 3.74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.74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3.83KLTR-ND</text:p>
          </table:table-cell>
          <table:table-cell office:value-type="string">
            <text:p>ERJ-2RKF3831X</text:p>
          </table:table-cell>
          <table:table-cell office:value-type="string">
            <text:p>Panasonic Electronic Components</text:p>
          </table:table-cell>
          <table:table-cell office:value-type="string">
            <text:p>RES SMD 3.83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.83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3.90KLTR-ND</text:p>
          </table:table-cell>
          <table:table-cell office:value-type="string">
            <text:p>ERJ-2RKF3901X</text:p>
          </table:table-cell>
          <table:table-cell office:value-type="string">
            <text:p>Panasonic Electronic Components</text:p>
          </table:table-cell>
          <table:table-cell office:value-type="string">
            <text:p>RES SMD 3.9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.9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3.92KLTR-ND</text:p>
          </table:table-cell>
          <table:table-cell office:value-type="string">
            <text:p>ERJ-2RKF3921X</text:p>
          </table:table-cell>
          <table:table-cell office:value-type="string">
            <text:p>Panasonic Electronic Components</text:p>
          </table:table-cell>
          <table:table-cell office:value-type="string">
            <text:p>RES SMD 3.92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.92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4.02KLTR-ND</text:p>
          </table:table-cell>
          <table:table-cell office:value-type="string">
            <text:p>ERJ-2RKF4021X</text:p>
          </table:table-cell>
          <table:table-cell office:value-type="string">
            <text:p>Panasonic Electronic Components</text:p>
          </table:table-cell>
          <table:table-cell office:value-type="string">
            <text:p>RES SMD 4.02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.02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4.12KLTR-ND</text:p>
          </table:table-cell>
          <table:table-cell office:value-type="string">
            <text:p>ERJ-2RKF4121X</text:p>
          </table:table-cell>
          <table:table-cell office:value-type="string">
            <text:p>Panasonic Electronic Components</text:p>
          </table:table-cell>
          <table:table-cell office:value-type="string">
            <text:p>RES SMD 4.12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.12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4.22KLTR-ND</text:p>
          </table:table-cell>
          <table:table-cell office:value-type="string">
            <text:p>ERJ-2RKF4221X</text:p>
          </table:table-cell>
          <table:table-cell office:value-type="string">
            <text:p>Panasonic Electronic Components</text:p>
          </table:table-cell>
          <table:table-cell office:value-type="string">
            <text:p>RES SMD 4.22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.22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4.30KLTR-ND</text:p>
          </table:table-cell>
          <table:table-cell office:value-type="string">
            <text:p>ERJ-2RKF4301X</text:p>
          </table:table-cell>
          <table:table-cell office:value-type="string">
            <text:p>Panasonic Electronic Components</text:p>
          </table:table-cell>
          <table:table-cell office:value-type="string">
            <text:p>RES SMD 4.3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.3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4.32KLTR-ND</text:p>
          </table:table-cell>
          <table:table-cell office:value-type="string">
            <text:p>ERJ-2RKF4321X</text:p>
          </table:table-cell>
          <table:table-cell office:value-type="string">
            <text:p>Panasonic Electronic Components</text:p>
          </table:table-cell>
          <table:table-cell office:value-type="string">
            <text:p>RES SMD 4.32K OHM 1% 1/10W 0402</text:p>
          </table:table-cell>
          <table:table-cell office:value-type="float" office:value="0.00354">
            <text:p>0.00354</text:p>
          </table:table-cell>
          <table:table-cell office:value-type="string">
            <text:p>4.32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4.42KLTR-ND</text:p>
          </table:table-cell>
          <table:table-cell office:value-type="string">
            <text:p>ERJ-2RKF4421X</text:p>
          </table:table-cell>
          <table:table-cell office:value-type="string">
            <text:p>Panasonic Electronic Components</text:p>
          </table:table-cell>
          <table:table-cell office:value-type="string">
            <text:p>RES SMD 4.42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.42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4.53KLTR-ND</text:p>
          </table:table-cell>
          <table:table-cell office:value-type="string">
            <text:p>ERJ-2RKF4531X</text:p>
          </table:table-cell>
          <table:table-cell office:value-type="string">
            <text:p>Panasonic Electronic Components</text:p>
          </table:table-cell>
          <table:table-cell office:value-type="string">
            <text:p>RES SMD 4.53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.53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4.64KLTR-ND</text:p>
          </table:table-cell>
          <table:table-cell office:value-type="string">
            <text:p>ERJ-2RKF4641X</text:p>
          </table:table-cell>
          <table:table-cell office:value-type="string">
            <text:p>Panasonic Electronic Components</text:p>
          </table:table-cell>
          <table:table-cell office:value-type="string">
            <text:p>RES SMD 4.64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.64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4.70KLTR-ND</text:p>
          </table:table-cell>
          <table:table-cell office:value-type="string">
            <text:p>ERJ-2RKF4701X</text:p>
          </table:table-cell>
          <table:table-cell office:value-type="string">
            <text:p>Panasonic Electronic Components</text:p>
          </table:table-cell>
          <table:table-cell office:value-type="string">
            <text:p>RES SMD 4.7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.7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4.75KLTR-ND</text:p>
          </table:table-cell>
          <table:table-cell office:value-type="string">
            <text:p>ERJ-2RKF4751X</text:p>
          </table:table-cell>
          <table:table-cell office:value-type="string">
            <text:p>Panasonic Electronic Components</text:p>
          </table:table-cell>
          <table:table-cell office:value-type="string">
            <text:p>RES SMD 4.75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.75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4.87KLTR-ND</text:p>
          </table:table-cell>
          <table:table-cell office:value-type="string">
            <text:p>ERJ-2RKF4871X</text:p>
          </table:table-cell>
          <table:table-cell office:value-type="string">
            <text:p>Panasonic Electronic Components</text:p>
          </table:table-cell>
          <table:table-cell office:value-type="string">
            <text:p>RES SMD 4.87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.87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4.99KLTR-ND</text:p>
          </table:table-cell>
          <table:table-cell office:value-type="string">
            <text:p>ERJ-2RKF4991X</text:p>
          </table:table-cell>
          <table:table-cell office:value-type="string">
            <text:p>Panasonic Electronic Components</text:p>
          </table:table-cell>
          <table:table-cell office:value-type="string">
            <text:p>RES SMD 4.99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.99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5.10KLTR-ND</text:p>
          </table:table-cell>
          <table:table-cell office:value-type="string">
            <text:p>ERJ-2RKF5101X</text:p>
          </table:table-cell>
          <table:table-cell office:value-type="string">
            <text:p>Panasonic Electronic Components</text:p>
          </table:table-cell>
          <table:table-cell office:value-type="string">
            <text:p>RES SMD 5.1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5.1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5.11KLTR-ND</text:p>
          </table:table-cell>
          <table:table-cell office:value-type="string">
            <text:p>ERJ-2RKF5111X</text:p>
          </table:table-cell>
          <table:table-cell office:value-type="string">
            <text:p>Panasonic Electronic Components</text:p>
          </table:table-cell>
          <table:table-cell office:value-type="string">
            <text:p>RES SMD 5.11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5.11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5.23KLTR-ND</text:p>
          </table:table-cell>
          <table:table-cell office:value-type="string">
            <text:p>ERJ-2RKF5231X</text:p>
          </table:table-cell>
          <table:table-cell office:value-type="string">
            <text:p>Panasonic Electronic Components</text:p>
          </table:table-cell>
          <table:table-cell office:value-type="string">
            <text:p>RES SMD 5.23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5.23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5.36KLTR-ND</text:p>
          </table:table-cell>
          <table:table-cell office:value-type="string">
            <text:p>ERJ-2RKF5361X</text:p>
          </table:table-cell>
          <table:table-cell office:value-type="string">
            <text:p>Panasonic Electronic Components</text:p>
          </table:table-cell>
          <table:table-cell office:value-type="string">
            <text:p>RES SMD 5.36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5.36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5.49KLTR-ND</text:p>
          </table:table-cell>
          <table:table-cell office:value-type="string">
            <text:p>ERJ-2RKF5491X</text:p>
          </table:table-cell>
          <table:table-cell office:value-type="string">
            <text:p>Panasonic Electronic Components</text:p>
          </table:table-cell>
          <table:table-cell office:value-type="string">
            <text:p>RES SMD 5.49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5.49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5.60KLTR-ND</text:p>
          </table:table-cell>
          <table:table-cell office:value-type="string">
            <text:p>ERJ-2RKF5601X</text:p>
          </table:table-cell>
          <table:table-cell office:value-type="string">
            <text:p>Panasonic Electronic Components</text:p>
          </table:table-cell>
          <table:table-cell office:value-type="string">
            <text:p>RES SMD 5.6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5.6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5.62KLTR-ND</text:p>
          </table:table-cell>
          <table:table-cell office:value-type="string">
            <text:p>ERJ-2RKF5621X</text:p>
          </table:table-cell>
          <table:table-cell office:value-type="string">
            <text:p>Panasonic Electronic Components</text:p>
          </table:table-cell>
          <table:table-cell office:value-type="string">
            <text:p>RES SMD 5.62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5.62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5.76KLTR-ND</text:p>
          </table:table-cell>
          <table:table-cell office:value-type="string">
            <text:p>ERJ-2RKF5761X</text:p>
          </table:table-cell>
          <table:table-cell office:value-type="string">
            <text:p>Panasonic Electronic Components</text:p>
          </table:table-cell>
          <table:table-cell office:value-type="string">
            <text:p>RES SMD 5.76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5.76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5.90KLTR-ND</text:p>
          </table:table-cell>
          <table:table-cell office:value-type="string">
            <text:p>ERJ-2RKF5901X</text:p>
          </table:table-cell>
          <table:table-cell office:value-type="string">
            <text:p>Panasonic Electronic Components</text:p>
          </table:table-cell>
          <table:table-cell office:value-type="string">
            <text:p>RES SMD 5.9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5.9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6.04KLTR-ND</text:p>
          </table:table-cell>
          <table:table-cell office:value-type="string">
            <text:p>ERJ-2RKF6041X</text:p>
          </table:table-cell>
          <table:table-cell office:value-type="string">
            <text:p>Panasonic Electronic Components</text:p>
          </table:table-cell>
          <table:table-cell office:value-type="string">
            <text:p>RES SMD 6.04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6.04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6.19KLTR-ND</text:p>
          </table:table-cell>
          <table:table-cell office:value-type="string">
            <text:p>ERJ-2RKF6191X</text:p>
          </table:table-cell>
          <table:table-cell office:value-type="string">
            <text:p>Panasonic Electronic Components</text:p>
          </table:table-cell>
          <table:table-cell office:value-type="string">
            <text:p>RES SMD 6.19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6.19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6.20KLTR-ND</text:p>
          </table:table-cell>
          <table:table-cell office:value-type="string">
            <text:p>ERJ-2RKF6201X</text:p>
          </table:table-cell>
          <table:table-cell office:value-type="string">
            <text:p>Panasonic Electronic Components</text:p>
          </table:table-cell>
          <table:table-cell office:value-type="string">
            <text:p>RES SMD 6.2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6.2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6.34KLTR-ND</text:p>
          </table:table-cell>
          <table:table-cell office:value-type="string">
            <text:p>ERJ-2RKF6341X</text:p>
          </table:table-cell>
          <table:table-cell office:value-type="string">
            <text:p>Panasonic Electronic Components</text:p>
          </table:table-cell>
          <table:table-cell office:value-type="string">
            <text:p>RES SMD 6.34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6.34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6.49KLTR-ND</text:p>
          </table:table-cell>
          <table:table-cell office:value-type="string">
            <text:p>ERJ-2RKF6491X</text:p>
          </table:table-cell>
          <table:table-cell office:value-type="string">
            <text:p>Panasonic Electronic Components</text:p>
          </table:table-cell>
          <table:table-cell office:value-type="string">
            <text:p>RES SMD 6.49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6.49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6.65KLTR-ND</text:p>
          </table:table-cell>
          <table:table-cell office:value-type="string">
            <text:p>ERJ-2RKF6651X</text:p>
          </table:table-cell>
          <table:table-cell office:value-type="string">
            <text:p>Panasonic Electronic Components</text:p>
          </table:table-cell>
          <table:table-cell office:value-type="string">
            <text:p>RES SMD 6.65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6.65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6.80KLTR-ND</text:p>
          </table:table-cell>
          <table:table-cell office:value-type="string">
            <text:p>ERJ-2RKF6801X</text:p>
          </table:table-cell>
          <table:table-cell office:value-type="string">
            <text:p>Panasonic Electronic Components</text:p>
          </table:table-cell>
          <table:table-cell office:value-type="string">
            <text:p>RES SMD 6.8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6.8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6.81KLTR-ND</text:p>
          </table:table-cell>
          <table:table-cell office:value-type="string">
            <text:p>ERJ-2RKF6811X</text:p>
          </table:table-cell>
          <table:table-cell office:value-type="string">
            <text:p>Panasonic Electronic Components</text:p>
          </table:table-cell>
          <table:table-cell office:value-type="string">
            <text:p>RES SMD 6.81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6.81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6.98KLTR-ND</text:p>
          </table:table-cell>
          <table:table-cell office:value-type="string">
            <text:p>ERJ-2RKF6981X</text:p>
          </table:table-cell>
          <table:table-cell office:value-type="string">
            <text:p>Panasonic Electronic Components</text:p>
          </table:table-cell>
          <table:table-cell office:value-type="string">
            <text:p>RES SMD 6.98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6.98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7.15KLTR-ND</text:p>
          </table:table-cell>
          <table:table-cell office:value-type="string">
            <text:p>ERJ-2RKF7151X</text:p>
          </table:table-cell>
          <table:table-cell office:value-type="string">
            <text:p>Panasonic Electronic Components</text:p>
          </table:table-cell>
          <table:table-cell office:value-type="string">
            <text:p>RES SMD 7.15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7.15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7.32KLTR-ND</text:p>
          </table:table-cell>
          <table:table-cell office:value-type="string">
            <text:p>ERJ-2RKF7321X</text:p>
          </table:table-cell>
          <table:table-cell office:value-type="string">
            <text:p>Panasonic Electronic Components</text:p>
          </table:table-cell>
          <table:table-cell office:value-type="string">
            <text:p>RES SMD 7.32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7.32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7.50KLTR-ND</text:p>
          </table:table-cell>
          <table:table-cell office:value-type="string">
            <text:p>ERJ-2RKF7501X</text:p>
          </table:table-cell>
          <table:table-cell office:value-type="string">
            <text:p>Panasonic Electronic Components</text:p>
          </table:table-cell>
          <table:table-cell office:value-type="string">
            <text:p>RES SMD 7.5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7.5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7.68KLTR-ND</text:p>
          </table:table-cell>
          <table:table-cell office:value-type="string">
            <text:p>ERJ-2RKF7681X</text:p>
          </table:table-cell>
          <table:table-cell office:value-type="string">
            <text:p>Panasonic Electronic Components</text:p>
          </table:table-cell>
          <table:table-cell office:value-type="string">
            <text:p>RES SMD 7.68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7.68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7.87KLTR-ND</text:p>
          </table:table-cell>
          <table:table-cell office:value-type="string">
            <text:p>ERJ-2RKF7871X</text:p>
          </table:table-cell>
          <table:table-cell office:value-type="string">
            <text:p>Panasonic Electronic Components</text:p>
          </table:table-cell>
          <table:table-cell office:value-type="string">
            <text:p>RES SMD 7.87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7.87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8.06KLTR-ND</text:p>
          </table:table-cell>
          <table:table-cell office:value-type="string">
            <text:p>ERJ-2RKF8061X</text:p>
          </table:table-cell>
          <table:table-cell office:value-type="string">
            <text:p>Panasonic Electronic Components</text:p>
          </table:table-cell>
          <table:table-cell office:value-type="string">
            <text:p>RES SMD 8.06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8.06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8.20KLTR-ND</text:p>
          </table:table-cell>
          <table:table-cell office:value-type="string">
            <text:p>ERJ-2RKF8201X</text:p>
          </table:table-cell>
          <table:table-cell office:value-type="string">
            <text:p>Panasonic Electronic Components</text:p>
          </table:table-cell>
          <table:table-cell office:value-type="string">
            <text:p>RES SMD 8.2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8.2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8.25KLTR-ND</text:p>
          </table:table-cell>
          <table:table-cell office:value-type="string">
            <text:p>ERJ-2RKF8251X</text:p>
          </table:table-cell>
          <table:table-cell office:value-type="string">
            <text:p>Panasonic Electronic Components</text:p>
          </table:table-cell>
          <table:table-cell office:value-type="string">
            <text:p>RES SMD 8.25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8.25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8.45KLTR-ND</text:p>
          </table:table-cell>
          <table:table-cell office:value-type="string">
            <text:p>ERJ-2RKF8451X</text:p>
          </table:table-cell>
          <table:table-cell office:value-type="string">
            <text:p>Panasonic Electronic Components</text:p>
          </table:table-cell>
          <table:table-cell office:value-type="string">
            <text:p>RES SMD 8.45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8.45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8.66KLTR-ND</text:p>
          </table:table-cell>
          <table:table-cell office:value-type="string">
            <text:p>ERJ-2RKF8661X</text:p>
          </table:table-cell>
          <table:table-cell office:value-type="string">
            <text:p>Panasonic Electronic Components</text:p>
          </table:table-cell>
          <table:table-cell office:value-type="string">
            <text:p>RES SMD 8.66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8.66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8.87KLTR-ND</text:p>
          </table:table-cell>
          <table:table-cell office:value-type="string">
            <text:p>ERJ-2RKF8871X</text:p>
          </table:table-cell>
          <table:table-cell office:value-type="string">
            <text:p>Panasonic Electronic Components</text:p>
          </table:table-cell>
          <table:table-cell office:value-type="string">
            <text:p>RES SMD 8.87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8.87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9.09KLTR-ND</text:p>
          </table:table-cell>
          <table:table-cell office:value-type="string">
            <text:p>ERJ-2RKF9091X</text:p>
          </table:table-cell>
          <table:table-cell office:value-type="string">
            <text:p>Panasonic Electronic Components</text:p>
          </table:table-cell>
          <table:table-cell office:value-type="string">
            <text:p>RES SMD 9.09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9.09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9.10KLTR-ND</text:p>
          </table:table-cell>
          <table:table-cell office:value-type="string">
            <text:p>ERJ-2RKF9101X</text:p>
          </table:table-cell>
          <table:table-cell office:value-type="string">
            <text:p>Panasonic Electronic Components</text:p>
          </table:table-cell>
          <table:table-cell office:value-type="string">
            <text:p>RES SMD 9.1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9.1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9.31KLTR-ND</text:p>
          </table:table-cell>
          <table:table-cell office:value-type="string">
            <text:p>ERJ-2RKF9311X</text:p>
          </table:table-cell>
          <table:table-cell office:value-type="string">
            <text:p>Panasonic Electronic Components</text:p>
          </table:table-cell>
          <table:table-cell office:value-type="string">
            <text:p>RES SMD 9.31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9.31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9.53KLTR-ND</text:p>
          </table:table-cell>
          <table:table-cell office:value-type="string">
            <text:p>ERJ-2RKF9531X</text:p>
          </table:table-cell>
          <table:table-cell office:value-type="string">
            <text:p>Panasonic Electronic Components</text:p>
          </table:table-cell>
          <table:table-cell office:value-type="string">
            <text:p>RES SMD 9.53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9.53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9.76KLTR-ND</text:p>
          </table:table-cell>
          <table:table-cell office:value-type="string">
            <text:p>ERJ-2RKF9761X</text:p>
          </table:table-cell>
          <table:table-cell office:value-type="string">
            <text:p>Panasonic Electronic Components</text:p>
          </table:table-cell>
          <table:table-cell office:value-type="string">
            <text:p>RES SMD 9.76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9.76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0.0KLTR-ND</text:p>
          </table:table-cell>
          <table:table-cell office:value-type="string">
            <text:p>ERJ-2RKF1002X</text:p>
          </table:table-cell>
          <table:table-cell office:value-type="string">
            <text:p>Panasonic Electronic Components</text:p>
          </table:table-cell>
          <table:table-cell office:value-type="string">
            <text:p>RES SMD 10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0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0.2KLTR-ND</text:p>
          </table:table-cell>
          <table:table-cell office:value-type="string">
            <text:p>ERJ-2RKF1022X</text:p>
          </table:table-cell>
          <table:table-cell office:value-type="string">
            <text:p>Panasonic Electronic Components</text:p>
          </table:table-cell>
          <table:table-cell office:value-type="string">
            <text:p>RES SMD 10.2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0.2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0.5KLTR-ND</text:p>
          </table:table-cell>
          <table:table-cell office:value-type="string">
            <text:p>ERJ-2RKF1052X</text:p>
          </table:table-cell>
          <table:table-cell office:value-type="string">
            <text:p>Panasonic Electronic Components</text:p>
          </table:table-cell>
          <table:table-cell office:value-type="string">
            <text:p>RES SMD 10.5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0.5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0.7KLTR-ND</text:p>
          </table:table-cell>
          <table:table-cell office:value-type="string">
            <text:p>ERJ-2RKF1072X</text:p>
          </table:table-cell>
          <table:table-cell office:value-type="string">
            <text:p>Panasonic Electronic Components</text:p>
          </table:table-cell>
          <table:table-cell office:value-type="string">
            <text:p>RES SMD 10.7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0.7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1.0KLTR-ND</text:p>
          </table:table-cell>
          <table:table-cell office:value-type="string">
            <text:p>ERJ-2RKF1102X</text:p>
          </table:table-cell>
          <table:table-cell office:value-type="string">
            <text:p>Panasonic Electronic Components</text:p>
          </table:table-cell>
          <table:table-cell office:value-type="string">
            <text:p>RES SMD 11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1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1.3KLTR-ND</text:p>
          </table:table-cell>
          <table:table-cell office:value-type="string">
            <text:p>ERJ-2RKF1132X</text:p>
          </table:table-cell>
          <table:table-cell office:value-type="string">
            <text:p>Panasonic Electronic Components</text:p>
          </table:table-cell>
          <table:table-cell office:value-type="string">
            <text:p>RES SMD 11.3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1.3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1.5KLTR-ND</text:p>
          </table:table-cell>
          <table:table-cell office:value-type="string">
            <text:p>ERJ-2RKF1152X</text:p>
          </table:table-cell>
          <table:table-cell office:value-type="string">
            <text:p>Panasonic Electronic Components</text:p>
          </table:table-cell>
          <table:table-cell office:value-type="string">
            <text:p>RES SMD 11.5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1.5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1.8KLTR-ND</text:p>
          </table:table-cell>
          <table:table-cell office:value-type="string">
            <text:p>ERJ-2RKF1182X</text:p>
          </table:table-cell>
          <table:table-cell office:value-type="string">
            <text:p>Panasonic Electronic Components</text:p>
          </table:table-cell>
          <table:table-cell office:value-type="string">
            <text:p>RES SMD 11.8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1.8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2.0KLTR-ND</text:p>
          </table:table-cell>
          <table:table-cell office:value-type="string">
            <text:p>ERJ-2RKF1202X</text:p>
          </table:table-cell>
          <table:table-cell office:value-type="string">
            <text:p>Panasonic Electronic Components</text:p>
          </table:table-cell>
          <table:table-cell office:value-type="string">
            <text:p>RES SMD 12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2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2.1KLTR-ND</text:p>
          </table:table-cell>
          <table:table-cell office:value-type="string">
            <text:p>ERJ-2RKF1212X</text:p>
          </table:table-cell>
          <table:table-cell office:value-type="string">
            <text:p>Panasonic Electronic Components</text:p>
          </table:table-cell>
          <table:table-cell office:value-type="string">
            <text:p>RES SMD 12.1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2.1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2.4KLTR-ND</text:p>
          </table:table-cell>
          <table:table-cell office:value-type="string">
            <text:p>ERJ-2RKF1242X</text:p>
          </table:table-cell>
          <table:table-cell office:value-type="string">
            <text:p>Panasonic Electronic Components</text:p>
          </table:table-cell>
          <table:table-cell office:value-type="string">
            <text:p>RES SMD 12.4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2.4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2.7KLTR-ND</text:p>
          </table:table-cell>
          <table:table-cell office:value-type="string">
            <text:p>ERJ-2RKF1272X</text:p>
          </table:table-cell>
          <table:table-cell office:value-type="string">
            <text:p>Panasonic Electronic Components</text:p>
          </table:table-cell>
          <table:table-cell office:value-type="string">
            <text:p>RES SMD 12.7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2.7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3.0KLTR-ND</text:p>
          </table:table-cell>
          <table:table-cell office:value-type="string">
            <text:p>ERJ-2RKF1302X</text:p>
          </table:table-cell>
          <table:table-cell office:value-type="string">
            <text:p>Panasonic Electronic Components</text:p>
          </table:table-cell>
          <table:table-cell office:value-type="string">
            <text:p>RES SMD 13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3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3.3KLTR-ND</text:p>
          </table:table-cell>
          <table:table-cell office:value-type="string">
            <text:p>ERJ-2RKF1332X</text:p>
          </table:table-cell>
          <table:table-cell office:value-type="string">
            <text:p>Panasonic Electronic Components</text:p>
          </table:table-cell>
          <table:table-cell office:value-type="string">
            <text:p>RES SMD 13.3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3.3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3.7KLTR-ND</text:p>
          </table:table-cell>
          <table:table-cell office:value-type="string">
            <text:p>ERJ-2RKF1372X</text:p>
          </table:table-cell>
          <table:table-cell office:value-type="string">
            <text:p>Panasonic Electronic Components</text:p>
          </table:table-cell>
          <table:table-cell office:value-type="string">
            <text:p>RES SMD 13.7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3.7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4.0KLTR-ND</text:p>
          </table:table-cell>
          <table:table-cell office:value-type="string">
            <text:p>ERJ-2RKF1402X</text:p>
          </table:table-cell>
          <table:table-cell office:value-type="string">
            <text:p>Panasonic Electronic Components</text:p>
          </table:table-cell>
          <table:table-cell office:value-type="string">
            <text:p>RES SMD 14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4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4.3KLTR-ND</text:p>
          </table:table-cell>
          <table:table-cell office:value-type="string">
            <text:p>ERJ-2RKF1432X</text:p>
          </table:table-cell>
          <table:table-cell office:value-type="string">
            <text:p>Panasonic Electronic Components</text:p>
          </table:table-cell>
          <table:table-cell office:value-type="string">
            <text:p>RES SMD 14.3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4.3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4.7KLTR-ND</text:p>
          </table:table-cell>
          <table:table-cell office:value-type="string">
            <text:p>ERJ-2RKF1472X</text:p>
          </table:table-cell>
          <table:table-cell office:value-type="string">
            <text:p>Panasonic Electronic Components</text:p>
          </table:table-cell>
          <table:table-cell office:value-type="string">
            <text:p>RES SMD 14.7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4.7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5.0KLTR-ND</text:p>
          </table:table-cell>
          <table:table-cell office:value-type="string">
            <text:p>ERJ-2RKF1502X</text:p>
          </table:table-cell>
          <table:table-cell office:value-type="string">
            <text:p>Panasonic Electronic Components</text:p>
          </table:table-cell>
          <table:table-cell office:value-type="string">
            <text:p>RES SMD 15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5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5.4KLTR-ND</text:p>
          </table:table-cell>
          <table:table-cell office:value-type="string">
            <text:p>ERJ-2RKF1542X</text:p>
          </table:table-cell>
          <table:table-cell office:value-type="string">
            <text:p>Panasonic Electronic Components</text:p>
          </table:table-cell>
          <table:table-cell office:value-type="string">
            <text:p>RES SMD 15.4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5.4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5.8KLTR-ND</text:p>
          </table:table-cell>
          <table:table-cell office:value-type="string">
            <text:p>ERJ-2RKF1582X</text:p>
          </table:table-cell>
          <table:table-cell office:value-type="string">
            <text:p>Panasonic Electronic Components</text:p>
          </table:table-cell>
          <table:table-cell office:value-type="string">
            <text:p>RES SMD 15.8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5.8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6.0KLTR-ND</text:p>
          </table:table-cell>
          <table:table-cell office:value-type="string">
            <text:p>ERJ-2RKF1602X</text:p>
          </table:table-cell>
          <table:table-cell office:value-type="string">
            <text:p>Panasonic Electronic Components</text:p>
          </table:table-cell>
          <table:table-cell office:value-type="string">
            <text:p>RES SMD 16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6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6.2KLTR-ND</text:p>
          </table:table-cell>
          <table:table-cell office:value-type="string">
            <text:p>ERJ-2RKF1622X</text:p>
          </table:table-cell>
          <table:table-cell office:value-type="string">
            <text:p>Panasonic Electronic Components</text:p>
          </table:table-cell>
          <table:table-cell office:value-type="string">
            <text:p>RES SMD 16.2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6.2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6.5KLTR-ND</text:p>
          </table:table-cell>
          <table:table-cell office:value-type="string">
            <text:p>ERJ-2RKF1652X</text:p>
          </table:table-cell>
          <table:table-cell office:value-type="string">
            <text:p>Panasonic Electronic Components</text:p>
          </table:table-cell>
          <table:table-cell office:value-type="string">
            <text:p>RES SMD 16.5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6.5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6.9KLTR-ND</text:p>
          </table:table-cell>
          <table:table-cell office:value-type="string">
            <text:p>ERJ-2RKF1692X</text:p>
          </table:table-cell>
          <table:table-cell office:value-type="string">
            <text:p>Panasonic Electronic Components</text:p>
          </table:table-cell>
          <table:table-cell office:value-type="string">
            <text:p>RES SMD 16.9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6.9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7.4KLTR-ND</text:p>
          </table:table-cell>
          <table:table-cell office:value-type="string">
            <text:p>ERJ-2RKF1742X</text:p>
          </table:table-cell>
          <table:table-cell office:value-type="string">
            <text:p>Panasonic Electronic Components</text:p>
          </table:table-cell>
          <table:table-cell office:value-type="string">
            <text:p>RES SMD 17.4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7.4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7.8KLTR-ND</text:p>
          </table:table-cell>
          <table:table-cell office:value-type="string">
            <text:p>ERJ-2RKF1782X</text:p>
          </table:table-cell>
          <table:table-cell office:value-type="string">
            <text:p>Panasonic Electronic Components</text:p>
          </table:table-cell>
          <table:table-cell office:value-type="string">
            <text:p>RES SMD 17.8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7.8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8.0KLTR-ND</text:p>
          </table:table-cell>
          <table:table-cell office:value-type="string">
            <text:p>ERJ-2RKF1802X</text:p>
          </table:table-cell>
          <table:table-cell office:value-type="string">
            <text:p>Panasonic Electronic Components</text:p>
          </table:table-cell>
          <table:table-cell office:value-type="string">
            <text:p>RES SMD 18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8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8.2KLTR-ND</text:p>
          </table:table-cell>
          <table:table-cell office:value-type="string">
            <text:p>ERJ-2RKF1822X</text:p>
          </table:table-cell>
          <table:table-cell office:value-type="string">
            <text:p>Panasonic Electronic Components</text:p>
          </table:table-cell>
          <table:table-cell office:value-type="string">
            <text:p>RES SMD 18.2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8.2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8.7KLTR-ND</text:p>
          </table:table-cell>
          <table:table-cell office:value-type="string">
            <text:p>ERJ-2RKF1872X</text:p>
          </table:table-cell>
          <table:table-cell office:value-type="string">
            <text:p>Panasonic Electronic Components</text:p>
          </table:table-cell>
          <table:table-cell office:value-type="string">
            <text:p>RES SMD 18.7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8.7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9.1KLTR-ND</text:p>
          </table:table-cell>
          <table:table-cell office:value-type="string">
            <text:p>ERJ-2RKF1912X</text:p>
          </table:table-cell>
          <table:table-cell office:value-type="string">
            <text:p>Panasonic Electronic Components</text:p>
          </table:table-cell>
          <table:table-cell office:value-type="string">
            <text:p>RES SMD 19.1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9.1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19.6KLTR-ND</text:p>
          </table:table-cell>
          <table:table-cell office:value-type="string">
            <text:p>ERJ-2RKF1962X</text:p>
          </table:table-cell>
          <table:table-cell office:value-type="string">
            <text:p>Panasonic Electronic Components</text:p>
          </table:table-cell>
          <table:table-cell office:value-type="string">
            <text:p>RES SMD 19.6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9.6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0.0KLTR-ND</text:p>
          </table:table-cell>
          <table:table-cell office:value-type="string">
            <text:p>ERJ-2RKF2002X</text:p>
          </table:table-cell>
          <table:table-cell office:value-type="string">
            <text:p>Panasonic Electronic Components</text:p>
          </table:table-cell>
          <table:table-cell office:value-type="string">
            <text:p>RES SMD 20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0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0.5KLTR-ND</text:p>
          </table:table-cell>
          <table:table-cell office:value-type="string">
            <text:p>ERJ-2RKF2052X</text:p>
          </table:table-cell>
          <table:table-cell office:value-type="string">
            <text:p>Panasonic Electronic Components</text:p>
          </table:table-cell>
          <table:table-cell office:value-type="string">
            <text:p>RES SMD 20.5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0.5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1">
          <table:table-cell office:value-type="string">
            <text:p>https://industrial.panasonic.com/cdbs/www-data/pdf/RDA0000/AOA0000C304.pdf</text:p>
          </table:table-cell>
          <table:table-cell office:value-type="string">
            <text:p>P21.0KLTR-ND</text:p>
          </table:table-cell>
          <table:table-cell office:value-type="string">
            <text:p>ERJ-2RKF2102X</text:p>
          </table:table-cell>
          <table:table-cell office:value-type="string">
            <text:p>Panasonic Electronic Components</text:p>
          </table:table-cell>
          <table:table-cell office:value-type="string">
            <text:p>RES SMD 21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1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21.5KLTR-ND</text:p>
          </table:table-cell>
          <table:table-cell office:value-type="string">
            <text:p>ERJ-2RKF2152X</text:p>
          </table:table-cell>
          <table:table-cell office:value-type="string">
            <text:p>Panasonic Electronic Components</text:p>
          </table:table-cell>
          <table:table-cell office:value-type="string">
            <text:p>RES SMD 21.5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1.5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22.0KLTR-ND</text:p>
          </table:table-cell>
          <table:table-cell office:value-type="string">
            <text:p>ERJ-2RKF2202X</text:p>
          </table:table-cell>
          <table:table-cell office:value-type="string">
            <text:p>Panasonic Electronic Components</text:p>
          </table:table-cell>
          <table:table-cell office:value-type="string">
            <text:p>RES SMD 22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2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22.1KLTR-ND</text:p>
          </table:table-cell>
          <table:table-cell office:value-type="string">
            <text:p>ERJ-2RKF2212X</text:p>
          </table:table-cell>
          <table:table-cell office:value-type="string">
            <text:p>Panasonic Electronic Components</text:p>
          </table:table-cell>
          <table:table-cell office:value-type="string">
            <text:p>RES SMD 22.1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2.1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22.6KLTR-ND</text:p>
          </table:table-cell>
          <table:table-cell office:value-type="string">
            <text:p>ERJ-2RKF2262X</text:p>
          </table:table-cell>
          <table:table-cell office:value-type="string">
            <text:p>Panasonic Electronic Components</text:p>
          </table:table-cell>
          <table:table-cell office:value-type="string">
            <text:p>RES SMD 22.6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2.6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23.2KLTR-ND</text:p>
          </table:table-cell>
          <table:table-cell office:value-type="string">
            <text:p>ERJ-2RKF2322X</text:p>
          </table:table-cell>
          <table:table-cell office:value-type="string">
            <text:p>Panasonic Electronic Components</text:p>
          </table:table-cell>
          <table:table-cell office:value-type="string">
            <text:p>RES SMD 23.2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3.2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23.7KLTR-ND</text:p>
          </table:table-cell>
          <table:table-cell office:value-type="string">
            <text:p>ERJ-2RKF2372X</text:p>
          </table:table-cell>
          <table:table-cell office:value-type="string">
            <text:p>Panasonic Electronic Components</text:p>
          </table:table-cell>
          <table:table-cell office:value-type="string">
            <text:p>RES SMD 23.7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3.7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24.0KLTR-ND</text:p>
          </table:table-cell>
          <table:table-cell office:value-type="string">
            <text:p>ERJ-2RKF2402X</text:p>
          </table:table-cell>
          <table:table-cell office:value-type="string">
            <text:p>Panasonic Electronic Components</text:p>
          </table:table-cell>
          <table:table-cell office:value-type="string">
            <text:p>RES SMD 24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4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24.3KLTR-ND</text:p>
          </table:table-cell>
          <table:table-cell office:value-type="string">
            <text:p>ERJ-2RKF2432X</text:p>
          </table:table-cell>
          <table:table-cell office:value-type="string">
            <text:p>Panasonic Electronic Components</text:p>
          </table:table-cell>
          <table:table-cell office:value-type="string">
            <text:p>RES SMD 24.3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4.3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24.9KLTR-ND</text:p>
          </table:table-cell>
          <table:table-cell office:value-type="string">
            <text:p>ERJ-2RKF2492X</text:p>
          </table:table-cell>
          <table:table-cell office:value-type="string">
            <text:p>Panasonic Electronic Components</text:p>
          </table:table-cell>
          <table:table-cell office:value-type="string">
            <text:p>RES SMD 24.9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4.9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25.5KLTR-ND</text:p>
          </table:table-cell>
          <table:table-cell office:value-type="string">
            <text:p>ERJ-2RKF2552X</text:p>
          </table:table-cell>
          <table:table-cell office:value-type="string">
            <text:p>Panasonic Electronic Components</text:p>
          </table:table-cell>
          <table:table-cell office:value-type="string">
            <text:p>RES SMD 25.5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5.5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26.1KLTR-ND</text:p>
          </table:table-cell>
          <table:table-cell office:value-type="string">
            <text:p>ERJ-2RKF2612X</text:p>
          </table:table-cell>
          <table:table-cell office:value-type="string">
            <text:p>Panasonic Electronic Components</text:p>
          </table:table-cell>
          <table:table-cell office:value-type="string">
            <text:p>RES SMD 26.1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6.1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26.7KLTR-ND</text:p>
          </table:table-cell>
          <table:table-cell office:value-type="string">
            <text:p>ERJ-2RKF2672X</text:p>
          </table:table-cell>
          <table:table-cell office:value-type="string">
            <text:p>Panasonic Electronic Components</text:p>
          </table:table-cell>
          <table:table-cell office:value-type="string">
            <text:p>RES SMD 26.7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6.7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27.0KLTR-ND</text:p>
          </table:table-cell>
          <table:table-cell office:value-type="string">
            <text:p>ERJ-2RKF2702X</text:p>
          </table:table-cell>
          <table:table-cell office:value-type="string">
            <text:p>Panasonic Electronic Components</text:p>
          </table:table-cell>
          <table:table-cell office:value-type="string">
            <text:p>RES SMD 27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7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27.4KLTR-ND</text:p>
          </table:table-cell>
          <table:table-cell office:value-type="string">
            <text:p>ERJ-2RKF2742X</text:p>
          </table:table-cell>
          <table:table-cell office:value-type="string">
            <text:p>Panasonic Electronic Components</text:p>
          </table:table-cell>
          <table:table-cell office:value-type="string">
            <text:p>RES SMD 27.4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7.4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28.0KLTR-ND</text:p>
          </table:table-cell>
          <table:table-cell office:value-type="string">
            <text:p>ERJ-2RKF2802X</text:p>
          </table:table-cell>
          <table:table-cell office:value-type="string">
            <text:p>Panasonic Electronic Components</text:p>
          </table:table-cell>
          <table:table-cell office:value-type="string">
            <text:p>RES SMD 28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8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28.7KLTR-ND</text:p>
          </table:table-cell>
          <table:table-cell office:value-type="string">
            <text:p>ERJ-2RKF2872X</text:p>
          </table:table-cell>
          <table:table-cell office:value-type="string">
            <text:p>Panasonic Electronic Components</text:p>
          </table:table-cell>
          <table:table-cell office:value-type="string">
            <text:p>RES SMD 28.7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8.7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29.4KLTR-ND</text:p>
          </table:table-cell>
          <table:table-cell office:value-type="string">
            <text:p>ERJ-2RKF2942X</text:p>
          </table:table-cell>
          <table:table-cell office:value-type="string">
            <text:p>Panasonic Electronic Components</text:p>
          </table:table-cell>
          <table:table-cell office:value-type="string">
            <text:p>RES SMD 29.4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9.4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30.0KLTR-ND</text:p>
          </table:table-cell>
          <table:table-cell office:value-type="string">
            <text:p>ERJ-2RKF3002X</text:p>
          </table:table-cell>
          <table:table-cell office:value-type="string">
            <text:p>Panasonic Electronic Components</text:p>
          </table:table-cell>
          <table:table-cell office:value-type="string">
            <text:p>RES SMD 30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0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30.1KLTR-ND</text:p>
          </table:table-cell>
          <table:table-cell office:value-type="string">
            <text:p>ERJ-2RKF3012X</text:p>
          </table:table-cell>
          <table:table-cell office:value-type="string">
            <text:p>Panasonic Electronic Components</text:p>
          </table:table-cell>
          <table:table-cell office:value-type="string">
            <text:p>RES SMD 30.1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0.1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30.9KLTR-ND</text:p>
          </table:table-cell>
          <table:table-cell office:value-type="string">
            <text:p>ERJ-2RKF3092X</text:p>
          </table:table-cell>
          <table:table-cell office:value-type="string">
            <text:p>Panasonic Electronic Components</text:p>
          </table:table-cell>
          <table:table-cell office:value-type="string">
            <text:p>RES SMD 30.9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0.9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31.6KLTR-ND</text:p>
          </table:table-cell>
          <table:table-cell office:value-type="string">
            <text:p>ERJ-2RKF3162X</text:p>
          </table:table-cell>
          <table:table-cell office:value-type="string">
            <text:p>Panasonic Electronic Components</text:p>
          </table:table-cell>
          <table:table-cell office:value-type="string">
            <text:p>RES SMD 31.6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1.6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32.4KLTR-ND</text:p>
          </table:table-cell>
          <table:table-cell office:value-type="string">
            <text:p>ERJ-2RKF3242X</text:p>
          </table:table-cell>
          <table:table-cell office:value-type="string">
            <text:p>Panasonic Electronic Components</text:p>
          </table:table-cell>
          <table:table-cell office:value-type="string">
            <text:p>RES SMD 32.4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2.4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33.0KLTR-ND</text:p>
          </table:table-cell>
          <table:table-cell office:value-type="string">
            <text:p>ERJ-2RKF3302X</text:p>
          </table:table-cell>
          <table:table-cell office:value-type="string">
            <text:p>Panasonic Electronic Components</text:p>
          </table:table-cell>
          <table:table-cell office:value-type="string">
            <text:p>RES SMD 33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3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33.2KLTR-ND</text:p>
          </table:table-cell>
          <table:table-cell office:value-type="string">
            <text:p>ERJ-2RKF3322X</text:p>
          </table:table-cell>
          <table:table-cell office:value-type="string">
            <text:p>Panasonic Electronic Components</text:p>
          </table:table-cell>
          <table:table-cell office:value-type="string">
            <text:p>RES SMD 33.2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3.2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34.0KLTR-ND</text:p>
          </table:table-cell>
          <table:table-cell office:value-type="string">
            <text:p>ERJ-2RKF3402X</text:p>
          </table:table-cell>
          <table:table-cell office:value-type="string">
            <text:p>Panasonic Electronic Components</text:p>
          </table:table-cell>
          <table:table-cell office:value-type="string">
            <text:p>RES SMD 34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4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34.8KLTR-ND</text:p>
          </table:table-cell>
          <table:table-cell office:value-type="string">
            <text:p>ERJ-2RKF3482X</text:p>
          </table:table-cell>
          <table:table-cell office:value-type="string">
            <text:p>Panasonic Electronic Components</text:p>
          </table:table-cell>
          <table:table-cell office:value-type="string">
            <text:p>RES SMD 34.8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4.8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35.7KLTR-ND</text:p>
          </table:table-cell>
          <table:table-cell office:value-type="string">
            <text:p>ERJ-2RKF3572X</text:p>
          </table:table-cell>
          <table:table-cell office:value-type="string">
            <text:p>Panasonic Electronic Components</text:p>
          </table:table-cell>
          <table:table-cell office:value-type="string">
            <text:p>RES SMD 35.7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5.7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36.0KLTR-ND</text:p>
          </table:table-cell>
          <table:table-cell office:value-type="string">
            <text:p>ERJ-2RKF3602X</text:p>
          </table:table-cell>
          <table:table-cell office:value-type="string">
            <text:p>Panasonic Electronic Components</text:p>
          </table:table-cell>
          <table:table-cell office:value-type="string">
            <text:p>RES SMD 36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6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36.5KLTR-ND</text:p>
          </table:table-cell>
          <table:table-cell office:value-type="string">
            <text:p>ERJ-2RKF3652X</text:p>
          </table:table-cell>
          <table:table-cell office:value-type="string">
            <text:p>Panasonic Electronic Components</text:p>
          </table:table-cell>
          <table:table-cell office:value-type="string">
            <text:p>RES SMD 36.5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6.5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37.4KLTR-ND</text:p>
          </table:table-cell>
          <table:table-cell office:value-type="string">
            <text:p>ERJ-2RKF3742X</text:p>
          </table:table-cell>
          <table:table-cell office:value-type="string">
            <text:p>Panasonic Electronic Components</text:p>
          </table:table-cell>
          <table:table-cell office:value-type="string">
            <text:p>RES SMD 37.4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7.4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38.3KLTR-ND</text:p>
          </table:table-cell>
          <table:table-cell office:value-type="string">
            <text:p>ERJ-2RKF3832X</text:p>
          </table:table-cell>
          <table:table-cell office:value-type="string">
            <text:p>Panasonic Electronic Components</text:p>
          </table:table-cell>
          <table:table-cell office:value-type="string">
            <text:p>RES SMD 38.3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8.3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39.0KLTR-ND</text:p>
          </table:table-cell>
          <table:table-cell office:value-type="string">
            <text:p>ERJ-2RKF3902X</text:p>
          </table:table-cell>
          <table:table-cell office:value-type="string">
            <text:p>Panasonic Electronic Components</text:p>
          </table:table-cell>
          <table:table-cell office:value-type="string">
            <text:p>RES SMD 39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9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39.2KLTR-ND</text:p>
          </table:table-cell>
          <table:table-cell office:value-type="string">
            <text:p>ERJ-2RKF3922X</text:p>
          </table:table-cell>
          <table:table-cell office:value-type="string">
            <text:p>Panasonic Electronic Components</text:p>
          </table:table-cell>
          <table:table-cell office:value-type="string">
            <text:p>RES SMD 39.2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9.2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40.2KLTR-ND</text:p>
          </table:table-cell>
          <table:table-cell office:value-type="string">
            <text:p>ERJ-2RKF4022X</text:p>
          </table:table-cell>
          <table:table-cell office:value-type="string">
            <text:p>Panasonic Electronic Components</text:p>
          </table:table-cell>
          <table:table-cell office:value-type="string">
            <text:p>RES SMD 40.2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0.2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41.2KLTR-ND</text:p>
          </table:table-cell>
          <table:table-cell office:value-type="string">
            <text:p>ERJ-2RKF4122X</text:p>
          </table:table-cell>
          <table:table-cell office:value-type="string">
            <text:p>Panasonic Electronic Components</text:p>
          </table:table-cell>
          <table:table-cell office:value-type="string">
            <text:p>RES SMD 41.2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1.2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42.2KLTR-ND</text:p>
          </table:table-cell>
          <table:table-cell office:value-type="string">
            <text:p>ERJ-2RKF4222X</text:p>
          </table:table-cell>
          <table:table-cell office:value-type="string">
            <text:p>Panasonic Electronic Components</text:p>
          </table:table-cell>
          <table:table-cell office:value-type="string">
            <text:p>RES SMD 42.2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2.2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43.0KLTR-ND</text:p>
          </table:table-cell>
          <table:table-cell office:value-type="string">
            <text:p>ERJ-2RKF4302X</text:p>
          </table:table-cell>
          <table:table-cell office:value-type="string">
            <text:p>Panasonic Electronic Components</text:p>
          </table:table-cell>
          <table:table-cell office:value-type="string">
            <text:p>RES SMD 43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3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43.2KLTR-ND</text:p>
          </table:table-cell>
          <table:table-cell office:value-type="string">
            <text:p>ERJ-2RKF4322X</text:p>
          </table:table-cell>
          <table:table-cell office:value-type="string">
            <text:p>Panasonic Electronic Components</text:p>
          </table:table-cell>
          <table:table-cell office:value-type="string">
            <text:p>RES SMD 43.2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3.2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44.2KLTR-ND</text:p>
          </table:table-cell>
          <table:table-cell office:value-type="string">
            <text:p>ERJ-2RKF4422X</text:p>
          </table:table-cell>
          <table:table-cell office:value-type="string">
            <text:p>Panasonic Electronic Components</text:p>
          </table:table-cell>
          <table:table-cell office:value-type="string">
            <text:p>RES SMD 44.2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4.2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45.3KLTR-ND</text:p>
          </table:table-cell>
          <table:table-cell office:value-type="string">
            <text:p>ERJ-2RKF4532X</text:p>
          </table:table-cell>
          <table:table-cell office:value-type="string">
            <text:p>Panasonic Electronic Components</text:p>
          </table:table-cell>
          <table:table-cell office:value-type="string">
            <text:p>RES SMD 45.3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5.3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46.4KLTR-ND</text:p>
          </table:table-cell>
          <table:table-cell office:value-type="string">
            <text:p>ERJ-2RKF4642X</text:p>
          </table:table-cell>
          <table:table-cell office:value-type="string">
            <text:p>Panasonic Electronic Components</text:p>
          </table:table-cell>
          <table:table-cell office:value-type="string">
            <text:p>RES SMD 46.4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6.4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47.0KLTR-ND</text:p>
          </table:table-cell>
          <table:table-cell office:value-type="string">
            <text:p>ERJ-2RKF4702X</text:p>
          </table:table-cell>
          <table:table-cell office:value-type="string">
            <text:p>Panasonic Electronic Components</text:p>
          </table:table-cell>
          <table:table-cell office:value-type="string">
            <text:p>RES SMD 47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7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47.5KLTR-ND</text:p>
          </table:table-cell>
          <table:table-cell office:value-type="string">
            <text:p>ERJ-2RKF4752X</text:p>
          </table:table-cell>
          <table:table-cell office:value-type="string">
            <text:p>Panasonic Electronic Components</text:p>
          </table:table-cell>
          <table:table-cell office:value-type="string">
            <text:p>RES SMD 47.5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7.5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48.7KLTR-ND</text:p>
          </table:table-cell>
          <table:table-cell office:value-type="string">
            <text:p>ERJ-2RKF4872X</text:p>
          </table:table-cell>
          <table:table-cell office:value-type="string">
            <text:p>Panasonic Electronic Components</text:p>
          </table:table-cell>
          <table:table-cell office:value-type="string">
            <text:p>RES SMD 48.7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8.7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49.9KLTR-ND</text:p>
          </table:table-cell>
          <table:table-cell office:value-type="string">
            <text:p>ERJ-2RKF4992X</text:p>
          </table:table-cell>
          <table:table-cell office:value-type="string">
            <text:p>Panasonic Electronic Components</text:p>
          </table:table-cell>
          <table:table-cell office:value-type="string">
            <text:p>RES SMD 49.9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9.9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51.0KLTR-ND</text:p>
          </table:table-cell>
          <table:table-cell office:value-type="string">
            <text:p>ERJ-2RKF5102X</text:p>
          </table:table-cell>
          <table:table-cell office:value-type="string">
            <text:p>Panasonic Electronic Components</text:p>
          </table:table-cell>
          <table:table-cell office:value-type="string">
            <text:p>RES SMD 51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51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51.1KLTR-ND</text:p>
          </table:table-cell>
          <table:table-cell office:value-type="string">
            <text:p>ERJ-2RKF5112X</text:p>
          </table:table-cell>
          <table:table-cell office:value-type="string">
            <text:p>Panasonic Electronic Components</text:p>
          </table:table-cell>
          <table:table-cell office:value-type="string">
            <text:p>RES SMD 51.1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51.1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52.3KLTR-ND</text:p>
          </table:table-cell>
          <table:table-cell office:value-type="string">
            <text:p>ERJ-2RKF5232X</text:p>
          </table:table-cell>
          <table:table-cell office:value-type="string">
            <text:p>Panasonic Electronic Components</text:p>
          </table:table-cell>
          <table:table-cell office:value-type="string">
            <text:p>RES SMD 52.3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52.3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53.6KLTR-ND</text:p>
          </table:table-cell>
          <table:table-cell office:value-type="string">
            <text:p>ERJ-2RKF5362X</text:p>
          </table:table-cell>
          <table:table-cell office:value-type="string">
            <text:p>Panasonic Electronic Components</text:p>
          </table:table-cell>
          <table:table-cell office:value-type="string">
            <text:p>RES SMD 53.6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53.6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54.9KLTR-ND</text:p>
          </table:table-cell>
          <table:table-cell office:value-type="string">
            <text:p>ERJ-2RKF5492X</text:p>
          </table:table-cell>
          <table:table-cell office:value-type="string">
            <text:p>Panasonic Electronic Components</text:p>
          </table:table-cell>
          <table:table-cell office:value-type="string">
            <text:p>RES SMD 54.9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54.9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56.0KLTR-ND</text:p>
          </table:table-cell>
          <table:table-cell office:value-type="string">
            <text:p>ERJ-2RKF5602X</text:p>
          </table:table-cell>
          <table:table-cell office:value-type="string">
            <text:p>Panasonic Electronic Components</text:p>
          </table:table-cell>
          <table:table-cell office:value-type="string">
            <text:p>RES SMD 56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56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56.2KLTR-ND</text:p>
          </table:table-cell>
          <table:table-cell office:value-type="string">
            <text:p>ERJ-2RKF5622X</text:p>
          </table:table-cell>
          <table:table-cell office:value-type="string">
            <text:p>Panasonic Electronic Components</text:p>
          </table:table-cell>
          <table:table-cell office:value-type="string">
            <text:p>RES SMD 56.2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56.2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57.6KLTR-ND</text:p>
          </table:table-cell>
          <table:table-cell office:value-type="string">
            <text:p>ERJ-2RKF5762X</text:p>
          </table:table-cell>
          <table:table-cell office:value-type="string">
            <text:p>Panasonic Electronic Components</text:p>
          </table:table-cell>
          <table:table-cell office:value-type="string">
            <text:p>RES SMD 57.6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57.6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59.0KLTR-ND</text:p>
          </table:table-cell>
          <table:table-cell office:value-type="string">
            <text:p>ERJ-2RKF5902X</text:p>
          </table:table-cell>
          <table:table-cell office:value-type="string">
            <text:p>Panasonic Electronic Components</text:p>
          </table:table-cell>
          <table:table-cell office:value-type="string">
            <text:p>RES SMD 59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59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60.4KLTR-ND</text:p>
          </table:table-cell>
          <table:table-cell office:value-type="string">
            <text:p>ERJ-2RKF6042X</text:p>
          </table:table-cell>
          <table:table-cell office:value-type="string">
            <text:p>Panasonic Electronic Components</text:p>
          </table:table-cell>
          <table:table-cell office:value-type="string">
            <text:p>RES SMD 60.4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60.4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61.9KLTR-ND</text:p>
          </table:table-cell>
          <table:table-cell office:value-type="string">
            <text:p>ERJ-2RKF6192X</text:p>
          </table:table-cell>
          <table:table-cell office:value-type="string">
            <text:p>Panasonic Electronic Components</text:p>
          </table:table-cell>
          <table:table-cell office:value-type="string">
            <text:p>RES SMD 61.9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61.9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62.0KLTR-ND</text:p>
          </table:table-cell>
          <table:table-cell office:value-type="string">
            <text:p>ERJ-2RKF6202X</text:p>
          </table:table-cell>
          <table:table-cell office:value-type="string">
            <text:p>Panasonic Electronic Components</text:p>
          </table:table-cell>
          <table:table-cell office:value-type="string">
            <text:p>RES SMD 62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62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63.4KLTR-ND</text:p>
          </table:table-cell>
          <table:table-cell office:value-type="string">
            <text:p>ERJ-2RKF6342X</text:p>
          </table:table-cell>
          <table:table-cell office:value-type="string">
            <text:p>Panasonic Electronic Components</text:p>
          </table:table-cell>
          <table:table-cell office:value-type="string">
            <text:p>RES SMD 63.4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63.4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64.9KLTR-ND</text:p>
          </table:table-cell>
          <table:table-cell office:value-type="string">
            <text:p>ERJ-2RKF6492X</text:p>
          </table:table-cell>
          <table:table-cell office:value-type="string">
            <text:p>Panasonic Electronic Components</text:p>
          </table:table-cell>
          <table:table-cell office:value-type="string">
            <text:p>RES SMD 64.9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64.9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66.5KLTR-ND</text:p>
          </table:table-cell>
          <table:table-cell office:value-type="string">
            <text:p>ERJ-2RKF6652X</text:p>
          </table:table-cell>
          <table:table-cell office:value-type="string">
            <text:p>Panasonic Electronic Components</text:p>
          </table:table-cell>
          <table:table-cell office:value-type="string">
            <text:p>RES SMD 66.5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66.5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68.0KLTR-ND</text:p>
          </table:table-cell>
          <table:table-cell office:value-type="string">
            <text:p>ERJ-2RKF6802X</text:p>
          </table:table-cell>
          <table:table-cell office:value-type="string">
            <text:p>Panasonic Electronic Components</text:p>
          </table:table-cell>
          <table:table-cell office:value-type="string">
            <text:p>RES SMD 68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68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68.1KLTR-ND</text:p>
          </table:table-cell>
          <table:table-cell office:value-type="string">
            <text:p>ERJ-2RKF6812X</text:p>
          </table:table-cell>
          <table:table-cell office:value-type="string">
            <text:p>Panasonic Electronic Components</text:p>
          </table:table-cell>
          <table:table-cell office:value-type="string">
            <text:p>RES SMD 68.1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68.1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69.8KLTR-ND</text:p>
          </table:table-cell>
          <table:table-cell office:value-type="string">
            <text:p>ERJ-2RKF6982X</text:p>
          </table:table-cell>
          <table:table-cell office:value-type="string">
            <text:p>Panasonic Electronic Components</text:p>
          </table:table-cell>
          <table:table-cell office:value-type="string">
            <text:p>RES SMD 69.8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69.8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71.5KLTR-ND</text:p>
          </table:table-cell>
          <table:table-cell office:value-type="string">
            <text:p>ERJ-2RKF7152X</text:p>
          </table:table-cell>
          <table:table-cell office:value-type="string">
            <text:p>Panasonic Electronic Components</text:p>
          </table:table-cell>
          <table:table-cell office:value-type="string">
            <text:p>RES SMD 71.5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71.5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73.2KLTR-ND</text:p>
          </table:table-cell>
          <table:table-cell office:value-type="string">
            <text:p>ERJ-2RKF7322X</text:p>
          </table:table-cell>
          <table:table-cell office:value-type="string">
            <text:p>Panasonic Electronic Components</text:p>
          </table:table-cell>
          <table:table-cell office:value-type="string">
            <text:p>RES SMD 73.2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73.2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75.0KLTR-ND</text:p>
          </table:table-cell>
          <table:table-cell office:value-type="string">
            <text:p>ERJ-2RKF7502X</text:p>
          </table:table-cell>
          <table:table-cell office:value-type="string">
            <text:p>Panasonic Electronic Components</text:p>
          </table:table-cell>
          <table:table-cell office:value-type="string">
            <text:p>RES SMD 75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75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76.8KLTR-ND</text:p>
          </table:table-cell>
          <table:table-cell office:value-type="string">
            <text:p>ERJ-2RKF7682X</text:p>
          </table:table-cell>
          <table:table-cell office:value-type="string">
            <text:p>Panasonic Electronic Components</text:p>
          </table:table-cell>
          <table:table-cell office:value-type="string">
            <text:p>RES SMD 76.8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76.8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78.7KLTR-ND</text:p>
          </table:table-cell>
          <table:table-cell office:value-type="string">
            <text:p>ERJ-2RKF7872X</text:p>
          </table:table-cell>
          <table:table-cell office:value-type="string">
            <text:p>Panasonic Electronic Components</text:p>
          </table:table-cell>
          <table:table-cell office:value-type="string">
            <text:p>RES SMD 78.7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78.7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80.6KLTR-ND</text:p>
          </table:table-cell>
          <table:table-cell office:value-type="string">
            <text:p>ERJ-2RKF8062X</text:p>
          </table:table-cell>
          <table:table-cell office:value-type="string">
            <text:p>Panasonic Electronic Components</text:p>
          </table:table-cell>
          <table:table-cell office:value-type="string">
            <text:p>RES SMD 80.6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80.6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82.0KLTR-ND</text:p>
          </table:table-cell>
          <table:table-cell office:value-type="string">
            <text:p>ERJ-2RKF8202X</text:p>
          </table:table-cell>
          <table:table-cell office:value-type="string">
            <text:p>Panasonic Electronic Components</text:p>
          </table:table-cell>
          <table:table-cell office:value-type="string">
            <text:p>RES SMD 82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82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82.5KLTR-ND</text:p>
          </table:table-cell>
          <table:table-cell office:value-type="string">
            <text:p>ERJ-2RKF8252X</text:p>
          </table:table-cell>
          <table:table-cell office:value-type="string">
            <text:p>Panasonic Electronic Components</text:p>
          </table:table-cell>
          <table:table-cell office:value-type="string">
            <text:p>RES SMD 82.5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82.5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84.5KLTR-ND</text:p>
          </table:table-cell>
          <table:table-cell office:value-type="string">
            <text:p>ERJ-2RKF8452X</text:p>
          </table:table-cell>
          <table:table-cell office:value-type="string">
            <text:p>Panasonic Electronic Components</text:p>
          </table:table-cell>
          <table:table-cell office:value-type="string">
            <text:p>RES SMD 84.5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84.5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86.6KLTR-ND</text:p>
          </table:table-cell>
          <table:table-cell office:value-type="string">
            <text:p>ERJ-2RKF8662X</text:p>
          </table:table-cell>
          <table:table-cell office:value-type="string">
            <text:p>Panasonic Electronic Components</text:p>
          </table:table-cell>
          <table:table-cell office:value-type="string">
            <text:p>RES SMD 86.6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86.6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88.7KLTR-ND</text:p>
          </table:table-cell>
          <table:table-cell office:value-type="string">
            <text:p>ERJ-2RKF8872X</text:p>
          </table:table-cell>
          <table:table-cell office:value-type="string">
            <text:p>Panasonic Electronic Components</text:p>
          </table:table-cell>
          <table:table-cell office:value-type="string">
            <text:p>RES SMD 88.7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88.7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90.9KLTR-ND</text:p>
          </table:table-cell>
          <table:table-cell office:value-type="string">
            <text:p>ERJ-2RKF9092X</text:p>
          </table:table-cell>
          <table:table-cell office:value-type="string">
            <text:p>Panasonic Electronic Components</text:p>
          </table:table-cell>
          <table:table-cell office:value-type="string">
            <text:p>RES SMD 90.9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90.9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91.0KLTR-ND</text:p>
          </table:table-cell>
          <table:table-cell office:value-type="string">
            <text:p>ERJ-2RKF9102X</text:p>
          </table:table-cell>
          <table:table-cell office:value-type="string">
            <text:p>Panasonic Electronic Components</text:p>
          </table:table-cell>
          <table:table-cell office:value-type="string">
            <text:p>RES SMD 91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91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93.1KLTR-ND</text:p>
          </table:table-cell>
          <table:table-cell office:value-type="string">
            <text:p>ERJ-2RKF9312X</text:p>
          </table:table-cell>
          <table:table-cell office:value-type="string">
            <text:p>Panasonic Electronic Components</text:p>
          </table:table-cell>
          <table:table-cell office:value-type="string">
            <text:p>RES SMD 93.1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93.1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95.3KLTR-ND</text:p>
          </table:table-cell>
          <table:table-cell office:value-type="string">
            <text:p>ERJ-2RKF9532X</text:p>
          </table:table-cell>
          <table:table-cell office:value-type="string">
            <text:p>Panasonic Electronic Components</text:p>
          </table:table-cell>
          <table:table-cell office:value-type="string">
            <text:p>RES SMD 95.3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95.3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97.6KLTR-ND</text:p>
          </table:table-cell>
          <table:table-cell office:value-type="string">
            <text:p>ERJ-2RKF9762X</text:p>
          </table:table-cell>
          <table:table-cell office:value-type="string">
            <text:p>Panasonic Electronic Components</text:p>
          </table:table-cell>
          <table:table-cell office:value-type="string">
            <text:p>RES SMD 97.6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97.6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100KLTR-ND</text:p>
          </table:table-cell>
          <table:table-cell office:value-type="string">
            <text:p>ERJ-2RKF1003X</text:p>
          </table:table-cell>
          <table:table-cell office:value-type="string">
            <text:p>Panasonic Electronic Components</text:p>
          </table:table-cell>
          <table:table-cell office:value-type="string">
            <text:p>RES SMD 100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00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102KLTR-ND</text:p>
          </table:table-cell>
          <table:table-cell office:value-type="string">
            <text:p>ERJ-2RKF1023X</text:p>
          </table:table-cell>
          <table:table-cell office:value-type="string">
            <text:p>Panasonic Electronic Components</text:p>
          </table:table-cell>
          <table:table-cell office:value-type="string">
            <text:p>RES SMD 102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02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105KLTR-ND</text:p>
          </table:table-cell>
          <table:table-cell office:value-type="string">
            <text:p>ERJ-2RKF1053X</text:p>
          </table:table-cell>
          <table:table-cell office:value-type="string">
            <text:p>Panasonic Electronic Components</text:p>
          </table:table-cell>
          <table:table-cell office:value-type="string">
            <text:p>RES SMD 105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05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107KLTR-ND</text:p>
          </table:table-cell>
          <table:table-cell office:value-type="string">
            <text:p>ERJ-2RKF1073X</text:p>
          </table:table-cell>
          <table:table-cell office:value-type="string">
            <text:p>Panasonic Electronic Components</text:p>
          </table:table-cell>
          <table:table-cell office:value-type="string">
            <text:p>RES SMD 107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07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110KLTR-ND</text:p>
          </table:table-cell>
          <table:table-cell office:value-type="string">
            <text:p>ERJ-2RKF1103X</text:p>
          </table:table-cell>
          <table:table-cell office:value-type="string">
            <text:p>Panasonic Electronic Components</text:p>
          </table:table-cell>
          <table:table-cell office:value-type="string">
            <text:p>RES SMD 110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10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113KLTR-ND</text:p>
          </table:table-cell>
          <table:table-cell office:value-type="string">
            <text:p>ERJ-2RKF1133X</text:p>
          </table:table-cell>
          <table:table-cell office:value-type="string">
            <text:p>Panasonic Electronic Components</text:p>
          </table:table-cell>
          <table:table-cell office:value-type="string">
            <text:p>RES SMD 113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13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115KLTR-ND</text:p>
          </table:table-cell>
          <table:table-cell office:value-type="string">
            <text:p>ERJ-2RKF1153X</text:p>
          </table:table-cell>
          <table:table-cell office:value-type="string">
            <text:p>Panasonic Electronic Components</text:p>
          </table:table-cell>
          <table:table-cell office:value-type="string">
            <text:p>RES SMD 115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15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118KLTR-ND</text:p>
          </table:table-cell>
          <table:table-cell office:value-type="string">
            <text:p>ERJ-2RKF1183X</text:p>
          </table:table-cell>
          <table:table-cell office:value-type="string">
            <text:p>Panasonic Electronic Components</text:p>
          </table:table-cell>
          <table:table-cell office:value-type="string">
            <text:p>RES SMD 118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18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120KLTR-ND</text:p>
          </table:table-cell>
          <table:table-cell office:value-type="string">
            <text:p>ERJ-2RKF1203X</text:p>
          </table:table-cell>
          <table:table-cell office:value-type="string">
            <text:p>Panasonic Electronic Components</text:p>
          </table:table-cell>
          <table:table-cell office:value-type="string">
            <text:p>RES SMD 120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20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121KLTR-ND</text:p>
          </table:table-cell>
          <table:table-cell office:value-type="string">
            <text:p>ERJ-2RKF1213X</text:p>
          </table:table-cell>
          <table:table-cell office:value-type="string">
            <text:p>Panasonic Electronic Components</text:p>
          </table:table-cell>
          <table:table-cell office:value-type="string">
            <text:p>RES SMD 121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21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124KLTR-ND</text:p>
          </table:table-cell>
          <table:table-cell office:value-type="string">
            <text:p>ERJ-2RKF1243X</text:p>
          </table:table-cell>
          <table:table-cell office:value-type="string">
            <text:p>Panasonic Electronic Components</text:p>
          </table:table-cell>
          <table:table-cell office:value-type="string">
            <text:p>RES SMD 124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24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127KLTR-ND</text:p>
          </table:table-cell>
          <table:table-cell office:value-type="string">
            <text:p>ERJ-2RKF1273X</text:p>
          </table:table-cell>
          <table:table-cell office:value-type="string">
            <text:p>Panasonic Electronic Components</text:p>
          </table:table-cell>
          <table:table-cell office:value-type="string">
            <text:p>RES SMD 127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27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130KLTR-ND</text:p>
          </table:table-cell>
          <table:table-cell office:value-type="string">
            <text:p>ERJ-2RKF1303X</text:p>
          </table:table-cell>
          <table:table-cell office:value-type="string">
            <text:p>Panasonic Electronic Components</text:p>
          </table:table-cell>
          <table:table-cell office:value-type="string">
            <text:p>RES SMD 130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30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133KLTR-ND</text:p>
          </table:table-cell>
          <table:table-cell office:value-type="string">
            <text:p>ERJ-2RKF1333X</text:p>
          </table:table-cell>
          <table:table-cell office:value-type="string">
            <text:p>Panasonic Electronic Components</text:p>
          </table:table-cell>
          <table:table-cell office:value-type="string">
            <text:p>RES SMD 133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33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137KLTR-ND</text:p>
          </table:table-cell>
          <table:table-cell office:value-type="string">
            <text:p>ERJ-2RKF1373X</text:p>
          </table:table-cell>
          <table:table-cell office:value-type="string">
            <text:p>Panasonic Electronic Components</text:p>
          </table:table-cell>
          <table:table-cell office:value-type="string">
            <text:p>RES SMD 137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37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140KLTR-ND</text:p>
          </table:table-cell>
          <table:table-cell office:value-type="string">
            <text:p>ERJ-2RKF1403X</text:p>
          </table:table-cell>
          <table:table-cell office:value-type="string">
            <text:p>Panasonic Electronic Components</text:p>
          </table:table-cell>
          <table:table-cell office:value-type="string">
            <text:p>RES SMD 140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40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143KLTR-ND</text:p>
          </table:table-cell>
          <table:table-cell office:value-type="string">
            <text:p>ERJ-2RKF1433X</text:p>
          </table:table-cell>
          <table:table-cell office:value-type="string">
            <text:p>Panasonic Electronic Components</text:p>
          </table:table-cell>
          <table:table-cell office:value-type="string">
            <text:p>RES SMD 143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43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147KLTR-ND</text:p>
          </table:table-cell>
          <table:table-cell office:value-type="string">
            <text:p>ERJ-2RKF1473X</text:p>
          </table:table-cell>
          <table:table-cell office:value-type="string">
            <text:p>Panasonic Electronic Components</text:p>
          </table:table-cell>
          <table:table-cell office:value-type="string">
            <text:p>RES SMD 147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47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150KLTR-ND</text:p>
          </table:table-cell>
          <table:table-cell office:value-type="string">
            <text:p>ERJ-2RKF1503X</text:p>
          </table:table-cell>
          <table:table-cell office:value-type="string">
            <text:p>Panasonic Electronic Components</text:p>
          </table:table-cell>
          <table:table-cell office:value-type="string">
            <text:p>RES SMD 150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50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154KLTR-ND</text:p>
          </table:table-cell>
          <table:table-cell office:value-type="string">
            <text:p>ERJ-2RKF1543X</text:p>
          </table:table-cell>
          <table:table-cell office:value-type="string">
            <text:p>Panasonic Electronic Components</text:p>
          </table:table-cell>
          <table:table-cell office:value-type="string">
            <text:p>RES SMD 154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54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158KLTR-ND</text:p>
          </table:table-cell>
          <table:table-cell office:value-type="string">
            <text:p>ERJ-2RKF1583X</text:p>
          </table:table-cell>
          <table:table-cell office:value-type="string">
            <text:p>Panasonic Electronic Components</text:p>
          </table:table-cell>
          <table:table-cell office:value-type="string">
            <text:p>RES SMD 158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58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160KLTR-ND</text:p>
          </table:table-cell>
          <table:table-cell office:value-type="string">
            <text:p>ERJ-2RKF1603X</text:p>
          </table:table-cell>
          <table:table-cell office:value-type="string">
            <text:p>Panasonic Electronic Components</text:p>
          </table:table-cell>
          <table:table-cell office:value-type="string">
            <text:p>RES SMD 160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60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162KLTR-ND</text:p>
          </table:table-cell>
          <table:table-cell office:value-type="string">
            <text:p>ERJ-2RKF1623X</text:p>
          </table:table-cell>
          <table:table-cell office:value-type="string">
            <text:p>Panasonic Electronic Components</text:p>
          </table:table-cell>
          <table:table-cell office:value-type="string">
            <text:p>RES SMD 162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62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165KLTR-ND</text:p>
          </table:table-cell>
          <table:table-cell office:value-type="string">
            <text:p>ERJ-2RKF1653X</text:p>
          </table:table-cell>
          <table:table-cell office:value-type="string">
            <text:p>Panasonic Electronic Components</text:p>
          </table:table-cell>
          <table:table-cell office:value-type="string">
            <text:p>RES SMD 165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65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169KLTR-ND</text:p>
          </table:table-cell>
          <table:table-cell office:value-type="string">
            <text:p>ERJ-2RKF1693X</text:p>
          </table:table-cell>
          <table:table-cell office:value-type="string">
            <text:p>Panasonic Electronic Components</text:p>
          </table:table-cell>
          <table:table-cell office:value-type="string">
            <text:p>RES SMD 169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69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174KLTR-ND</text:p>
          </table:table-cell>
          <table:table-cell office:value-type="string">
            <text:p>ERJ-2RKF1743X</text:p>
          </table:table-cell>
          <table:table-cell office:value-type="string">
            <text:p>Panasonic Electronic Components</text:p>
          </table:table-cell>
          <table:table-cell office:value-type="string">
            <text:p>RES SMD 174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74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178KLTR-ND</text:p>
          </table:table-cell>
          <table:table-cell office:value-type="string">
            <text:p>ERJ-2RKF1783X</text:p>
          </table:table-cell>
          <table:table-cell office:value-type="string">
            <text:p>Panasonic Electronic Components</text:p>
          </table:table-cell>
          <table:table-cell office:value-type="string">
            <text:p>RES SMD 178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78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180KLTR-ND</text:p>
          </table:table-cell>
          <table:table-cell office:value-type="string">
            <text:p>ERJ-2RKF1803X</text:p>
          </table:table-cell>
          <table:table-cell office:value-type="string">
            <text:p>Panasonic Electronic Components</text:p>
          </table:table-cell>
          <table:table-cell office:value-type="string">
            <text:p>RES SMD 180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80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182KLTR-ND</text:p>
          </table:table-cell>
          <table:table-cell office:value-type="string">
            <text:p>ERJ-2RKF1823X</text:p>
          </table:table-cell>
          <table:table-cell office:value-type="string">
            <text:p>Panasonic Electronic Components</text:p>
          </table:table-cell>
          <table:table-cell office:value-type="string">
            <text:p>RES SMD 182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82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187KLTR-ND</text:p>
          </table:table-cell>
          <table:table-cell office:value-type="string">
            <text:p>ERJ-2RKF1873X</text:p>
          </table:table-cell>
          <table:table-cell office:value-type="string">
            <text:p>Panasonic Electronic Components</text:p>
          </table:table-cell>
          <table:table-cell office:value-type="string">
            <text:p>RES SMD 187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87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191KLTR-ND</text:p>
          </table:table-cell>
          <table:table-cell office:value-type="string">
            <text:p>ERJ-2RKF1913X</text:p>
          </table:table-cell>
          <table:table-cell office:value-type="string">
            <text:p>Panasonic Electronic Components</text:p>
          </table:table-cell>
          <table:table-cell office:value-type="string">
            <text:p>RES SMD 191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91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196KLTR-ND</text:p>
          </table:table-cell>
          <table:table-cell office:value-type="string">
            <text:p>ERJ-2RKF1963X</text:p>
          </table:table-cell>
          <table:table-cell office:value-type="string">
            <text:p>Panasonic Electronic Components</text:p>
          </table:table-cell>
          <table:table-cell office:value-type="string">
            <text:p>RES SMD 196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96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200KLTR-ND</text:p>
          </table:table-cell>
          <table:table-cell office:value-type="string">
            <text:p>ERJ-2RKF2003X</text:p>
          </table:table-cell>
          <table:table-cell office:value-type="string">
            <text:p>Panasonic Electronic Components</text:p>
          </table:table-cell>
          <table:table-cell office:value-type="string">
            <text:p>RES SMD 200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00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205KLTR-ND</text:p>
          </table:table-cell>
          <table:table-cell office:value-type="string">
            <text:p>ERJ-2RKF2053X</text:p>
          </table:table-cell>
          <table:table-cell office:value-type="string">
            <text:p>Panasonic Electronic Components</text:p>
          </table:table-cell>
          <table:table-cell office:value-type="string">
            <text:p>RES SMD 205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05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210KLTR-ND</text:p>
          </table:table-cell>
          <table:table-cell office:value-type="string">
            <text:p>ERJ-2RKF2103X</text:p>
          </table:table-cell>
          <table:table-cell office:value-type="string">
            <text:p>Panasonic Electronic Components</text:p>
          </table:table-cell>
          <table:table-cell office:value-type="string">
            <text:p>RES SMD 210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10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215KLTR-ND</text:p>
          </table:table-cell>
          <table:table-cell office:value-type="string">
            <text:p>ERJ-2RKF2153X</text:p>
          </table:table-cell>
          <table:table-cell office:value-type="string">
            <text:p>Panasonic Electronic Components</text:p>
          </table:table-cell>
          <table:table-cell office:value-type="string">
            <text:p>RES SMD 215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15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220KLTR-ND</text:p>
          </table:table-cell>
          <table:table-cell office:value-type="string">
            <text:p>ERJ-2RKF2203X</text:p>
          </table:table-cell>
          <table:table-cell office:value-type="string">
            <text:p>Panasonic Electronic Components</text:p>
          </table:table-cell>
          <table:table-cell office:value-type="string">
            <text:p>RES SMD 220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20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221KLTR-ND</text:p>
          </table:table-cell>
          <table:table-cell office:value-type="string">
            <text:p>ERJ-2RKF2213X</text:p>
          </table:table-cell>
          <table:table-cell office:value-type="string">
            <text:p>Panasonic Electronic Components</text:p>
          </table:table-cell>
          <table:table-cell office:value-type="string">
            <text:p>RES SMD 221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21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226KLTR-ND</text:p>
          </table:table-cell>
          <table:table-cell office:value-type="string">
            <text:p>ERJ-2RKF2263X</text:p>
          </table:table-cell>
          <table:table-cell office:value-type="string">
            <text:p>Panasonic Electronic Components</text:p>
          </table:table-cell>
          <table:table-cell office:value-type="string">
            <text:p>RES SMD 226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26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232KLTR-ND</text:p>
          </table:table-cell>
          <table:table-cell office:value-type="string">
            <text:p>ERJ-2RKF2323X</text:p>
          </table:table-cell>
          <table:table-cell office:value-type="string">
            <text:p>Panasonic Electronic Components</text:p>
          </table:table-cell>
          <table:table-cell office:value-type="string">
            <text:p>RES SMD 232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32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237KLTR-ND</text:p>
          </table:table-cell>
          <table:table-cell office:value-type="string">
            <text:p>ERJ-2RKF2373X</text:p>
          </table:table-cell>
          <table:table-cell office:value-type="string">
            <text:p>Panasonic Electronic Components</text:p>
          </table:table-cell>
          <table:table-cell office:value-type="string">
            <text:p>RES SMD 237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37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240KLTR-ND</text:p>
          </table:table-cell>
          <table:table-cell office:value-type="string">
            <text:p>ERJ-2RKF2403X</text:p>
          </table:table-cell>
          <table:table-cell office:value-type="string">
            <text:p>Panasonic Electronic Components</text:p>
          </table:table-cell>
          <table:table-cell office:value-type="string">
            <text:p>RES SMD 240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40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243KLTR-ND</text:p>
          </table:table-cell>
          <table:table-cell office:value-type="string">
            <text:p>ERJ-2RKF2433X</text:p>
          </table:table-cell>
          <table:table-cell office:value-type="string">
            <text:p>Panasonic Electronic Components</text:p>
          </table:table-cell>
          <table:table-cell office:value-type="string">
            <text:p>RES SMD 243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43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249KLTR-ND</text:p>
          </table:table-cell>
          <table:table-cell office:value-type="string">
            <text:p>ERJ-2RKF2493X</text:p>
          </table:table-cell>
          <table:table-cell office:value-type="string">
            <text:p>Panasonic Electronic Components</text:p>
          </table:table-cell>
          <table:table-cell office:value-type="string">
            <text:p>RES SMD 249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49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255KLTR-ND</text:p>
          </table:table-cell>
          <table:table-cell office:value-type="string">
            <text:p>ERJ-2RKF2553X</text:p>
          </table:table-cell>
          <table:table-cell office:value-type="string">
            <text:p>Panasonic Electronic Components</text:p>
          </table:table-cell>
          <table:table-cell office:value-type="string">
            <text:p>RES SMD 255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55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261KLTR-ND</text:p>
          </table:table-cell>
          <table:table-cell office:value-type="string">
            <text:p>ERJ-2RKF2613X</text:p>
          </table:table-cell>
          <table:table-cell office:value-type="string">
            <text:p>Panasonic Electronic Components</text:p>
          </table:table-cell>
          <table:table-cell office:value-type="string">
            <text:p>RES SMD 261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61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267KLTR-ND</text:p>
          </table:table-cell>
          <table:table-cell office:value-type="string">
            <text:p>ERJ-2RKF2673X</text:p>
          </table:table-cell>
          <table:table-cell office:value-type="string">
            <text:p>Panasonic Electronic Components</text:p>
          </table:table-cell>
          <table:table-cell office:value-type="string">
            <text:p>RES SMD 267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67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270KLTR-ND</text:p>
          </table:table-cell>
          <table:table-cell office:value-type="string">
            <text:p>ERJ-2RKF2703X</text:p>
          </table:table-cell>
          <table:table-cell office:value-type="string">
            <text:p>Panasonic Electronic Components</text:p>
          </table:table-cell>
          <table:table-cell office:value-type="string">
            <text:p>RES SMD 270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70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274KLTR-ND</text:p>
          </table:table-cell>
          <table:table-cell office:value-type="string">
            <text:p>ERJ-2RKF2743X</text:p>
          </table:table-cell>
          <table:table-cell office:value-type="string">
            <text:p>Panasonic Electronic Components</text:p>
          </table:table-cell>
          <table:table-cell office:value-type="string">
            <text:p>RES SMD 274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74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280KLTR-ND</text:p>
          </table:table-cell>
          <table:table-cell office:value-type="string">
            <text:p>ERJ-2RKF2803X</text:p>
          </table:table-cell>
          <table:table-cell office:value-type="string">
            <text:p>Panasonic Electronic Components</text:p>
          </table:table-cell>
          <table:table-cell office:value-type="string">
            <text:p>RES SMD 280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80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287KLTR-ND</text:p>
          </table:table-cell>
          <table:table-cell office:value-type="string">
            <text:p>ERJ-2RKF2873X</text:p>
          </table:table-cell>
          <table:table-cell office:value-type="string">
            <text:p>Panasonic Electronic Components</text:p>
          </table:table-cell>
          <table:table-cell office:value-type="string">
            <text:p>RES SMD 287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87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294KLTR-ND</text:p>
          </table:table-cell>
          <table:table-cell office:value-type="string">
            <text:p>ERJ-2RKF2943X</text:p>
          </table:table-cell>
          <table:table-cell office:value-type="string">
            <text:p>Panasonic Electronic Components</text:p>
          </table:table-cell>
          <table:table-cell office:value-type="string">
            <text:p>RES SMD 294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294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300KLTR-ND</text:p>
          </table:table-cell>
          <table:table-cell office:value-type="string">
            <text:p>ERJ-2RKF3003X</text:p>
          </table:table-cell>
          <table:table-cell office:value-type="string">
            <text:p>Panasonic Electronic Components</text:p>
          </table:table-cell>
          <table:table-cell office:value-type="string">
            <text:p>RES SMD 300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00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301KLTR-ND</text:p>
          </table:table-cell>
          <table:table-cell office:value-type="string">
            <text:p>ERJ-2RKF3013X</text:p>
          </table:table-cell>
          <table:table-cell office:value-type="string">
            <text:p>Panasonic Electronic Components</text:p>
          </table:table-cell>
          <table:table-cell office:value-type="string">
            <text:p>RES SMD 301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01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309KLTR-ND</text:p>
          </table:table-cell>
          <table:table-cell office:value-type="string">
            <text:p>ERJ-2RKF3093X</text:p>
          </table:table-cell>
          <table:table-cell office:value-type="string">
            <text:p>Panasonic Electronic Components</text:p>
          </table:table-cell>
          <table:table-cell office:value-type="string">
            <text:p>RES SMD 309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09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316KLTR-ND</text:p>
          </table:table-cell>
          <table:table-cell office:value-type="string">
            <text:p>ERJ-2RKF3163X</text:p>
          </table:table-cell>
          <table:table-cell office:value-type="string">
            <text:p>Panasonic Electronic Components</text:p>
          </table:table-cell>
          <table:table-cell office:value-type="string">
            <text:p>RES SMD 316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16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324KLTR-ND</text:p>
          </table:table-cell>
          <table:table-cell office:value-type="string">
            <text:p>ERJ-2RKF3243X</text:p>
          </table:table-cell>
          <table:table-cell office:value-type="string">
            <text:p>Panasonic Electronic Components</text:p>
          </table:table-cell>
          <table:table-cell office:value-type="string">
            <text:p>RES SMD 324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24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330KLTR-ND</text:p>
          </table:table-cell>
          <table:table-cell office:value-type="string">
            <text:p>ERJ-2RKF3303X</text:p>
          </table:table-cell>
          <table:table-cell office:value-type="string">
            <text:p>Panasonic Electronic Components</text:p>
          </table:table-cell>
          <table:table-cell office:value-type="string">
            <text:p>RES SMD 330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30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332KLTR-ND</text:p>
          </table:table-cell>
          <table:table-cell office:value-type="string">
            <text:p>ERJ-2RKF3323X</text:p>
          </table:table-cell>
          <table:table-cell office:value-type="string">
            <text:p>Panasonic Electronic Components</text:p>
          </table:table-cell>
          <table:table-cell office:value-type="string">
            <text:p>RES SMD 332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32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340KLTR-ND</text:p>
          </table:table-cell>
          <table:table-cell office:value-type="string">
            <text:p>ERJ-2RKF3403X</text:p>
          </table:table-cell>
          <table:table-cell office:value-type="string">
            <text:p>Panasonic Electronic Components</text:p>
          </table:table-cell>
          <table:table-cell office:value-type="string">
            <text:p>RES SMD 340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40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348KLTR-ND</text:p>
          </table:table-cell>
          <table:table-cell office:value-type="string">
            <text:p>ERJ-2RKF3483X</text:p>
          </table:table-cell>
          <table:table-cell office:value-type="string">
            <text:p>Panasonic Electronic Components</text:p>
          </table:table-cell>
          <table:table-cell office:value-type="string">
            <text:p>RES SMD 348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48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357KLTR-ND</text:p>
          </table:table-cell>
          <table:table-cell office:value-type="string">
            <text:p>ERJ-2RKF3573X</text:p>
          </table:table-cell>
          <table:table-cell office:value-type="string">
            <text:p>Panasonic Electronic Components</text:p>
          </table:table-cell>
          <table:table-cell office:value-type="string">
            <text:p>RES SMD 357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57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360KLTR-ND</text:p>
          </table:table-cell>
          <table:table-cell office:value-type="string">
            <text:p>ERJ-2RKF3603X</text:p>
          </table:table-cell>
          <table:table-cell office:value-type="string">
            <text:p>Panasonic Electronic Components</text:p>
          </table:table-cell>
          <table:table-cell office:value-type="string">
            <text:p>RES SMD 360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60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365KLTR-ND</text:p>
          </table:table-cell>
          <table:table-cell office:value-type="string">
            <text:p>ERJ-2RKF3653X</text:p>
          </table:table-cell>
          <table:table-cell office:value-type="string">
            <text:p>Panasonic Electronic Components</text:p>
          </table:table-cell>
          <table:table-cell office:value-type="string">
            <text:p>RES SMD 365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65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374KLTR-ND</text:p>
          </table:table-cell>
          <table:table-cell office:value-type="string">
            <text:p>ERJ-2RKF3743X</text:p>
          </table:table-cell>
          <table:table-cell office:value-type="string">
            <text:p>Panasonic Electronic Components</text:p>
          </table:table-cell>
          <table:table-cell office:value-type="string">
            <text:p>RES SMD 374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74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383KLTR-ND</text:p>
          </table:table-cell>
          <table:table-cell office:value-type="string">
            <text:p>ERJ-2RKF3833X</text:p>
          </table:table-cell>
          <table:table-cell office:value-type="string">
            <text:p>Panasonic Electronic Components</text:p>
          </table:table-cell>
          <table:table-cell office:value-type="string">
            <text:p>RES SMD 383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83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390KLTR-ND</text:p>
          </table:table-cell>
          <table:table-cell office:value-type="string">
            <text:p>ERJ-2RKF3903X</text:p>
          </table:table-cell>
          <table:table-cell office:value-type="string">
            <text:p>Panasonic Electronic Components</text:p>
          </table:table-cell>
          <table:table-cell office:value-type="string">
            <text:p>RES SMD 390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90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392KLTR-ND</text:p>
          </table:table-cell>
          <table:table-cell office:value-type="string">
            <text:p>ERJ-2RKF3923X</text:p>
          </table:table-cell>
          <table:table-cell office:value-type="string">
            <text:p>Panasonic Electronic Components</text:p>
          </table:table-cell>
          <table:table-cell office:value-type="string">
            <text:p>RES SMD 392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392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402KLTR-ND</text:p>
          </table:table-cell>
          <table:table-cell office:value-type="string">
            <text:p>ERJ-2RKF4023X</text:p>
          </table:table-cell>
          <table:table-cell office:value-type="string">
            <text:p>Panasonic Electronic Components</text:p>
          </table:table-cell>
          <table:table-cell office:value-type="string">
            <text:p>RES SMD 402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02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412KLTR-ND</text:p>
          </table:table-cell>
          <table:table-cell office:value-type="string">
            <text:p>ERJ-2RKF4123X</text:p>
          </table:table-cell>
          <table:table-cell office:value-type="string">
            <text:p>Panasonic Electronic Components</text:p>
          </table:table-cell>
          <table:table-cell office:value-type="string">
            <text:p>RES SMD 412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12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422KLTR-ND</text:p>
          </table:table-cell>
          <table:table-cell office:value-type="string">
            <text:p>ERJ-2RKF4223X</text:p>
          </table:table-cell>
          <table:table-cell office:value-type="string">
            <text:p>Panasonic Electronic Components</text:p>
          </table:table-cell>
          <table:table-cell office:value-type="string">
            <text:p>RES SMD 422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22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430KLTR-ND</text:p>
          </table:table-cell>
          <table:table-cell office:value-type="string">
            <text:p>ERJ-2RKF4303X</text:p>
          </table:table-cell>
          <table:table-cell office:value-type="string">
            <text:p>Panasonic Electronic Components</text:p>
          </table:table-cell>
          <table:table-cell office:value-type="string">
            <text:p>RES SMD 430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30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432KLTR-ND</text:p>
          </table:table-cell>
          <table:table-cell office:value-type="string">
            <text:p>ERJ-2RKF4323X</text:p>
          </table:table-cell>
          <table:table-cell office:value-type="string">
            <text:p>Panasonic Electronic Components</text:p>
          </table:table-cell>
          <table:table-cell office:value-type="string">
            <text:p>RES SMD 432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32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442KLTR-ND</text:p>
          </table:table-cell>
          <table:table-cell office:value-type="string">
            <text:p>ERJ-2RKF4423X</text:p>
          </table:table-cell>
          <table:table-cell office:value-type="string">
            <text:p>Panasonic Electronic Components</text:p>
          </table:table-cell>
          <table:table-cell office:value-type="string">
            <text:p>RES SMD 442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42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453KLTR-ND</text:p>
          </table:table-cell>
          <table:table-cell office:value-type="string">
            <text:p>ERJ-2RKF4533X</text:p>
          </table:table-cell>
          <table:table-cell office:value-type="string">
            <text:p>Panasonic Electronic Components</text:p>
          </table:table-cell>
          <table:table-cell office:value-type="string">
            <text:p>RES SMD 453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53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464KLTR-ND</text:p>
          </table:table-cell>
          <table:table-cell office:value-type="string">
            <text:p>ERJ-2RKF4643X</text:p>
          </table:table-cell>
          <table:table-cell office:value-type="string">
            <text:p>Panasonic Electronic Components</text:p>
          </table:table-cell>
          <table:table-cell office:value-type="string">
            <text:p>RES SMD 464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64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470KLTR-ND</text:p>
          </table:table-cell>
          <table:table-cell office:value-type="string">
            <text:p>ERJ-2RKF4703X</text:p>
          </table:table-cell>
          <table:table-cell office:value-type="string">
            <text:p>Panasonic Electronic Components</text:p>
          </table:table-cell>
          <table:table-cell office:value-type="string">
            <text:p>RES SMD 470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70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475KLTR-ND</text:p>
          </table:table-cell>
          <table:table-cell office:value-type="string">
            <text:p>ERJ-2RKF4753X</text:p>
          </table:table-cell>
          <table:table-cell office:value-type="string">
            <text:p>Panasonic Electronic Components</text:p>
          </table:table-cell>
          <table:table-cell office:value-type="string">
            <text:p>RES SMD 475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75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487KLTR-ND</text:p>
          </table:table-cell>
          <table:table-cell office:value-type="string">
            <text:p>ERJ-2RKF4873X</text:p>
          </table:table-cell>
          <table:table-cell office:value-type="string">
            <text:p>Panasonic Electronic Components</text:p>
          </table:table-cell>
          <table:table-cell office:value-type="string">
            <text:p>RES SMD 487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87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499KLTR-ND</text:p>
          </table:table-cell>
          <table:table-cell office:value-type="string">
            <text:p>ERJ-2RKF4993X</text:p>
          </table:table-cell>
          <table:table-cell office:value-type="string">
            <text:p>Panasonic Electronic Components</text:p>
          </table:table-cell>
          <table:table-cell office:value-type="string">
            <text:p>RES SMD 499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499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510KLTR-ND</text:p>
          </table:table-cell>
          <table:table-cell office:value-type="string">
            <text:p>ERJ-2RKF5103X</text:p>
          </table:table-cell>
          <table:table-cell office:value-type="string">
            <text:p>Panasonic Electronic Components</text:p>
          </table:table-cell>
          <table:table-cell office:value-type="string">
            <text:p>RES SMD 510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510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511KLTR-ND</text:p>
          </table:table-cell>
          <table:table-cell office:value-type="string">
            <text:p>ERJ-2RKF5113X</text:p>
          </table:table-cell>
          <table:table-cell office:value-type="string">
            <text:p>Panasonic Electronic Components</text:p>
          </table:table-cell>
          <table:table-cell office:value-type="string">
            <text:p>RES SMD 511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511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523KLTR-ND</text:p>
          </table:table-cell>
          <table:table-cell office:value-type="string">
            <text:p>ERJ-2RKF5233X</text:p>
          </table:table-cell>
          <table:table-cell office:value-type="string">
            <text:p>Panasonic Electronic Components</text:p>
          </table:table-cell>
          <table:table-cell office:value-type="string">
            <text:p>RES SMD 523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523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536KLTR-ND</text:p>
          </table:table-cell>
          <table:table-cell office:value-type="string">
            <text:p>ERJ-2RKF5363X</text:p>
          </table:table-cell>
          <table:table-cell office:value-type="string">
            <text:p>Panasonic Electronic Components</text:p>
          </table:table-cell>
          <table:table-cell office:value-type="string">
            <text:p>RES SMD 536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536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549KLTR-ND</text:p>
          </table:table-cell>
          <table:table-cell office:value-type="string">
            <text:p>ERJ-2RKF5493X</text:p>
          </table:table-cell>
          <table:table-cell office:value-type="string">
            <text:p>Panasonic Electronic Components</text:p>
          </table:table-cell>
          <table:table-cell office:value-type="string">
            <text:p>RES SMD 549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549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560KLTR-ND</text:p>
          </table:table-cell>
          <table:table-cell office:value-type="string">
            <text:p>ERJ-2RKF5603X</text:p>
          </table:table-cell>
          <table:table-cell office:value-type="string">
            <text:p>Panasonic Electronic Components</text:p>
          </table:table-cell>
          <table:table-cell office:value-type="string">
            <text:p>RES SMD 560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560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562KLTR-ND</text:p>
          </table:table-cell>
          <table:table-cell office:value-type="string">
            <text:p>ERJ-2RKF5623X</text:p>
          </table:table-cell>
          <table:table-cell office:value-type="string">
            <text:p>Panasonic Electronic Components</text:p>
          </table:table-cell>
          <table:table-cell office:value-type="string">
            <text:p>RES SMD 562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562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576KLTR-ND</text:p>
          </table:table-cell>
          <table:table-cell office:value-type="string">
            <text:p>ERJ-2RKF5763X</text:p>
          </table:table-cell>
          <table:table-cell office:value-type="string">
            <text:p>Panasonic Electronic Components</text:p>
          </table:table-cell>
          <table:table-cell office:value-type="string">
            <text:p>RES SMD 576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576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590KLTR-ND</text:p>
          </table:table-cell>
          <table:table-cell office:value-type="string">
            <text:p>ERJ-2RKF5903X</text:p>
          </table:table-cell>
          <table:table-cell office:value-type="string">
            <text:p>Panasonic Electronic Components</text:p>
          </table:table-cell>
          <table:table-cell office:value-type="string">
            <text:p>RES SMD 590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590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604KLTR-ND</text:p>
          </table:table-cell>
          <table:table-cell office:value-type="string">
            <text:p>ERJ-2RKF6043X</text:p>
          </table:table-cell>
          <table:table-cell office:value-type="string">
            <text:p>Panasonic Electronic Components</text:p>
          </table:table-cell>
          <table:table-cell office:value-type="string">
            <text:p>RES SMD 604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604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619KLTR-ND</text:p>
          </table:table-cell>
          <table:table-cell office:value-type="string">
            <text:p>ERJ-2RKF6193X</text:p>
          </table:table-cell>
          <table:table-cell office:value-type="string">
            <text:p>Panasonic Electronic Components</text:p>
          </table:table-cell>
          <table:table-cell office:value-type="string">
            <text:p>RES SMD 619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619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620KLTR-ND</text:p>
          </table:table-cell>
          <table:table-cell office:value-type="string">
            <text:p>ERJ-2RKF6203X</text:p>
          </table:table-cell>
          <table:table-cell office:value-type="string">
            <text:p>Panasonic Electronic Components</text:p>
          </table:table-cell>
          <table:table-cell office:value-type="string">
            <text:p>RES SMD 620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620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634KLTR-ND</text:p>
          </table:table-cell>
          <table:table-cell office:value-type="string">
            <text:p>ERJ-2RKF6343X</text:p>
          </table:table-cell>
          <table:table-cell office:value-type="string">
            <text:p>Panasonic Electronic Components</text:p>
          </table:table-cell>
          <table:table-cell office:value-type="string">
            <text:p>RES SMD 634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634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649KLTR-ND</text:p>
          </table:table-cell>
          <table:table-cell office:value-type="string">
            <text:p>ERJ-2RKF6493X</text:p>
          </table:table-cell>
          <table:table-cell office:value-type="string">
            <text:p>Panasonic Electronic Components</text:p>
          </table:table-cell>
          <table:table-cell office:value-type="string">
            <text:p>RES SMD 649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649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665KLTR-ND</text:p>
          </table:table-cell>
          <table:table-cell office:value-type="string">
            <text:p>ERJ-2RKF6653X</text:p>
          </table:table-cell>
          <table:table-cell office:value-type="string">
            <text:p>Panasonic Electronic Components</text:p>
          </table:table-cell>
          <table:table-cell office:value-type="string">
            <text:p>RES SMD 665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665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680KLTR-ND</text:p>
          </table:table-cell>
          <table:table-cell office:value-type="string">
            <text:p>ERJ-2RKF6803X</text:p>
          </table:table-cell>
          <table:table-cell office:value-type="string">
            <text:p>Panasonic Electronic Components</text:p>
          </table:table-cell>
          <table:table-cell office:value-type="string">
            <text:p>RES SMD 680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680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681KLTR-ND</text:p>
          </table:table-cell>
          <table:table-cell office:value-type="string">
            <text:p>ERJ-2RKF6813X</text:p>
          </table:table-cell>
          <table:table-cell office:value-type="string">
            <text:p>Panasonic Electronic Components</text:p>
          </table:table-cell>
          <table:table-cell office:value-type="string">
            <text:p>RES SMD 681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681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698KLTR-ND</text:p>
          </table:table-cell>
          <table:table-cell office:value-type="string">
            <text:p>ERJ-2RKF6983X</text:p>
          </table:table-cell>
          <table:table-cell office:value-type="string">
            <text:p>Panasonic Electronic Components</text:p>
          </table:table-cell>
          <table:table-cell office:value-type="string">
            <text:p>RES SMD 698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698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715KLTR-ND</text:p>
          </table:table-cell>
          <table:table-cell office:value-type="string">
            <text:p>ERJ-2RKF7153X</text:p>
          </table:table-cell>
          <table:table-cell office:value-type="string">
            <text:p>Panasonic Electronic Components</text:p>
          </table:table-cell>
          <table:table-cell office:value-type="string">
            <text:p>RES SMD 715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715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732KLTR-ND</text:p>
          </table:table-cell>
          <table:table-cell office:value-type="string">
            <text:p>ERJ-2RKF7323X</text:p>
          </table:table-cell>
          <table:table-cell office:value-type="string">
            <text:p>Panasonic Electronic Components</text:p>
          </table:table-cell>
          <table:table-cell office:value-type="string">
            <text:p>RES SMD 732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732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750KLTR-ND</text:p>
          </table:table-cell>
          <table:table-cell office:value-type="string">
            <text:p>ERJ-2RKF7503X</text:p>
          </table:table-cell>
          <table:table-cell office:value-type="string">
            <text:p>Panasonic Electronic Components</text:p>
          </table:table-cell>
          <table:table-cell office:value-type="string">
            <text:p>RES SMD 750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750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768KLTR-ND</text:p>
          </table:table-cell>
          <table:table-cell office:value-type="string">
            <text:p>ERJ-2RKF7683X</text:p>
          </table:table-cell>
          <table:table-cell office:value-type="string">
            <text:p>Panasonic Electronic Components</text:p>
          </table:table-cell>
          <table:table-cell office:value-type="string">
            <text:p>RES SMD 768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768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787KLTR-ND</text:p>
          </table:table-cell>
          <table:table-cell office:value-type="string">
            <text:p>ERJ-2RKF7873X</text:p>
          </table:table-cell>
          <table:table-cell office:value-type="string">
            <text:p>Panasonic Electronic Components</text:p>
          </table:table-cell>
          <table:table-cell office:value-type="string">
            <text:p>RES SMD 787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787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806KLTR-ND</text:p>
          </table:table-cell>
          <table:table-cell office:value-type="string">
            <text:p>ERJ-2RKF8063X</text:p>
          </table:table-cell>
          <table:table-cell office:value-type="string">
            <text:p>Panasonic Electronic Components</text:p>
          </table:table-cell>
          <table:table-cell office:value-type="string">
            <text:p>RES SMD 806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806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820KLTR-ND</text:p>
          </table:table-cell>
          <table:table-cell office:value-type="string">
            <text:p>ERJ-2RKF8203X</text:p>
          </table:table-cell>
          <table:table-cell office:value-type="string">
            <text:p>Panasonic Electronic Components</text:p>
          </table:table-cell>
          <table:table-cell office:value-type="string">
            <text:p>RES SMD 820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820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825KLTR-ND</text:p>
          </table:table-cell>
          <table:table-cell office:value-type="string">
            <text:p>ERJ-2RKF8253X</text:p>
          </table:table-cell>
          <table:table-cell office:value-type="string">
            <text:p>Panasonic Electronic Components</text:p>
          </table:table-cell>
          <table:table-cell office:value-type="string">
            <text:p>RES SMD 825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825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845KLTR-ND</text:p>
          </table:table-cell>
          <table:table-cell office:value-type="string">
            <text:p>ERJ-2RKF8453X</text:p>
          </table:table-cell>
          <table:table-cell office:value-type="string">
            <text:p>Panasonic Electronic Components</text:p>
          </table:table-cell>
          <table:table-cell office:value-type="string">
            <text:p>RES SMD 845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845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866KLTR-ND</text:p>
          </table:table-cell>
          <table:table-cell office:value-type="string">
            <text:p>ERJ-2RKF8663X</text:p>
          </table:table-cell>
          <table:table-cell office:value-type="string">
            <text:p>Panasonic Electronic Components</text:p>
          </table:table-cell>
          <table:table-cell office:value-type="string">
            <text:p>RES SMD 866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866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887KLTR-ND</text:p>
          </table:table-cell>
          <table:table-cell office:value-type="string">
            <text:p>ERJ-2RKF8873X</text:p>
          </table:table-cell>
          <table:table-cell office:value-type="string">
            <text:p>Panasonic Electronic Components</text:p>
          </table:table-cell>
          <table:table-cell office:value-type="string">
            <text:p>RES SMD 887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887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909KLTR-ND</text:p>
          </table:table-cell>
          <table:table-cell office:value-type="string">
            <text:p>ERJ-2RKF9093X</text:p>
          </table:table-cell>
          <table:table-cell office:value-type="string">
            <text:p>Panasonic Electronic Components</text:p>
          </table:table-cell>
          <table:table-cell office:value-type="string">
            <text:p>RES SMD 909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909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910KLTR-ND</text:p>
          </table:table-cell>
          <table:table-cell office:value-type="string">
            <text:p>ERJ-2RKF9103X</text:p>
          </table:table-cell>
          <table:table-cell office:value-type="string">
            <text:p>Panasonic Electronic Components</text:p>
          </table:table-cell>
          <table:table-cell office:value-type="string">
            <text:p>RES SMD 910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910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931KLTR-ND</text:p>
          </table:table-cell>
          <table:table-cell office:value-type="string">
            <text:p>ERJ-2RKF9313X</text:p>
          </table:table-cell>
          <table:table-cell office:value-type="string">
            <text:p>Panasonic Electronic Components</text:p>
          </table:table-cell>
          <table:table-cell office:value-type="string">
            <text:p>RES SMD 931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931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953KLTR-ND</text:p>
          </table:table-cell>
          <table:table-cell office:value-type="string">
            <text:p>ERJ-2RKF9533X</text:p>
          </table:table-cell>
          <table:table-cell office:value-type="string">
            <text:p>Panasonic Electronic Components</text:p>
          </table:table-cell>
          <table:table-cell office:value-type="string">
            <text:p>RES SMD 953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953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976KLTR-ND</text:p>
          </table:table-cell>
          <table:table-cell office:value-type="string">
            <text:p>ERJ-2RKF9763X</text:p>
          </table:table-cell>
          <table:table-cell office:value-type="string">
            <text:p>Panasonic Electronic Components</text:p>
          </table:table-cell>
          <table:table-cell office:value-type="string">
            <text:p>RES SMD 976K OHM 1% 1/10W 0402</text:p>
          </table:table-cell>
          <table:table-cell office:value-type="float" office:value="0.00448">
            <text:p>0.00448</text:p>
          </table:table-cell>
          <table:table-cell office:value-type="string">
            <text:p>976 k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  <table:table-row table:style-name="ro2">
          <table:table-cell office:value-type="string">
            <text:p>https://industrial.panasonic.com/cdbs/www-data/pdf/RDA0000/AOA0000C304.pdf</text:p>
          </table:table-cell>
          <table:table-cell office:value-type="string">
            <text:p>P1.00MLTR-ND</text:p>
          </table:table-cell>
          <table:table-cell office:value-type="string">
            <text:p>ERJ-2RKF1004X</text:p>
          </table:table-cell>
          <table:table-cell office:value-type="string">
            <text:p>Panasonic Electronic Components</text:p>
          </table:table-cell>
          <table:table-cell office:value-type="string">
            <text:p>RES SMD 1M OHM 1% 1/10W 0402</text:p>
          </table:table-cell>
          <table:table-cell office:value-type="float" office:value="0.00448">
            <text:p>0.00448</text:p>
          </table:table-cell>
          <table:table-cell office:value-type="string">
            <text:p>1 MOhms</text:p>
          </table:table-cell>
          <table:table-cell office:value-type="string">
            <text:p>±1%</text:p>
          </table:table-cell>
          <table:table-cell office:value-type="string">
            <text:p>0.1W, 1/10W</text:p>
          </table:table-cell>
          <table:table-cell office:value-type="string">
            <text:p>-55°C ~ 155°C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4/29/2018</text:date>, <text:time>18:0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9T18:03:39.98</dc:date>
    <meta:generator>OpenOffice.org/3.4.1$Win32 OpenOffice.org_project/341m1$Build-9593</meta:generator>
    <meta:editing-duration>PT14H16M40S</meta:editing-duration>
    <meta:editing-cycles>2</meta:editing-cycles>
    <meta:document-statistic meta:table-count="1" meta:cell-count="5719" meta:object-count="0"/>
  </office:meta>
</office:document-meta>
</file>